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807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1.278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1.0283in"/>
    </style:style>
    <style:style style:name="co13" style:family="table-column">
      <style:table-column-properties fo:break-before="auto" style:column-width="0.9409in"/>
    </style:style>
    <style:style style:name="co14" style:family="table-column">
      <style:table-column-properties fo:break-before="auto" style:column-width="1.0173in"/>
    </style:style>
    <style:style style:name="co15" style:family="table-column">
      <style:table-column-properties fo:break-before="auto" style:column-width="0.9299in"/>
    </style:style>
    <style:style style:name="co16" style:family="table-column">
      <style:table-column-properties fo:break-before="auto" style:column-width="0.952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9457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1047in"/>
    </style:style>
    <style:style style:name="co26" style:family="table-column">
      <style:table-column-properties fo:break-before="auto" style:column-width="0.8098in"/>
    </style:style>
    <style:style style:name="co27" style:family="table-column">
      <style:table-column-properties fo:break-before="auto" style:column-width="0.602in"/>
    </style:style>
    <style:style style:name="co28" style:family="table-column">
      <style:table-column-properties fo:break-before="auto" style:column-width="0.5693in"/>
    </style:style>
    <style:style style:name="co29" style:family="table-column">
      <style:table-column-properties fo:break-before="auto" style:column-width="0.4602in"/>
    </style:style>
    <style:style style:name="co30" style:family="table-column">
      <style:table-column-properties fo:break-before="auto" style:column-width="1.7382in"/>
    </style:style>
    <style:style style:name="co31" style:family="table-column">
      <style:table-column-properties fo:break-before="auto" style:column-width="0.4929in"/>
    </style:style>
    <style:style style:name="co32" style:family="table-column">
      <style:table-column-properties fo:break-before="auto" style:column-width="0.7008in"/>
    </style:style>
    <style:style style:name="co33" style:family="table-column">
      <style:table-column-properties fo:break-before="auto" style:column-width="2.7764in"/>
    </style:style>
    <style:style style:name="co34" style:family="table-column">
      <style:table-column-properties fo:break-before="auto" style:column-width="0.6681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fo:background-color="#99ff99"/>
    </style:style>
    <style:style style:name="ce11" style:family="table-cell" style:parent-style-name="Default" style:data-style-name="N1">
      <style:table-cell-properties fo:wrap-option="no-wrap"/>
    </style:style>
    <style:style style:name="ce12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3" style:family="table-cell" style:parent-style-name="Default" style:data-style-name="N2"/>
    <style:style style:name="ce14" style:family="table-cell" style:parent-style-name="Default">
      <style:table-cell-properties fo:wrap-option="no-wrap" style:vertical-align="middle"/>
    </style:style>
    <style:style style:name="ce15" style:family="table-cell" style:parent-style-name="Default" style:data-style-name="N117"/>
    <style:style style:name="ce16" style:family="table-cell" style:parent-style-name="Default" style:data-style-name="N117">
      <style:table-cell-properties fo:background-color="#99ff99"/>
    </style:style>
    <style:style style:name="ce17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18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19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0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1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2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23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T1" style:family="text">
      <style:text-properties style:text-position="super 58%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default-cell-style-name="ce19"/>
        <table:table-column table:style-name="co33" table:default-cell-style-name="Default"/>
        <table:table-column table:style-name="co34" table:default-cell-style-name="Default"/>
        <table:table-column table:style-name="co6" table:number-columns-repeated="990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Text</text:p>
          </table:table-cell>
          <table:table-cell office:value-type="string">
            <text:p>Card Count</text:p>
          </table:table-cell>
          <table:table-cell office:value-type="string">
            <text:p>Credit Cost</text:p>
          </table:table-cell>
          <table:table-cell office:value-type="string">
            <text:p>Strength Cost</text:p>
          </table:table-cell>
          <table:table-cell office:value-type="string">
            <text:p>Reward</text:p>
          </table:table-cell>
          <table:table-cell office:value-type="string">
            <text:p>Energy Loss</text:p>
          </table:table-cell>
          <table:table-cell office:value-type="string">
            <text:p>Credit Gain</text:p>
          </table:table-cell>
          <table:table-cell office:value-type="string">
            <text:p>Strength Gain</text:p>
          </table:table-cell>
          <table:table-cell office:value-type="string">
            <text:p>Energy Gain</text:p>
          </table:table-cell>
          <table:table-cell office:value-type="string">
            <text:p>Reward Gain</text:p>
          </table:table-cell>
          <table:table-cell office:value-type="string">
            <text:p>Planet Heal</text:p>
          </table:table-cell>
          <table:table-cell office:value-type="string">
            <text:p>Health</text:p>
          </table:table-cell>
          <table:table-cell table:style-name="ce14" office:value-type="string">
            <text:p>Expected #X Energy Ability?</text:p>
          </table:table-cell>
          <table:table-cell office:value-type="string">
            <text:p>Retain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Energy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Planet Reward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Notes</text:p>
          </table:table-cell>
          <table:table-cell table:number-columns-repeated="990"/>
        </table:table-row>
        <table:table-row table:style-name="ro2">
          <table:table-cell office:value-type="string">
            <text:p>Credit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9"/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]&gt;0;[.B$129]*[.V2];0)+IF([.V2]&gt;0;[.B$141];1)*IF([.Y2]&gt;0;[.B$144];1)*IF([.P2]&gt;0;[.P2];1)*IF([.AA2]=1;[.AA2]*[.B$147];1)*([.I2]*[.B$129]+[.J2]*[.B$130]+[.K2]*[.B$131]+[.L2]*[.B$132]+[.M2]*[.B$134]+[.N2]*[.B$134]+[.O2]*[.B$135]+[.Q2]*[.B$136]+[.R2]*[.B$137]+[.S2]*[.B$138]+[.T2]*[.B$139]+[.U2]*[.B$140]+[.W2]*[.B$142]+[.X2]*[.B$143]+[.AC2]*[.B$148])" office:value-type="float" office:value="1.2">
            <text:p>1.2</text:p>
          </table:table-cell>
          <table:table-cell table:style-name="ce18" table:formula="of:=[.AD2]+[.H2]-IF([.V2]&gt;0;0;[.F2]+[.G2])" office:value-type="float" office:value="1.2">
            <text:p>1.2</text:p>
          </table:table-cell>
          <table:table-cell table:style-name="ce20" table:formula="of:=[.AE2]" office:value-type="float" office:value="1.2">
            <text:p>1.2</text:p>
          </table:table-cell>
          <table:table-cell table:number-columns-repeated="2"/>
          <table:table-cell office:value-type="string">
            <text:p>Do not drag formulas in Total Value col</text:p>
          </table:table-cell>
          <table:table-cell table:number-columns-repeated="989"/>
        </table:table-row>
        <table:table-row table:style-name="ro2">
          <table:table-cell office:value-type="string">
            <text:p>Big Credit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]&gt;0;[.B$129]*[.V3];0)+IF([.V3]&gt;0;[.B$141];1)*IF([.Y3]&gt;0;[.B$144];1)*IF([.P3]&gt;0;[.P3];1)*IF([.AA3]=1;[.AA3]*[.B$147];1)*([.I3]*[.B$129]+[.J3]*[.B$130]+[.K3]*[.B$131]+[.L3]*[.B$132]+[.M3]*[.B$134]+[.N3]*[.B$134]+[.O3]*[.B$135]+[.Q3]*[.B$136]+[.R3]*[.B$137]+[.S3]*[.B$138]+[.T3]*[.B$139]+[.U3]*[.B$140]+[.W3]*[.B$142]+[.X3]*[.B$143]+[.AC3]*[.B$148])" office:value-type="float" office:value="1.9">
            <text:p>1.9</text:p>
          </table:table-cell>
          <table:table-cell table:style-name="ce18" table:formula="of:=[.AD3]+[.H3]-IF([.V3]&gt;0;0;[.F3]+[.G3])" office:value-type="float" office:value="0.9">
            <text:p>0.9</text:p>
          </table:table-cell>
          <table:table-cell table:style-name="ce20" table:formula="of:=[.AE3]" office:value-type="float" office:value="0.9">
            <text:p>0.9</text:p>
          </table:table-cell>
          <table:table-cell table:number-columns-repeated="992"/>
        </table:table-row>
        <table:table-row table:style-name="ro2">
          <table:table-cell office:value-type="string">
            <text:p>Las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9"/>
          <table:table-cell table:number-columns-repeated="5" table:style-name="ce9"/>
          <table:table-cell table:style-name="ce9" office:value-type="float" office:value="1">
            <text:p>1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]&gt;0;[.B$129]*[.V4];0)+IF([.V4]&gt;0;[.B$141];1)*IF([.Y4]&gt;0;[.B$144];1)*IF([.P4]&gt;0;[.P4];1)*IF([.AA4]=1;[.AA4]*[.B$147];1)*([.I4]*[.B$129]+[.J4]*[.B$130]+[.K4]*[.B$131]+[.L4]*[.B$132]+[.M4]*[.B$134]+[.N4]*[.B$134]+[.O4]*[.B$135]+[.Q4]*[.B$136]+[.R4]*[.B$137]+[.S4]*[.B$138]+[.T4]*[.B$139]+[.U4]*[.B$140]+[.W4]*[.B$142]+[.X4]*[.B$143]+[.AC4]*[.B$148])" office:value-type="float" office:value="1.4">
            <text:p>1.4</text:p>
          </table:table-cell>
          <table:table-cell table:style-name="ce18" table:formula="of:=[.AD4]+[.H4]-IF([.V4]&gt;0;0;[.F4]+[.G4])" office:value-type="float" office:value="1.4">
            <text:p>1.4</text:p>
          </table:table-cell>
          <table:table-cell table:style-name="ce20" table:formula="of:=[.AE4]" office:value-type="float" office:value="1.4">
            <text:p>1.4</text:p>
          </table:table-cell>
          <table:table-cell table:number-columns-repeated="992"/>
        </table:table-row>
        <table:table-row table:style-name="ro2">
          <table:table-cell office:value-type="string">
            <text:p>Big Laser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]&gt;0;[.B$129]*[.V5];0)+IF([.V5]&gt;0;[.B$141];1)*IF([.Y5]&gt;0;[.B$144];1)*IF([.P5]&gt;0;[.P5];1)*IF([.AA5]=1;[.AA5]*[.B$147];1)*([.I5]*[.B$129]+[.J5]*[.B$130]+[.K5]*[.B$131]+[.L5]*[.B$132]+[.M5]*[.B$134]+[.N5]*[.B$134]+[.O5]*[.B$135]+[.Q5]*[.B$136]+[.R5]*[.B$137]+[.S5]*[.B$138]+[.T5]*[.B$139]+[.U5]*[.B$140]+[.W5]*[.B$142]+[.X5]*[.B$143]+[.AC5]*[.B$148])" office:value-type="float" office:value="2.3">
            <text:p>2.3</text:p>
          </table:table-cell>
          <table:table-cell table:style-name="ce18" table:formula="of:=[.AD5]+[.H5]-IF([.V5]&gt;0;0;[.F5]+[.G5])" office:value-type="float" office:value="1.3">
            <text:p>1.3</text:p>
          </table:table-cell>
          <table:table-cell table:style-name="ce20" table:formula="of:=[.AE5]" office:value-type="float" office:value="1.3">
            <text:p>1.3</text:p>
          </table:table-cell>
          <table:table-cell table:number-columns-repeated="992"/>
        </table:table-row>
        <table:table-row table:style-name="ro2">
          <table:table-cell office:value-type="string">
            <text:p>Battery</text:p>
          </table:table-cell>
          <table:table-cell office:value-type="string">
            <text:p>U</text:p>
          </table:table-cell>
          <table:table-cell office:value-type="string">
            <text:p>Ship</text:p>
          </table:table-cell>
          <table:table-cell/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8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]&gt;0;[.B$129]*[.V6];0)+IF([.V6]&gt;0;[.B$141];1)*IF([.Y6]&gt;0;[.B$144];1)*IF([.P6]&gt;0;[.P6];1)*IF([.AA6]=1;[.AA6]*[.B$147];1)*([.I6]*[.B$129]+[.J6]*[.B$130]+[.K6]*[.B$131]+[.L6]*[.B$132]+[.M6]*[.B$134]+[.N6]*[.B$134]+[.O6]*[.B$135]+[.Q6]*[.B$136]+[.R6]*[.B$137]+[.S6]*[.B$138]+[.T6]*[.B$139]+[.U6]*[.B$140]+[.W6]*[.B$142]+[.X6]*[.B$143]+[.AC6]*[.B$148])" office:value-type="float" office:value="1">
            <text:p>1.0</text:p>
          </table:table-cell>
          <table:table-cell table:style-name="ce18" table:formula="of:=[.AD6]+[.H6]-IF([.V6]&gt;0;0;[.F6]+[.G6])" office:value-type="float" office:value="0">
            <text:p>0.0</text:p>
          </table:table-cell>
          <table:table-cell table:style-name="ce20" table:formula="of:=[.AE6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Shield</text:p>
          </table:table-cell>
          <table:table-cell office:value-type="string">
            <text:p>U</text:p>
          </table:table-cell>
          <table:table-cell office:value-type="string">
            <text:p>Shield</text:p>
          </table:table-cell>
          <table:table-cell/>
          <table:table-cell table:style-name="ce9"/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]&gt;0;[.B$129]*[.V7];0)+IF([.V7]&gt;0;[.B$141];1)*IF([.Y7]&gt;0;[.B$144];1)*IF([.P7]&gt;0;[.P7];1)*IF([.AA7]=1;[.AA7]*[.B$147];1)*([.I7]*[.B$129]+[.J7]*[.B$130]+[.K7]*[.B$131]+[.L7]*[.B$132]+[.M7]*[.B$134]+[.N7]*[.B$134]+[.O7]*[.B$135]+[.Q7]*[.B$136]+[.R7]*[.B$137]+[.S7]*[.B$138]+[.T7]*[.B$139]+[.U7]*[.B$140]+[.W7]*[.B$142]+[.X7]*[.B$143]+[.AC7]*[.B$148])" office:value-type="float" office:value="0.8">
            <text:p>0.8</text:p>
          </table:table-cell>
          <table:table-cell table:style-name="ce18" table:formula="of:=[.AD7]+[.H7]-IF([.V7]&gt;0;0;[.F7]+[.G7])" office:value-type="float" office:value="0.8">
            <text:p>0.8</text:p>
          </table:table-cell>
          <table:table-cell table:style-name="ce20" table:formula="of:=[.AE7]" office:value-type="float" office:value="0.8">
            <text:p>0.8</text:p>
          </table:table-cell>
          <table:table-cell table:number-columns-repeated="992"/>
        </table:table-row>
        <table:table-row table:style-name="ro2">
          <table:table-cell office:value-type="string">
            <text:p>Imperium</text:p>
          </table:table-cell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]&gt;0;[.B$129]*[.V8];0)+IF([.V8]&gt;0;[.B$141];1)*IF([.Y8]&gt;0;[.B$144];1)*IF([.P8]&gt;0;[.P8];1)*IF([.AA8]=1;[.AA8]*[.B$147];1)*([.I8]*[.B$129]+[.J8]*[.B$130]+[.K8]*[.B$131]+[.L8]*[.B$132]+[.M8]*[.B$134]+[.N8]*[.B$134]+[.O8]*[.B$135]+[.Q8]*[.B$136]+[.R8]*[.B$137]+[.S8]*[.B$138]+[.T8]*[.B$139]+[.U8]*[.B$140]+[.W8]*[.B$142]+[.X8]*[.B$143]+[.AC8]*[.B$148])" office:value-type="float" office:value="0">
            <text:p>0.0</text:p>
          </table:table-cell>
          <table:table-cell table:style-name="ce18" table:formula="of:=[.AD8]+[.H8]-IF([.V8]&gt;0;0;[.F8]+[.G8])" office:value-type="float" office:value="0">
            <text:p>0.0</text:p>
          </table:table-cell>
          <table:table-cell table:style-name="ce20" table:formula="of:=[.AE8]" office:value-type="float" office:value="0">
            <text:p>0.0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Jump Cruis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1 Strength. Upgrade: You may pay 1 Energy to upgrade this into Jump Fighter</text:p>
            </table:table-cell>
            <table:table-cell table:style-name="ce9" table:formula="of:=IF([.F9]&lt;5; 3; IF([.F9]&lt;7; 2; 1))" office:value-type="float" office:value="3">
              <text:p>3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table:formula="of:=CEILING([.F9]/2;1)" office:value-type="float" office:value="1">
              <text:p>1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number-columns-repeated="14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9]&gt;0;[.B$129]*[.V9];0)+IF([.V9]&gt;0;[.B$141];1)*IF([.Y9]&gt;0;[.B$144];1)*IF([.P9]&gt;0;[.P9];1)*IF([.AA9]=1;[.AA9]*[.B$147];1)*([.I9]*[.B$129]+[.J9]*[.B$130]+[.K9]*[.B$131]+[.L9]*[.B$132]+[.M9]*[.B$134]+[.N9]*[.B$134]+[.O9]*[.B$135]+[.Q9]*[.B$136]+[.R9]*[.B$137]+[.S9]*[.B$138]+[.T9]*[.B$139]+[.U9]*[.B$140]+[.W9]*[.B$142]+[.X9]*[.B$143]+[.AC9]*[.B$148])" office:value-type="float" office:value="0.9">
              <text:p>0.9</text:p>
            </table:table-cell>
            <table:table-cell table:style-name="ce18" table:formula="of:=[.AD9]+[.H9]-IF([.V9]&gt;0;0;[.F9]+[.G9])" office:value-type="float" office:value="0.9">
              <text:p>0.9</text:p>
            </table:table-cell>
            <table:table-cell table:style-name="ce20" table:formula="of:=[.AE9]+[.AE10]" office:value-type="float" office:value="3.25">
              <text:p>3.3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3 Strength</text:p>
            </table:table-cell>
            <table:table-cell table:style-name="ce9"/>
            <table:table-cell table:number-columns-repeated="2" table:style-name="ce9"/>
            <table:table-cell table:number-columns-repeated="2"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3">
              <text:p>3</text:p>
            </table:table-cell>
            <table:table-cell table:number-columns-repeated="10" table:style-name="ce9"/>
            <table:table-cell table:style-name="ce9" office:value-type="float" office:value="1">
              <text:p>1</text:p>
            </table:table-cell>
            <table:table-cell table:number-columns-repeated="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10]&gt;0;[.B$129]*[.V10];0)+IF([.V10]&gt;0;[.B$141];1)*IF([.Y10]&gt;0;[.B$144];1)*IF([.P10]&gt;0;[.P10];1)*IF([.AA10]=1;[.AA10]*[.B$147];1)*([.I10]*[.B$129]+[.J10]*[.B$130]+[.K10]*[.B$131]+[.L10]*[.B$132]+[.M10]*[.B$134]+[.N10]*[.B$134]+[.O10]*[.B$135]+[.Q10]*[.B$136]+[.R10]*[.B$137]+[.S10]*[.B$138]+[.T10]*[.B$139]+[.U10]*[.B$140]+[.W10]*[.B$142]+[.X10]*[.B$143]+[.AC10]*[.B$148])" office:value-type="float" office:value="1.35">
              <text:p>1.4</text:p>
            </table:table-cell>
            <table:table-cell table:style-name="ce18" table:formula="of:=[.AD10]+[.H10]-IF([.V10]&gt;0;0;[.F10]+[.G10])" office:value-type="float" office:value="2.35">
              <text:p>2.4</text:p>
            </table:table-cell>
            <table:table-cell table:style-name="ce20"/>
            <table:table-cell table:number-columns-repeated="992"/>
          </table:table-row>
        </table:table-row-group>
        <table:table-row-group>
          <table:table-row table:style-name="ro2">
            <table:table-cell office:value-type="string">
              <text:p>Lancer</text:p>
            </table:table-cell>
            <table:table-cell office:value-type="string">
              <text:p>I</text:p>
            </table:table-cell>
            <table:table-cell office:value-type="string">
              <text:p>Ship</text:p>
            </table:table-cell>
            <table:table-cell office:value-type="string">
              <text:p>Pay 1 Energy to gain 2 Strength</text:p>
            </table:table-cell>
            <table:table-cell table:style-name="ce9" table:formula="of:=IF([.F11]&lt;5; 3; IF([.F11]&lt;7; 2; 1))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/>
            <table:table-cell table:style-name="ce9" table:formula="of:=CEILING([.F11]/2;1)" office:value-type="float" office:value="1">
              <text:p>1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office:value-type="float" office:value="2">
              <text:p>2</text:p>
            </table:table-cell>
            <table:table-cell table:number-columns-repeated="11" table:style-name="ce9"/>
            <table:table-cell table:style-name="ce9" office:value-type="float" office:value="1">
              <text:p>1</text:p>
            </table:table-cell>
            <table:table-cell table:number-columns-repeated="2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11]&gt;0;[.B$129]*[.V11];0)+IF([.V11]&gt;0;[.B$141];1)*IF([.Y11]&gt;0;[.B$144];1)*IF([.P11]&gt;0;[.P11];1)*IF([.AA11]=1;[.AA11]*[.B$147];1)*([.I11]*[.B$129]+[.J11]*[.B$130]+[.K11]*[.B$131]+[.L11]*[.B$132]+[.M11]*[.B$134]+[.N11]*[.B$134]+[.O11]*[.B$135]+[.Q11]*[.B$136]+[.R11]*[.B$137]+[.S11]*[.B$138]+[.T11]*[.B$139]+[.U11]*[.B$140]+[.W11]*[.B$142]+[.X11]*[.B$143]+[.AC11]*[.B$148])" office:value-type="float" office:value="2.5">
              <text:p>2.5</text:p>
            </table:table-cell>
            <table:table-cell table:style-name="ce18" table:formula="of:=[.AD11]+[.H11]-IF([.V11]&gt;0;0;[.F11]+[.G11])" office:value-type="float" office:value="1.5">
              <text:p>1.5</text:p>
            </table:table-cell>
            <table:table-cell table:style-name="ce20" table:formula="of:=[.AE11]+[.AE12]+[.AE13]" office:value-type="float" office:value="5.53">
              <text:p>5.5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1 Credit</text:p>
            </table:table-cell>
            <table:table-cell table:style-name="ce9"/>
            <table:table-cell table:number-columns-repeated="4" table:style-name="ce9"/>
            <table:table-cell table:style-name="ce9" office:value-type="float" office:value="1">
              <text:p>1</text:p>
            </table:table-cell>
            <table:table-cell table:number-columns-repeated="1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12]&gt;0;[.B$129]*[.V12];0)+IF([.V12]&gt;0;[.B$141];1)*IF([.Y12]&gt;0;[.B$144];1)*IF([.P12]&gt;0;[.P12];1)*IF([.AA12]=1;[.AA12]*[.B$147];1)*([.I12]*[.B$129]+[.J12]*[.B$130]+[.K12]*[.B$131]+[.L12]*[.B$132]+[.M12]*[.B$134]+[.N12]*[.B$134]+[.O12]*[.B$135]+[.Q12]*[.B$136]+[.R12]*[.B$137]+[.S12]*[.B$138]+[.T12]*[.B$139]+[.U12]*[.B$140]+[.W12]*[.B$142]+[.X12]*[.B$143]+[.AC12]*[.B$148])" office:value-type="float" office:value="0.48">
              <text:p>0.5</text:p>
            </table:table-cell>
            <table:table-cell table:style-name="ce18" table:formula="of:=[.AD12]+[.H12]-IF([.V12]&gt;0;0;[.F12]+[.G12])" office:value-type="float" office:value="0.48">
              <text:p>0.5</text:p>
            </table:table-cell>
            <table:table-cell table:style-name="ce20"/>
            <table:table-cell table:number-columns-repeated="992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I</text:p>
            </table:table-cell>
            <table:table-cell office:value-type="string">
              <text:p>Ability</text:p>
            </table:table-cell>
            <table:table-cell office:value-type="string">
              <text:p>Gain 2 Strength and 1 Energy</text:p>
            </table:table-cell>
            <table:table-cell table:style-name="ce9"/>
            <table:table-cell table:number-columns-repeated="5" table:style-name="ce9"/>
            <table:table-cell table:style-name="ce9" office:value-type="float" office:value="2">
              <text:p>2</text:p>
            </table:table-cell>
            <table:table-cell table:style-name="ce9" office:value-type="float" office:value="1">
              <text:p>1</text:p>
            </table:table-cell>
            <table:table-cell table:number-columns-repeated="13"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9"/>
            <table:table-cell table:style-name="ce15"/>
            <table:table-cell table:style-name="ce15" table:formula="of:=IF([.V13]&gt;0;[.B$129]*[.V13];0)+IF([.V13]&gt;0;[.B$141];1)*IF([.Y13]&gt;0;[.B$144];1)*IF([.P13]&gt;0;[.P13];1)*IF([.AA13]=1;[.AA13]*[.B$147];1)*([.I13]*[.B$129]+[.J13]*[.B$130]+[.K13]*[.B$131]+[.L13]*[.B$132]+[.M13]*[.B$134]+[.N13]*[.B$134]+[.O13]*[.B$135]+[.Q13]*[.B$136]+[.R13]*[.B$137]+[.S13]*[.B$138]+[.T13]*[.B$139]+[.U13]*[.B$140]+[.W13]*[.B$142]+[.X13]*[.B$143]+[.AC13]*[.B$148])" office:value-type="float" office:value="3.55">
              <text:p>3.6</text:p>
            </table:table-cell>
            <table:table-cell table:style-name="ce18" table:formula="of:=[.AD13]+[.H13]-IF([.V13]&gt;0;0;[.F13]+[.G13])" office:value-type="float" office:value="3.55">
              <text:p>3.6</text:p>
            </table:table-cell>
            <table:table-cell table:style-name="ce20"/>
            <table:table-cell table:number-columns-repeated="992"/>
          </table:table-row>
        </table:table-row-group>
        <table:table-row table:style-name="ro2">
          <table:table-cell office:value-type="string">
            <text:p>Radon Torpedo Crui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9" table:formula="of:=IF([.F14]&lt;5; 3; IF([.F14]&lt;7; 2; 1))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CEILING([.F14]/2;1)" office:value-type="float" office:value="2">
            <text:p>2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4]&gt;0;[.B$129]*[.V14];0)+IF([.V14]&gt;0;[.B$141];1)*IF([.Y14]&gt;0;[.B$144];1)*IF([.P14]&gt;0;[.P14];1)*IF([.AA14]=1;[.AA14]*[.B$147];1)*([.I14]*[.B$129]+[.J14]*[.B$130]+[.K14]*[.B$131]+[.L14]*[.B$132]+[.M14]*[.B$134]+[.N14]*[.B$134]+[.O14]*[.B$135]+[.Q14]*[.B$136]+[.R14]*[.B$137]+[.S14]*[.B$138]+[.T14]*[.B$139]+[.U14]*[.B$140]+[.W14]*[.B$142]+[.X14]*[.B$143]+[.AC14]*[.B$148])" office:value-type="float" office:value="0">
            <text:p>0.0</text:p>
          </table:table-cell>
          <table:table-cell table:style-name="ce18" table:formula="of:=[.AD14]+[.H14]-IF([.V14]&gt;0;0;[.F14]+[.G14])" office:value-type="float" office:value="-1">
            <text:p>-1.0</text:p>
          </table:table-cell>
          <table:table-cell table:style-name="ce20" table:formula="of:=[.AE14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office:value-type="string">
            <text:p>Refractive Shield</text:p>
          </table:table-cell>
          <table:table-cell office:value-type="string">
            <text:p>I</text:p>
          </table:table-cell>
          <table:table-cell office:value-type="string">
            <text:p>Shield</text:p>
          </table:table-cell>
          <table:table-cell/>
          <table:table-cell table:style-name="ce9" table:formula="of:=IF([.F15]&lt;5; 3; IF([.F15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15]/2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3">
            <text:p>3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5]&gt;0;[.B$129]*[.V15];0)+IF([.V15]&gt;0;[.B$141];1)*IF([.Y15]&gt;0;[.B$144];1)*IF([.P15]&gt;0;[.P15];1)*IF([.AA15]=1;[.AA15]*[.B$147];1)*([.I15]*[.B$129]+[.J15]*[.B$130]+[.K15]*[.B$131]+[.L15]*[.B$132]+[.M15]*[.B$134]+[.N15]*[.B$134]+[.O15]*[.B$135]+[.Q15]*[.B$136]+[.R15]*[.B$137]+[.S15]*[.B$138]+[.T15]*[.B$139]+[.U15]*[.B$140]+[.W15]*[.B$142]+[.X15]*[.B$143]+[.AC15]*[.B$148])" office:value-type="float" office:value="3.2">
            <text:p>3.2</text:p>
          </table:table-cell>
          <table:table-cell table:style-name="ce18" table:formula="of:=[.AD15]+[.H15]-IF([.V15]&gt;0;0;[.F15]+[.G15])" office:value-type="float" office:value="1.2">
            <text:p>1.2</text:p>
          </table:table-cell>
          <table:table-cell table:style-name="ce20" table:formula="of:=[.AE15]" office:value-type="float" office:value="1.2">
            <text:p>1.2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Fleet</text:p>
          </table:table-cell>
          <table:table-cell/>
          <table:table-cell table:style-name="ce9" table:formula="of:=IF([.F16]&lt;5; 3; IF([.F16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16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6]&gt;0;[.B$129]*[.V16];0)+IF([.V16]&gt;0;[.B$141];1)*IF([.Y16]&gt;0;[.B$144];1)*IF([.P16]&gt;0;[.P16];1)*IF([.AA16]=1;[.AA16]*[.B$147];1)*([.I16]*[.B$129]+[.J16]*[.B$130]+[.K16]*[.B$131]+[.L16]*[.B$132]+[.M16]*[.B$134]+[.N16]*[.B$134]+[.O16]*[.B$135]+[.Q16]*[.B$136]+[.R16]*[.B$137]+[.S16]*[.B$138]+[.T16]*[.B$139]+[.U16]*[.B$140]+[.W16]*[.B$142]+[.X16]*[.B$143]+[.AC16]*[.B$148])" office:value-type="float" office:value="0">
            <text:p>0.0</text:p>
          </table:table-cell>
          <table:table-cell table:style-name="ce18" table:formula="of:=[.AD16]+[.H16]-IF([.V16]&gt;0;0;[.F16]+[.G16])" office:value-type="float" office:value="-2">
            <text:p>-2.0</text:p>
          </table:table-cell>
          <table:table-cell table:style-name="ce20" table:formula="of:=[.AE16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 office:value-type="string">
            <text:p>Kshatriya Destroyer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Gain 1 Strength for each Energy you have. You do not pay Energy for this effect</text:p>
          </table:table-cell>
          <table:table-cell table:style-name="ce9" table:formula="of:=IF([.F17]&lt;5; 3; IF([.F17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17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7]&gt;0;[.B$129]*[.V17];0)+IF([.V17]&gt;0;[.B$141];1)*IF([.Y17]&gt;0;[.B$144];1)*IF([.P17]&gt;0;[.P17];1)*IF([.AA17]=1;[.AA17]*[.B$147];1)*([.I17]*[.B$129]+[.J17]*[.B$130]+[.K17]*[.B$131]+[.L17]*[.B$132]+[.M17]*[.B$134]+[.N17]*[.B$134]+[.O17]*[.B$135]+[.Q17]*[.B$136]+[.R17]*[.B$137]+[.S17]*[.B$138]+[.T17]*[.B$139]+[.U17]*[.B$140]+[.W17]*[.B$142]+[.X17]*[.B$143]+[.AC17]*[.B$148])" office:value-type="float" office:value="0">
            <text:p>0.0</text:p>
          </table:table-cell>
          <table:table-cell table:style-name="ce18" table:formula="of:=[.AD17]+[.H17]-IF([.V17]&gt;0;0;[.F17]+[.G17])" office:value-type="float" office:value="-3">
            <text:p>-3.0</text:p>
          </table:table-cell>
          <table:table-cell table:style-name="ce20" table:formula="of:=[.AE17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I</text:p>
          </table:table-cell>
          <table:table-cell office:value-type="string">
            <text:p>Ship</text:p>
          </table:table-cell>
          <table:table-cell/>
          <table:table-cell table:style-name="ce9" table:formula="of:=IF([.F18]&lt;5; 3; IF([.F18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18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8]&gt;0;[.B$129]*[.V18];0)+IF([.V18]&gt;0;[.B$141];1)*IF([.Y18]&gt;0;[.B$144];1)*IF([.P18]&gt;0;[.P18];1)*IF([.AA18]=1;[.AA18]*[.B$147];1)*([.I18]*[.B$129]+[.J18]*[.B$130]+[.K18]*[.B$131]+[.L18]*[.B$132]+[.M18]*[.B$134]+[.N18]*[.B$134]+[.O18]*[.B$135]+[.Q18]*[.B$136]+[.R18]*[.B$137]+[.S18]*[.B$138]+[.T18]*[.B$139]+[.U18]*[.B$140]+[.W18]*[.B$142]+[.X18]*[.B$143]+[.AC18]*[.B$148])" office:value-type="float" office:value="0">
            <text:p>0.0</text:p>
          </table:table-cell>
          <table:table-cell table:style-name="ce18" table:formula="of:=[.AD18]+[.H18]-IF([.V18]&gt;0;0;[.F18]+[.G18])" office:value-type="float" office:value="-3">
            <text:p>-3.0</text:p>
          </table:table-cell>
          <table:table-cell table:style-name="ce20" table:formula="of:=[.AE18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office:value-type="string">
            <text:p>Heavy Bombardment</text:p>
          </table:table-cell>
          <table:table-cell office:value-type="string">
            <text:p>I</text:p>
          </table:table-cell>
          <table:table-cell office:value-type="string">
            <text:p>Fleet</text:p>
          </table:table-cell>
          <table:table-cell office:value-type="string">
            <text:p>Pay X Energy. Gain 2 Strength for each Energy paid</text:p>
          </table:table-cell>
          <table:table-cell table:style-name="ce9" table:formula="of:=IF([.F19]&lt;5; 3; IF([.F19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19]/2;1)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3">
            <text:p>3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9]&gt;0;[.B$129]*[.V19];0)+IF([.V19]&gt;0;[.B$141];1)*IF([.Y19]&gt;0;[.B$144];1)*IF([.P19]&gt;0;[.P19];1)*IF([.AA19]=1;[.AA19]*[.B$147];1)*([.I19]*[.B$129]+[.J19]*[.B$130]+[.K19]*[.B$131]+[.L19]*[.B$132]+[.M19]*[.B$134]+[.N19]*[.B$134]+[.O19]*[.B$135]+[.Q19]*[.B$136]+[.R19]*[.B$137]+[.S19]*[.B$138]+[.T19]*[.B$139]+[.U19]*[.B$140]+[.W19]*[.B$142]+[.X19]*[.B$143]+[.AC19]*[.B$148])" office:value-type="float" office:value="6.9">
            <text:p>6.9</text:p>
          </table:table-cell>
          <table:table-cell table:style-name="ce18" table:formula="of:=[.AD19]+[.H19]-IF([.V19]&gt;0;0;[.F19]+[.G19])" office:value-type="float" office:value="2.9">
            <text:p>2.9</text:p>
          </table:table-cell>
          <table:table-cell table:style-name="ce20" table:formula="of:=[.AE19]" office:value-type="float" office:value="2.9">
            <text:p>2.9</text:p>
          </table:table-cell>
          <table:table-cell table:number-columns-repeated="992"/>
        </table:table-row>
        <table:table-row table:style-name="ro2">
          <table:table-cell office:value-type="string">
            <text:p>Quasar Death Laser</text:p>
          </table:table-cell>
          <table:table-cell office:value-type="string">
            <text:p>I</text:p>
          </table:table-cell>
          <table:table-cell office:value-type="string">
            <text:p>Ship</text:p>
          </table:table-cell>
          <table:table-cell office:value-type="string">
            <text:p>Remove a planet from play. Immediately gain Reward equal to its Reward</text:p>
          </table:table-cell>
          <table:table-cell table:style-name="ce9" table:formula="of:=IF([.F20]&lt;5; 3; IF([.F20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20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4]" office:value-type="float" office:value="5">
            <text:p>5.0</text:p>
          </table:table-cell>
          <table:table-cell table:style-name="ce15" table:formula="of:=IF([.V20]&gt;0;[.B$129]*[.V20];0)+IF([.V20]&gt;0;[.B$141];1)*IF([.Y20]&gt;0;[.B$144];1)*IF([.P20]&gt;0;[.P20];1)*IF([.AA20]=1;[.AA20]*[.B$147];1)*([.I20]*[.B$129]+[.J20]*[.B$130]+[.K20]*[.B$131]+[.L20]*[.B$132]+[.M20]*[.B$134]+[.N20]*[.B$134]+[.O20]*[.B$135]+[.Q20]*[.B$136]+[.R20]*[.B$137]+[.S20]*[.B$138]+[.T20]*[.B$139]+[.U20]*[.B$140]+[.W20]*[.B$142]+[.X20]*[.B$143]+[.AC20]*[.B$148])" office:value-type="float" office:value="5">
            <text:p>5.0</text:p>
          </table:table-cell>
          <table:table-cell table:style-name="ce18" table:formula="of:=[.AD20]+[.H20]-IF([.V20]&gt;0;0;[.F20]+[.G20])" office:value-type="float" office:value="1">
            <text:p>1.0</text:p>
          </table:table-cell>
          <table:table-cell table:style-name="ce20" table:formula="of:=[.AE20]" office:value-type="float" office:value="1">
            <text:p>1.0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Total</text:p>
          </table:table-cell>
          <table:table-cell table:style-name="ce6" table:number-columns-repeated="3"/>
          <table:table-cell table:style-name="ce10" table:formula="of:=SUM([.E9:.E20])" office:value-type="float" office:value="19">
            <text:p>19</text:p>
          </table:table-cell>
          <table:table-cell table:number-columns-repeated="3" table:style-name="ce10"/>
          <table:table-cell table:style-name="ce10" table:formula="of:=SUM([.I9:.I20])" office:value-type="float" office:value="5">
            <text:p>5</text:p>
          </table:table-cell>
          <table:table-cell table:style-name="ce10" table:formula="of:=SUM([.J9:.J20])" office:value-type="float" office:value="1">
            <text:p>1</text:p>
          </table:table-cell>
          <table:table-cell table:style-name="ce10" table:formula="of:=SUM([.K9:.K20])" office:value-type="float" office:value="11">
            <text:p>11</text:p>
          </table:table-cell>
          <table:table-cell table:style-name="ce10" table:formula="of:=SUM([.L9:.L20])" office:value-type="float" office:value="1">
            <text:p>1</text:p>
          </table:table-cell>
          <table:table-cell table:style-name="ce10" table:formula="of:=SUM([.M9:.M20])" office:value-type="float" office:value="0">
            <text:p>0</text:p>
          </table:table-cell>
          <table:table-cell table:style-name="ce10" table:formula="of:=SUM([.N9:.N20])" office:value-type="float" office:value="0">
            <text:p>0</text:p>
          </table:table-cell>
          <table:table-cell table:style-name="ce10" table:formula="of:=SUM([.O9:.O20])" office:value-type="float" office:value="3">
            <text:p>3</text:p>
          </table:table-cell>
          <table:table-cell table:style-name="ce10" table:formula="of:=SUM([.P9:.P20])" office:value-type="float" office:value="3">
            <text:p>3</text:p>
          </table:table-cell>
          <table:table-cell table:style-name="ce10" table:formula="of:=SUM([.Q9:.Q20])" office:value-type="float" office:value="0">
            <text:p>0</text:p>
          </table:table-cell>
          <table:table-cell table:style-name="ce10" table:formula="of:=SUM([.R9:.R20])" office:value-type="float" office:value="0">
            <text:p>0</text:p>
          </table:table-cell>
          <table:table-cell table:style-name="ce10" table:formula="of:=SUM([.S9:.S20])" office:value-type="float" office:value="0">
            <text:p>0</text:p>
          </table:table-cell>
          <table:table-cell table:style-name="ce10" table:formula="of:=SUM([.T9:.T20])" office:value-type="float" office:value="1">
            <text:p>1</text:p>
          </table:table-cell>
          <table:table-cell table:style-name="ce10" table:formula="of:=SUM([.U9:.U20])" office:value-type="float" office:value="0">
            <text:p>0</text:p>
          </table:table-cell>
          <table:table-cell table:style-name="ce10" table:formula="of:=SUM([.V9:.V20])" office:value-type="float" office:value="1">
            <text:p>1</text:p>
          </table:table-cell>
          <table:table-cell table:style-name="ce10" table:formula="of:=SUM([.W9:.W20])" office:value-type="float" office:value="1">
            <text:p>1</text:p>
          </table:table-cell>
          <table:table-cell table:style-name="ce10" table:formula="of:=SUM([.X9:.X20])" office:value-type="float" office:value="0">
            <text:p>0</text:p>
          </table:table-cell>
          <table:table-cell table:style-name="ce10" table:formula="of:=SUM([.Y9:.Y20])" office:value-type="float" office:value="0">
            <text:p>0</text:p>
          </table:table-cell>
          <table:table-cell table:style-name="ce10" table:formula="of:=SUM([.Z9:.Z20])" office:value-type="float" office:value="1">
            <text:p>1</text:p>
          </table:table-cell>
          <table:table-cell table:style-name="ce10" table:formula="of:=SUM([.AA9:.AA20])" office:value-type="float" office:value="1">
            <text:p>1</text:p>
          </table:table-cell>
          <table:table-cell table:style-name="ce10"/>
          <table:table-cell table:style-name="ce16" table:formula="of:=SUM([.AC9:.AC20])" office:value-type="float" office:value="5">
            <text:p>5.0</text:p>
          </table:table-cell>
          <table:table-cell table:style-name="ce15" table:formula="of:=IF([.V21]&gt;0;[.B$129]*[.V21];0)+IF([.V21]&gt;0;[.B$141];1)*IF([.Y21]&gt;0;[.B$144];1)*IF([.P21]&gt;0;[.P21];1)*IF([.AA21]=1;[.AA21]*[.B$147];1)*([.I21]*[.B$129]+[.J21]*[.B$130]+[.K21]*[.B$131]+[.L21]*[.B$132]+[.M21]*[.B$134]+[.N21]*[.B$134]+[.O21]*[.B$135]+[.Q21]*[.B$136]+[.R21]*[.B$137]+[.S21]*[.B$138]+[.T21]*[.B$139]+[.U21]*[.B$140]+[.W21]*[.B$142]+[.X21]*[.B$143]+[.AC21]*[.B$148])" office:value-type="float" office:value="12.91">
            <text:p>12.9</text:p>
          </table:table-cell>
          <table:table-cell table:style-name="ce18" table:formula="of:=[.AD21]+[.H21]-IF([.V21]&gt;0;0;[.F21]+[.G21])" office:value-type="float" office:value="12.91">
            <text:p>12.9</text:p>
          </table:table-cell>
          <table:table-cell table:style-name="ce20" table:formula="of:=[.AE21]" office:value-type="float" office:value="12.91">
            <text:p>12.9</text:p>
          </table:table-cell>
          <table:table-cell table:number-columns-repeated="992"/>
        </table:table-row>
        <table:table-row table:style-name="ro2">
          <table:table-cell office:value-type="string">
            <text:p>Bot Brigade</text:p>
          </table:table-cell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2]&gt;0;[.B$129]*[.V22];0)+IF([.V22]&gt;0;[.B$141];1)*IF([.Y22]&gt;0;[.B$144];1)*IF([.P22]&gt;0;[.P22];1)*IF([.AA22]=1;[.AA22]*[.B$147];1)*([.I22]*[.B$129]+[.J22]*[.B$130]+[.K22]*[.B$131]+[.L22]*[.B$132]+[.M22]*[.B$134]+[.N22]*[.B$134]+[.O22]*[.B$135]+[.Q22]*[.B$136]+[.R22]*[.B$137]+[.S22]*[.B$138]+[.T22]*[.B$139]+[.U22]*[.B$140]+[.W22]*[.B$142]+[.X22]*[.B$143]+[.AC22]*[.B$148])" office:value-type="float" office:value="0">
            <text:p>0.0</text:p>
          </table:table-cell>
          <table:table-cell table:style-name="ce18" table:formula="of:=[.AD22]+[.H22]-IF([.V22]&gt;0;0;[.F22]+[.G22])" office:value-type="float" office:value="0">
            <text:p>0.0</text:p>
          </table:table-cell>
          <table:table-cell table:style-name="ce20" table:formula="of:=[.AE22]" office:value-type="float" office:value="0">
            <text:p>0.0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Sparky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table:style-name="ce8" office:value-type="string">
              <text:p>Draw 1</text:p>
            </table:table-cell>
            <table:table-cell table:style-name="ce11" table:formula="of:=IF([.F23]&lt;5; 3; IF([.F23]&lt;7; 2; 1))" office:value-type="float" office:value="3">
              <text:p>3</text:p>
            </table:table-cell>
            <table:table-cell table:style-name="ce9" office:value-type="float" office:value="1">
              <text:p>1</text:p>
            </table:table-cell>
            <table:table-cell table:style-name="ce9"/>
            <table:table-cell table:style-name="ce9" table:formula="of:=CEILING([.F23]/2;1)" office:value-type="float" office:value="1">
              <text:p>1</text:p>
            </table:table-cell>
            <table:table-cell table:number-columns-repeated="11" table:style-name="ce9"/>
            <table:table-cell table:style-name="ce9" office:value-type="float" office:value="1">
              <text:p>1</text:p>
            </table:table-cell>
            <table:table-cell table:number-columns-repeated="5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23]&gt;0;[.B$129]*[.V23];0)+IF([.V23]&gt;0;[.B$141];1)*IF([.Y23]&gt;0;[.B$144];1)*IF([.P23]&gt;0;[.P23];1)*IF([.AA23]=1;[.AA23]*[.B$147];1)*([.I23]*[.B$129]+[.J23]*[.B$130]+[.K23]*[.B$131]+[.L23]*[.B$132]+[.M23]*[.B$134]+[.N23]*[.B$134]+[.O23]*[.B$135]+[.Q23]*[.B$136]+[.R23]*[.B$137]+[.S23]*[.B$138]+[.T23]*[.B$139]+[.U23]*[.B$140]+[.W23]*[.B$142]+[.X23]*[.B$143]+[.AC23]*[.B$148])" office:value-type="float" office:value="0.8">
              <text:p>0.8</text:p>
            </table:table-cell>
            <table:table-cell table:style-name="ce18" table:formula="of:=[.AD23]+[.H23]-IF([.V23]&gt;0;0;[.F23]+[.G23])" office:value-type="float" office:value="0.8">
              <text:p>0.8</text:p>
            </table:table-cell>
            <table:table-cell table:style-name="ce20" table:formula="of:=[.AE23]+[.AE24]" office:value-type="float" office:value="0.88">
              <text:p>0.9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Draw 1</text:p>
            </table:table-cell>
            <table:table-cell table:style-name="ce11"/>
            <table:table-cell table:number-columns-repeated="14" table:style-name="ce9"/>
            <table:table-cell table:number-columns-repeated="2" table:style-name="ce9" office:value-type="float" office:value="1">
              <text:p>1</text:p>
            </table:table-cell>
            <table:table-cell table:number-columns-repeated="4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24]&gt;0;[.B$129]*[.V24];0)+IF([.V24]&gt;0;[.B$141];1)*IF([.Y24]&gt;0;[.B$144];1)*IF([.P24]&gt;0;[.P24];1)*IF([.AA24]=1;[.AA24]*[.B$147];1)*([.I24]*[.B$129]+[.J24]*[.B$130]+[.K24]*[.B$131]+[.L24]*[.B$132]+[.M24]*[.B$134]+[.N24]*[.B$134]+[.O24]*[.B$135]+[.Q24]*[.B$136]+[.R24]*[.B$137]+[.S24]*[.B$138]+[.T24]*[.B$139]+[.U24]*[.B$140]+[.W24]*[.B$142]+[.X24]*[.B$143]+[.AC24]*[.B$148])" office:value-type="float" office:value="0.08">
              <text:p>0.1</text:p>
            </table:table-cell>
            <table:table-cell table:style-name="ce18" table:formula="of:=[.AD24]+[.H24]-IF([.V24]&gt;0;0;[.F24]+[.G24])" office:value-type="float" office:value="0.08">
              <text:p>0.1</text:p>
            </table:table-cell>
            <table:table-cell table:style-name="ce20"/>
            <table:table-cell table:number-columns-repeated="992"/>
          </table:table-row>
        </table:table-row-group>
        <table:table-row table:style-name="ro2">
          <table:table-cell office:value-type="string">
            <text:p>Recon 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Gain 1 Energy and draw a card</text:p>
          </table:table-cell>
          <table:table-cell table:style-name="ce11" table:formula="of:=IF([.F25]&lt;5; 3; IF([.F25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25]/2;1)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1">
            <text:p>1</text:p>
          </table:table-cell>
          <table:table-cell table:number-columns-repeated="7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5]&gt;0;[.B$129]*[.V25];0)+IF([.V25]&gt;0;[.B$141];1)*IF([.Y25]&gt;0;[.B$144];1)*IF([.P25]&gt;0;[.P25];1)*IF([.AA25]=1;[.AA25]*[.B$147];1)*([.I25]*[.B$129]+[.J25]*[.B$130]+[.K25]*[.B$131]+[.L25]*[.B$132]+[.M25]*[.B$134]+[.N25]*[.B$134]+[.O25]*[.B$135]+[.Q25]*[.B$136]+[.R25]*[.B$137]+[.S25]*[.B$138]+[.T25]*[.B$139]+[.U25]*[.B$140]+[.W25]*[.B$142]+[.X25]*[.B$143]+[.AC25]*[.B$148])" office:value-type="float" office:value="1.55">
            <text:p>1.6</text:p>
          </table:table-cell>
          <table:table-cell table:style-name="ce18" table:formula="of:=[.AD25]+[.H25]-IF([.V25]&gt;0;0;[.F25]+[.G25])" office:value-type="float" office:value="0.55">
            <text:p>0.5</text:p>
          </table:table-cell>
          <table:table-cell table:style-name="ce20" table:formula="of:=[.AE25]" office:value-type="float" office:value="0.55">
            <text:p>0.5</text:p>
          </table:table-cell>
          <table:table-cell table:number-columns-repeated="992"/>
        </table:table-row>
        <table:table-row table:style-name="ro4">
          <table:table-cell table:style-name="ce1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bility</text:p>
          </table:table-cell>
          <table:table-cell office:value-type="string">
            <text:p>Gain 1 Energy</text:p>
          </table:table-cell>
          <table:table-cell table:style-name="ce11"/>
          <table:table-cell table:style-name="ce9" table:number-columns-repeated="6"/>
          <table:table-cell table:style-name="ce9" office:value-type="float" office:value="1">
            <text:p>1</text:p>
          </table:table-cell>
          <table:table-cell table:style-name="ce9" table:number-columns-repeated="16"/>
          <table:table-cell table:style-name="ce15" table:number-columns-repeated="2"/>
          <table:table-cell table:style-name="ce18"/>
          <table:table-cell table:style-name="ce20"/>
          <table:table-cell table:number-columns-repeated="992"/>
        </table:table-row>
        <table:table-row table:style-name="ro2">
          <table:table-cell office:value-type="string">
            <text:p>343<text:span text:style-name="T1">rd</text:span> Battalion</text:p>
          </table:table-cell>
          <table:table-cell office:value-type="string">
            <text:p>BB</text:p>
          </table:table-cell>
          <table:table-cell office:value-type="string">
            <text:p>Fleet</text:p>
          </table:table-cell>
          <table:table-cell/>
          <table:table-cell table:style-name="ce11" table:formula="of:=IF([.F27]&lt;5; 3; IF([.F27]&lt;7; 2; 1))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9" table:formula="of:=CEILING([.F27]/2;1)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1">
            <text:p>1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7]&gt;0;[.B$129]*[.V27];0)+IF([.V27]&gt;0;[.B$141];1)*IF([.Y27]&gt;0;[.B$144];1)*IF([.P27]&gt;0;[.P27];1)*IF([.AA27]=1;[.AA27]*[.B$147];1)*([.I27]*[.B$129]+[.J27]*[.B$130]+[.K27]*[.B$131]+[.L27]*[.B$132]+[.M27]*[.B$134]+[.N27]*[.B$134]+[.O27]*[.B$135]+[.Q27]*[.B$136]+[.R27]*[.B$137]+[.S27]*[.B$138]+[.T27]*[.B$139]+[.U27]*[.B$140]+[.W27]*[.B$142]+[.X27]*[.B$143]+[.AC27]*[.B$148])" office:value-type="float" office:value="1.4">
            <text:p>1.4</text:p>
          </table:table-cell>
          <table:table-cell table:style-name="ce18" table:formula="of:=[.AD27]+[.H27]-IF([.V27]&gt;0;0;[.F27]+[.G27])" office:value-type="float" office:value="0.4">
            <text:p>0.4</text:p>
          </table:table-cell>
          <table:table-cell table:style-name="ce20" table:formula="of:=[.AE27]" office:value-type="float" office:value="0.4">
            <text:p>0.4</text:p>
          </table:table-cell>
          <table:table-cell table:number-columns-repeated="992"/>
        </table:table-row>
        <table:table-row table:style-name="ro2">
          <table:table-cell office:value-type="string">
            <text:p>Sol Cruis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1" table:formula="of:=IF([.F28]&lt;5; 3; IF([.F28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28]/2;1)" office:value-type="float" office:value="2">
            <text:p>2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8]&gt;0;[.B$129]*[.V28];0)+IF([.V28]&gt;0;[.B$141];1)*IF([.Y28]&gt;0;[.B$144];1)*IF([.P28]&gt;0;[.P28];1)*IF([.AA28]=1;[.AA28]*[.B$147];1)*([.I28]*[.B$129]+[.J28]*[.B$130]+[.K28]*[.B$131]+[.L28]*[.B$132]+[.M28]*[.B$134]+[.N28]*[.B$134]+[.O28]*[.B$135]+[.Q28]*[.B$136]+[.R28]*[.B$137]+[.S28]*[.B$138]+[.T28]*[.B$139]+[.U28]*[.B$140]+[.W28]*[.B$142]+[.X28]*[.B$143]+[.AC28]*[.B$148])" office:value-type="float" office:value="0">
            <text:p>0.0</text:p>
          </table:table-cell>
          <table:table-cell table:style-name="ce18" table:formula="of:=[.AD28]+[.H28]-IF([.V28]&gt;0;0;[.F28]+[.G28])" office:value-type="float" office:value="-2">
            <text:p>-2.0</text:p>
          </table:table-cell>
          <table:table-cell table:style-name="ce20" table:formula="of:=[.AE28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BB</text:p>
          </table:table-cell>
          <table:table-cell table:number-columns-repeated="2"/>
          <table:table-cell table:style-name="ce11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29]&gt;0;[.B$129]*[.V29];0)+IF([.V29]&gt;0;[.B$141];1)*IF([.Y29]&gt;0;[.B$144];1)*IF([.P29]&gt;0;[.P29];1)*IF([.AA29]=1;[.AA29]*[.B$147];1)*([.I29]*[.B$129]+[.J29]*[.B$130]+[.K29]*[.B$131]+[.L29]*[.B$132]+[.M29]*[.B$134]+[.N29]*[.B$134]+[.O29]*[.B$135]+[.Q29]*[.B$136]+[.R29]*[.B$137]+[.S29]*[.B$138]+[.T29]*[.B$139]+[.U29]*[.B$140]+[.W29]*[.B$142]+[.X29]*[.B$143]+[.AC29]*[.B$148])" office:value-type="float" office:value="0">
            <text:p>0.0</text:p>
          </table:table-cell>
          <table:table-cell table:style-name="ce18" table:formula="of:=[.AD29]+[.H29]-IF([.V29]&gt;0;0;[.F29]+[.G29])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ce3" office:value-type="string">
            <text:p>Hades Battlebot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Pay 2 Energy to gain 4 Strength</text:p>
          </table:table-cell>
          <table:table-cell table:style-name="ce11" table:formula="of:=IF([.F30]&lt;5; 3; IF([.F30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30]/2;1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0]&gt;0;[.B$129]*[.V30];0)+IF([.V30]&gt;0;[.B$141];1)*IF([.Y30]&gt;0;[.B$144];1)*IF([.P30]&gt;0;[.P30];1)*IF([.AA30]=1;[.AA30]*[.B$147];1)*([.I30]*[.B$129]+[.J30]*[.B$130]+[.K30]*[.B$131]+[.L30]*[.B$132]+[.M30]*[.B$134]+[.N30]*[.B$134]+[.O30]*[.B$135]+[.Q30]*[.B$136]+[.R30]*[.B$137]+[.S30]*[.B$138]+[.T30]*[.B$139]+[.U30]*[.B$140]+[.W30]*[.B$142]+[.X30]*[.B$143]+[.AC30]*[.B$148])" office:value-type="float" office:value="4.6">
            <text:p>4.6</text:p>
          </table:table-cell>
          <table:table-cell table:style-name="ce18" table:formula="of:=[.AD30]+[.H30]-IF([.V30]&gt;0;0;[.F30]+[.G30])" office:value-type="float" office:value="2.6">
            <text:p>2.6</text:p>
          </table:table-cell>
          <table:table-cell table:style-name="ce20" table:formula="of:=[.AE30]+[.AE31]" office:value-type="float" office:value="3.24">
            <text:p>3.2</text:p>
          </table:table-cell>
          <table:table-cell table:number-columns-repeated="992"/>
        </table:table-row>
        <table:table-row table:style-name="ro2">
          <table:table-cell table:style-name="ce4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lly</text:p>
          </table:table-cell>
          <table:table-cell office:value-type="string">
            <text:p>Draw 2 Cards</text:p>
          </table:table-cell>
          <table:table-cell table:style-name="ce11" table:formula="of:=IF([.F31]&lt;5; 3; IF([.F31]&lt;7; 2; 1))" office:value-type="float" office:value="3">
            <text:p>3</text:p>
          </table:table-cell>
          <table:table-cell table:number-columns-repeated="14" table:style-name="ce9"/>
          <table:table-cell table:style-name="ce9" office:value-type="float" office:value="2">
            <text:p>2</text:p>
          </table:table-cell>
          <table:table-cell table:number-columns-repeated="5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15"/>
          <table:table-cell table:style-name="ce15" table:formula="of:=IF([.V31]&gt;0;[.B$129]*[.V31];0)+IF([.V31]&gt;0;[.B$141];1)*IF([.Y31]&gt;0;[.B$144];1)*IF([.P31]&gt;0;[.P31];1)*IF([.AA31]=1;[.AA31]*[.B$147];1)*([.I31]*[.B$129]+[.J31]*[.B$130]+[.K31]*[.B$131]+[.L31]*[.B$132]+[.M31]*[.B$134]+[.N31]*[.B$134]+[.O31]*[.B$135]+[.Q31]*[.B$136]+[.R31]*[.B$137]+[.S31]*[.B$138]+[.T31]*[.B$139]+[.U31]*[.B$140]+[.W31]*[.B$142]+[.X31]*[.B$143]+[.AC31]*[.B$148])" office:value-type="float" office:value="0.64">
            <text:p>0.6</text:p>
          </table:table-cell>
          <table:table-cell table:style-name="ce18" table:formula="of:=[.AD31]+[.H31]-IF([.V31]&gt;0;0;[.F31]+[.G31])" office:value-type="float" office:value="0.64">
            <text:p>0.6</text:p>
          </table:table-cell>
          <table:table-cell table:style-name="ce20"/>
          <table:table-cell table:number-columns-repeated="992"/>
        </table:table-row>
        <table:table-row table:style-name="ro2">
          <table:table-cell office:value-type="string">
            <text:p>Titanic Crush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Pay 2 Energy. Gain 4 Strength. Upgrade: You may pay 3 Energy to upgrade this into Olympic Crusher</text:p>
          </table:table-cell>
          <table:table-cell table:style-name="ce11" table:formula="of:=IF([.F32]&lt;5; 3; IF([.F32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32]/2;1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number-columns-repeated="14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2]&gt;0;[.B$129]*[.V32];0)+IF([.V32]&gt;0;[.B$141];1)*IF([.Y32]&gt;0;[.B$144];1)*IF([.P32]&gt;0;[.P32];1)*IF([.AA32]=1;[.AA32]*[.B$147];1)*([.I32]*[.B$129]+[.J32]*[.B$130]+[.K32]*[.B$131]+[.L32]*[.B$132]+[.M32]*[.B$134]+[.N32]*[.B$134]+[.O32]*[.B$135]+[.Q32]*[.B$136]+[.R32]*[.B$137]+[.S32]*[.B$138]+[.T32]*[.B$139]+[.U32]*[.B$140]+[.W32]*[.B$142]+[.X32]*[.B$143]+[.AC32]*[.B$148])" office:value-type="float" office:value="4.6">
            <text:p>4.6</text:p>
          </table:table-cell>
          <table:table-cell table:style-name="ce18" table:formula="of:=[.AD32]+[.H32]-IF([.V32]&gt;0;0;[.F32]+[.G32])" office:value-type="float" office:value="1.6">
            <text:p>1.6</text:p>
          </table:table-cell>
          <table:table-cell table:style-name="ce20" table:formula="of:=[.AE32]+[.AE33]+[.AE34]+[.AE35]" office:value-type="float" office:value="5.185">
            <text:p>5.2</text:p>
          </table:table-cell>
          <table:table-cell table:number-columns-repeated="99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bility</text:p>
          </table:table-cell>
          <table:table-cell office:value-type="string">
            <text:p>Draw 1</text:p>
          </table:table-cell>
          <table:table-cell table:style-name="ce11"/>
          <table:table-cell table:number-columns-repeated="1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15"/>
          <table:table-cell table:style-name="ce15" table:formula="of:=IF([.V33]&gt;0;[.B$129]*[.V33];0)+IF([.V33]&gt;0;[.B$141];1)*IF([.Y33]&gt;0;[.B$144];1)*IF([.P33]&gt;0;[.P33];1)*IF([.AA33]=1;[.AA33]*[.B$147];1)*([.I33]*[.B$129]+[.J33]*[.B$130]+[.K33]*[.B$131]+[.L33]*[.B$132]+[.M33]*[.B$134]+[.N33]*[.B$134]+[.O33]*[.B$135]+[.Q33]*[.B$136]+[.R33]*[.B$137]+[.S33]*[.B$138]+[.T33]*[.B$139]+[.U33]*[.B$140]+[.W33]*[.B$142]+[.X33]*[.B$143]+[.AC33]*[.B$148])" office:value-type="float" office:value="0.32">
            <text:p>0.3</text:p>
          </table:table-cell>
          <table:table-cell table:style-name="ce18" table:formula="of:=[.AD33]+[.H33]-IF([.V33]&gt;0;0;[.F33]+[.G33])" office:value-type="float" office:value="0.32">
            <text:p>0.3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ce1" office:value-type="string">
            <text:p>Upgrade: Olympic Crushe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Retain. Pay 2 Energy to gain 5 Strength</text:p>
          </table:table-cell>
          <table:table-cell table:style-name="ce11"/>
          <table:table-cell table:number-columns-repeated="2" table:style-name="ce9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5"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3">
            <text:p>3</text:p>
          </table:table-cell>
          <table:table-cell table:number-columns-repeated="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4]&gt;0;[.B$129]*[.V34];0)+IF([.V34]&gt;0;[.B$141];1)*IF([.Y34]&gt;0;[.B$144];1)*IF([.P34]&gt;0;[.P34];1)*IF([.AA34]=1;[.AA34]*[.B$147];1)*([.I34]*[.B$129]+[.J34]*[.B$130]+[.K34]*[.B$131]+[.L34]*[.B$132]+[.M34]*[.B$134]+[.N34]*[.B$134]+[.O34]*[.B$135]+[.Q34]*[.B$136]+[.R34]*[.B$137]+[.S34]*[.B$138]+[.T34]*[.B$139]+[.U34]*[.B$140]+[.W34]*[.B$142]+[.X34]*[.B$143]+[.AC34]*[.B$148])" office:value-type="float" office:value="1.625">
            <text:p>1.6</text:p>
          </table:table-cell>
          <table:table-cell table:style-name="ce18" table:formula="of:=[.AD34]+[.H34]-IF([.V34]&gt;0;0;[.F34]+[.G34])" office:value-type="float" office:value="2.625">
            <text:p>2.6</text:p>
          </table:table-cell>
          <table:table-cell table:style-name="ce20" table:formula="of:=[.AE34]+[.AE35]" office:value-type="float" office:value="3.265">
            <text:p>3.3</text:p>
          </table:table-cell>
          <table:table-cell table:number-columns-repeated="992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BB</text:p>
          </table:table-cell>
          <table:table-cell office:value-type="string">
            <text:p>Ability</text:p>
          </table:table-cell>
          <table:table-cell office:value-type="string">
            <text:p>Draw 2</text:p>
          </table:table-cell>
          <table:table-cell table:style-name="ce11"/>
          <table:table-cell table:number-columns-repeated="14" table:style-name="ce9"/>
          <table:table-cell table:style-name="ce9" office:value-type="float" office:value="2">
            <text:p>2</text:p>
          </table:table-cell>
          <table:table-cell table:number-columns-repeated="5" table:style-name="ce9"/>
          <table:table-cell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15"/>
          <table:table-cell table:style-name="ce15" table:formula="of:=IF([.V35]&gt;0;[.B$129]*[.V35];0)+IF([.V35]&gt;0;[.B$141];1)*IF([.Y35]&gt;0;[.B$144];1)*IF([.P35]&gt;0;[.P35];1)*IF([.AA35]=1;[.AA35]*[.B$147];1)*([.I35]*[.B$129]+[.J35]*[.B$130]+[.K35]*[.B$131]+[.L35]*[.B$132]+[.M35]*[.B$134]+[.N35]*[.B$134]+[.O35]*[.B$135]+[.Q35]*[.B$136]+[.R35]*[.B$137]+[.S35]*[.B$138]+[.T35]*[.B$139]+[.U35]*[.B$140]+[.W35]*[.B$142]+[.X35]*[.B$143]+[.AC35]*[.B$148])" office:value-type="float" office:value="0.64">
            <text:p>0.6</text:p>
          </table:table-cell>
          <table:table-cell table:style-name="ce18" table:formula="of:=[.AD35]+[.H35]-IF([.V35]&gt;0;0;[.F35]+[.G35])" office:value-type="float" office:value="0.64">
            <text:p>0.6</text:p>
          </table:table-cell>
          <table:table-cell table:style-name="ce20"/>
          <table:table-cell table:number-columns-repeated="992"/>
        </table:table-row>
        <table:table-row table:style-name="ro2">
          <table:table-cell/>
          <table:table-cell office:value-type="string">
            <text:p>BB</text:p>
          </table:table-cell>
          <table:table-cell office:value-type="string">
            <text:p>Ship</text:p>
          </table:table-cell>
          <table:table-cell/>
          <table:table-cell table:style-name="ce11" table:formula="of:=IF([.F36]&lt;5; 3; IF([.F36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36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36]&gt;0;[.B$129]*[.V36];0)+IF([.V36]&gt;0;[.B$141];1)*IF([.Y36]&gt;0;[.B$144];1)*IF([.P36]&gt;0;[.P36];1)*IF([.AA36]=1;[.AA36]*[.B$147];1)*([.I36]*[.B$129]+[.J36]*[.B$130]+[.K36]*[.B$131]+[.L36]*[.B$132]+[.M36]*[.B$134]+[.N36]*[.B$134]+[.O36]*[.B$135]+[.Q36]*[.B$136]+[.R36]*[.B$137]+[.S36]*[.B$138]+[.T36]*[.B$139]+[.U36]*[.B$140]+[.W36]*[.B$142]+[.X36]*[.B$143]+[.AC36]*[.B$148])" office:value-type="float" office:value="0">
            <text:p>0.0</text:p>
          </table:table-cell>
          <table:table-cell table:style-name="ce18" table:formula="of:=[.AD36]+[.H36]-IF([.V36]&gt;0;0;[.F36]+[.G36])" office:value-type="float" office:value="-3">
            <text:p>-3.0</text:p>
          </table:table-cell>
          <table:table-cell table:style-name="ce20" table:formula="of:=[.AE36]" office:value-type="float" office:value="-3">
            <text:p>-3.0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Heracles Killbot</text:p>
            </table:table-cell>
            <table:table-cell office:value-type="string">
              <text:p>BB</text:p>
            </table:table-cell>
            <table:table-cell office:value-type="string">
              <text:p>Ship</text:p>
            </table:table-cell>
            <table:table-cell office:value-type="string">
              <text:p>Gain 5 Energy</text:p>
            </table:table-cell>
            <table:table-cell table:style-name="ce11" table:formula="of:=IF([.F37]&lt;5; 3; IF([.F37]&lt;7; 2; 1))" office:value-type="float" office:value="1">
              <text:p>1</text:p>
            </table:table-cell>
            <table:table-cell table:style-name="ce9" office:value-type="float" office:value="8">
              <text:p>8</text:p>
            </table:table-cell>
            <table:table-cell table:style-name="ce9"/>
            <table:table-cell table:style-name="ce9" table:formula="of:=CEILING([.F37]/2;1)" office:value-type="float" office:value="4">
              <text:p>4</text:p>
            </table:table-cell>
            <table:table-cell table:number-columns-repeated="3" table:style-name="ce9"/>
            <table:table-cell table:style-name="ce9" office:value-type="float" office:value="5">
              <text:p>5</text:p>
            </table:table-cell>
            <table:table-cell table:number-columns-repeated="1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37]&gt;0;[.B$129]*[.V37];0)+IF([.V37]&gt;0;[.B$141];1)*IF([.Y37]&gt;0;[.B$144];1)*IF([.P37]&gt;0;[.P37];1)*IF([.AA37]=1;[.AA37]*[.B$147];1)*([.I37]*[.B$129]+[.J37]*[.B$130]+[.K37]*[.B$131]+[.L37]*[.B$132]+[.M37]*[.B$134]+[.N37]*[.B$134]+[.O37]*[.B$135]+[.Q37]*[.B$136]+[.R37]*[.B$137]+[.S37]*[.B$138]+[.T37]*[.B$139]+[.U37]*[.B$140]+[.W37]*[.B$142]+[.X37]*[.B$143]+[.AC37]*[.B$148])" office:value-type="float" office:value="3.75">
              <text:p>3.8</text:p>
            </table:table-cell>
            <table:table-cell table:style-name="ce18" table:formula="of:=[.AD37]+[.H37]-IF([.V37]&gt;0;0;[.F37]+[.G37])" office:value-type="float" office:value="-0.25">
              <text:p>-0.3</text:p>
            </table:table-cell>
            <table:table-cell table:style-name="ce20" table:formula="of:=[.AE37]+[.AE38]" office:value-type="float" office:value="0.71">
              <text:p>0.7</text:p>
            </table:table-cell>
            <table:table-cell office:value-type="string">
              <text:p>Enjoys stabbing</text:p>
            </table:table-cell>
            <table:table-cell table:number-columns-repeated="991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BB</text:p>
            </table:table-cell>
            <table:table-cell office:value-type="string">
              <text:p>Ability</text:p>
            </table:table-cell>
            <table:table-cell office:value-type="string">
              <text:p>Pay X Energy. Draw 1 card for each Energy paid</text:p>
            </table:table-cell>
            <table:table-cell table:style-name="ce11"/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 office:value-type="float" office:value="8">
              <text:p>8</text:p>
            </table:table-cell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38]&gt;0;[.B$129]*[.V38];0)+IF([.V38]&gt;0;[.B$141];1)*IF([.Y38]&gt;0;[.B$144];1)*IF([.P38]&gt;0;[.P38];1)*IF([.AA38]=1;[.AA38]*[.B$147];1)*([.I38]*[.B$129]+[.J38]*[.B$130]+[.K38]*[.B$131]+[.L38]*[.B$132]+[.M38]*[.B$134]+[.N38]*[.B$134]+[.O38]*[.B$135]+[.Q38]*[.B$136]+[.R38]*[.B$137]+[.S38]*[.B$138]+[.T38]*[.B$139]+[.U38]*[.B$140]+[.W38]*[.B$142]+[.X38]*[.B$143]+[.AC38]*[.B$148])" office:value-type="float" office:value="0.96">
              <text:p>1.0</text:p>
            </table:table-cell>
            <table:table-cell table:style-name="ce18" table:formula="of:=[.AD38]+[.H38]-IF([.V38]&gt;0;0;[.F38]+[.G38])" office:value-type="float" office:value="0.96">
              <text:p>1.0</text:p>
            </table:table-cell>
            <table:table-cell table:style-name="ce20"/>
            <table:table-cell table:number-columns-repeated="992"/>
          </table:table-row>
        </table:table-row-group>
        <table:table-row table:style-name="ro2">
          <table:table-cell office:value-type="string">
            <text:p>Primordia the Planet-Creator</text:p>
          </table:table-cell>
          <table:table-cell office:value-type="string">
            <text:p>BB</text:p>
          </table:table-cell>
          <table:table-cell office:value-type="string">
            <text:p>Ship</text:p>
          </table:table-cell>
          <table:table-cell office:value-type="string">
            <text:p>Reveal the top card of the Planet deck. Colonize it for free</text:p>
          </table:table-cell>
          <table:table-cell table:style-name="ce11" table:formula="of:=IF([.F39]&lt;5; 3; IF([.F39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39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4]" office:value-type="float" office:value="5">
            <text:p>5.0</text:p>
          </table:table-cell>
          <table:table-cell table:style-name="ce15" table:formula="of:=IF([.V39]&gt;0;[.B$129]*[.V39];0)+IF([.V39]&gt;0;[.B$141];1)*IF([.Y39]&gt;0;[.B$144];1)*IF([.P39]&gt;0;[.P39];1)*IF([.AA39]=1;[.AA39]*[.B$147];1)*([.I39]*[.B$129]+[.J39]*[.B$130]+[.K39]*[.B$131]+[.L39]*[.B$132]+[.M39]*[.B$134]+[.N39]*[.B$134]+[.O39]*[.B$135]+[.Q39]*[.B$136]+[.R39]*[.B$137]+[.S39]*[.B$138]+[.T39]*[.B$139]+[.U39]*[.B$140]+[.W39]*[.B$142]+[.X39]*[.B$143]+[.AC39]*[.B$148])" office:value-type="float" office:value="5">
            <text:p>5.0</text:p>
          </table:table-cell>
          <table:table-cell table:style-name="ce18" table:formula="of:=[.AD39]+[.H39]-IF([.V39]&gt;0;0;[.F39]+[.G39])" office:value-type="float" office:value="1">
            <text:p>1.0</text:p>
          </table:table-cell>
          <table:table-cell table:style-name="ce20" table:formula="of:=[.AE39]" office:value-type="float" office:value="1">
            <text:p>1.0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Total</text:p>
          </table:table-cell>
          <table:table-cell table:style-name="ce6" table:number-columns-repeated="3"/>
          <table:table-cell table:style-name="ce10" table:formula="of:=SUM([.E23:.E39])" office:value-type="float" office:value="22">
            <text:p>22</text:p>
          </table:table-cell>
          <table:table-cell table:number-columns-repeated="3" table:style-name="ce10"/>
          <table:table-cell table:style-name="ce10" table:formula="of:=SUM([.I23:.I39])" office:value-type="float" office:value="7">
            <text:p>7</text:p>
          </table:table-cell>
          <table:table-cell table:style-name="ce10" table:formula="of:=SUM([.J23:.J39])" office:value-type="float" office:value="0">
            <text:p>0</text:p>
          </table:table-cell>
          <table:table-cell table:style-name="ce10" table:formula="of:=SUM([.K23:.K39])" office:value-type="float" office:value="14">
            <text:p>14</text:p>
          </table:table-cell>
          <table:table-cell table:style-name="ce10" table:formula="of:=SUM([.L23:.L39])" office:value-type="float" office:value="7">
            <text:p>7</text:p>
          </table:table-cell>
          <table:table-cell table:style-name="ce10" table:formula="of:=SUM([.M23:.M39])" office:value-type="float" office:value="0">
            <text:p>0</text:p>
          </table:table-cell>
          <table:table-cell table:style-name="ce10" table:formula="of:=SUM([.N23:.N39])" office:value-type="float" office:value="0">
            <text:p>0</text:p>
          </table:table-cell>
          <table:table-cell table:style-name="ce10" table:formula="of:=SUM([.O23:.O39])" office:value-type="float" office:value="0">
            <text:p>0</text:p>
          </table:table-cell>
          <table:table-cell table:style-name="ce10" table:formula="of:=SUM([.P23:.P39])" office:value-type="float" office:value="8">
            <text:p>8</text:p>
          </table:table-cell>
          <table:table-cell table:style-name="ce10" table:formula="of:=SUM([.Q23:.Q39])" office:value-type="float" office:value="1">
            <text:p>1</text:p>
          </table:table-cell>
          <table:table-cell table:style-name="ce10" table:formula="of:=SUM([.R23:.R39])" office:value-type="float" office:value="0">
            <text:p>0</text:p>
          </table:table-cell>
          <table:table-cell table:style-name="ce10" table:formula="of:=SUM([.S23:.S39])" office:value-type="float" office:value="0">
            <text:p>0</text:p>
          </table:table-cell>
          <table:table-cell table:style-name="ce10" table:formula="of:=SUM([.T23:.T39])" office:value-type="float" office:value="9">
            <text:p>9</text:p>
          </table:table-cell>
          <table:table-cell table:style-name="ce10" table:formula="of:=SUM([.U23:.U39])" office:value-type="float" office:value="1">
            <text:p>1</text:p>
          </table:table-cell>
          <table:table-cell table:style-name="ce10" table:formula="of:=SUM([.V23:.V39])" office:value-type="float" office:value="3">
            <text:p>3</text:p>
          </table:table-cell>
          <table:table-cell table:style-name="ce10" table:formula="of:=SUM([.W23:.W39])" office:value-type="float" office:value="0">
            <text:p>0</text:p>
          </table:table-cell>
          <table:table-cell table:style-name="ce10" table:formula="of:=SUM([.X23:.X39])" office:value-type="float" office:value="0">
            <text:p>0</text:p>
          </table:table-cell>
          <table:table-cell table:style-name="ce10" table:formula="of:=SUM([.Y23:.Y39])" office:value-type="float" office:value="0">
            <text:p>0</text:p>
          </table:table-cell>
          <table:table-cell table:style-name="ce10" table:formula="of:=SUM([.Z23:.Z39])" office:value-type="float" office:value="0">
            <text:p>0</text:p>
          </table:table-cell>
          <table:table-cell table:style-name="ce10" table:formula="of:=SUM([.AA23:.AA39])" office:value-type="float" office:value="5">
            <text:p>5</text:p>
          </table:table-cell>
          <table:table-cell table:style-name="ce10"/>
          <table:table-cell table:style-name="ce16" table:formula="of:=SUM([.AC23:.AC39])" office:value-type="float" office:value="5">
            <text:p>5.0</text:p>
          </table:table-cell>
          <table:table-cell table:style-name="ce15" table:formula="of:=IF([.V40]&gt;0;[.B$129]*[.V40];0)+IF([.V40]&gt;0;[.B$141];1)*IF([.Y40]&gt;0;[.B$144];1)*IF([.P40]&gt;0;[.P40];1)*IF([.AA40]=1;[.AA40]*[.B$147];1)*([.I40]*[.B$129]+[.J40]*[.B$130]+[.K40]*[.B$131]+[.L40]*[.B$132]+[.M40]*[.B$134]+[.N40]*[.B$134]+[.O40]*[.B$135]+[.Q40]*[.B$136]+[.R40]*[.B$137]+[.S40]*[.B$138]+[.T40]*[.B$139]+[.U40]*[.B$140]+[.W40]*[.B$142]+[.X40]*[.B$143]+[.AC40]*[.B$148])" office:value-type="float" office:value="131.3">
            <text:p>131.3</text:p>
          </table:table-cell>
          <table:table-cell table:style-name="ce18" table:formula="of:=[.AD40]+[.H40]-IF([.V40]&gt;0;0;[.F40]+[.G40])" office:value-type="float" office:value="131.3">
            <text:p>131.3</text:p>
          </table:table-cell>
          <table:table-cell table:style-name="ce20"/>
          <table:table-cell table:number-columns-repeated="992"/>
        </table:table-row>
        <table:table-row table:style-name="ro2">
          <table:table-cell office:value-type="string">
            <text:p>Stellarion</text:p>
          </table:table-cell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1]&gt;0;[.B$129]*[.V41];0)+IF([.V41]&gt;0;[.B$141];1)*IF([.Y41]&gt;0;[.B$144];1)*IF([.P41]&gt;0;[.P41];1)*IF([.AA41]=1;[.AA41]*[.B$147];1)*([.I41]*[.B$129]+[.J41]*[.B$130]+[.K41]*[.B$131]+[.L41]*[.B$132]+[.M41]*[.B$134]+[.N41]*[.B$134]+[.O41]*[.B$135]+[.Q41]*[.B$136]+[.R41]*[.B$137]+[.S41]*[.B$138]+[.T41]*[.B$139]+[.U41]*[.B$140]+[.W41]*[.B$142]+[.X41]*[.B$143]+[.AC41]*[.B$148])" office:value-type="float" office:value="0">
            <text:p>0.0</text:p>
          </table:table-cell>
          <table:table-cell table:style-name="ce18" table:formula="of:=[.AD41]+[.H41]-IF([.V41]&gt;0;0;[.F41]+[.G41])" office:value-type="float" office:value="0">
            <text:p>0.0</text:p>
          </table:table-cell>
          <table:table-cell table:style-name="ce20" table:formula="of:=[.AE41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Asteroid Min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1 Energy to gain 2 Credits</text:p>
          </table:table-cell>
          <table:table-cell table:style-name="ce9" table:formula="of:=IF([.F42]&lt;5; 3; IF([.F42]&lt;7; 2; 1)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CEILING([.F42]/2;1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1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2]&gt;0;[.B$129]*[.V42];0)+IF([.V42]&gt;0;[.B$141];1)*IF([.Y42]&gt;0;[.B$144];1)*IF([.P42]&gt;0;[.P42];1)*IF([.AA42]=1;[.AA42]*[.B$147];1)*([.I42]*[.B$129]+[.J42]*[.B$130]+[.K42]*[.B$131]+[.L42]*[.B$132]+[.M42]*[.B$134]+[.N42]*[.B$134]+[.O42]*[.B$135]+[.Q42]*[.B$136]+[.R42]*[.B$137]+[.S42]*[.B$138]+[.T42]*[.B$139]+[.U42]*[.B$140]+[.W42]*[.B$142]+[.X42]*[.B$143]+[.AC42]*[.B$148])" office:value-type="float" office:value="1.9">
            <text:p>1.9</text:p>
          </table:table-cell>
          <table:table-cell table:style-name="ce18" table:formula="of:=[.AD42]+[.H42]-IF([.V42]&gt;0;0;[.F42]+[.G42])" office:value-type="float" office:value="1.9">
            <text:p>1.9</text:p>
          </table:table-cell>
          <table:table-cell table:style-name="ce20" table:formula="of:=[.AE42]" office:value-type="float" office:value="1.9">
            <text:p>1.9</text:p>
          </table:table-cell>
          <table:table-cell table:number-columns-repeated="992"/>
        </table:table-row>
        <table:table-row table:style-name="ro2">
          <table:table-cell office:value-type="string">
            <text:p>Aerari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3]&lt;5; 3; IF([.F43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43]/2;1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3]&gt;0;[.B$129]*[.V43];0)+IF([.V43]&gt;0;[.B$141];1)*IF([.Y43]&gt;0;[.B$144];1)*IF([.P43]&gt;0;[.P43];1)*IF([.AA43]=1;[.AA43]*[.B$147];1)*([.I43]*[.B$129]+[.J43]*[.B$130]+[.K43]*[.B$131]+[.L43]*[.B$132]+[.M43]*[.B$134]+[.N43]*[.B$134]+[.O43]*[.B$135]+[.Q43]*[.B$136]+[.R43]*[.B$137]+[.S43]*[.B$138]+[.T43]*[.B$139]+[.U43]*[.B$140]+[.W43]*[.B$142]+[.X43]*[.B$143]+[.AC43]*[.B$148])" office:value-type="float" office:value="1.3">
            <text:p>1.3</text:p>
          </table:table-cell>
          <table:table-cell table:style-name="ce18" table:formula="of:=[.AD43]+[.H43]-IF([.V43]&gt;0;0;[.F43]+[.G43])" office:value-type="float" office:value="0.3">
            <text:p>0.3</text:p>
          </table:table-cell>
          <table:table-cell table:style-name="ce20" table:formula="of:=[.AE43]" office:value-type="float" office:value="0.3">
            <text:p>0.3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New Horizon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Gain 2 Energy</text:p>
            </table:table-cell>
            <table:table-cell table:style-name="ce9" table:formula="of:=IF([.F44]&lt;5; 3; IF([.F44]&lt;7; 2; 1))" office:value-type="float" office:value="3">
              <text:p>3</text:p>
            </table:table-cell>
            <table:table-cell table:style-name="ce9" office:value-type="float" office:value="3">
              <text:p>3</text:p>
            </table:table-cell>
            <table:table-cell table:style-name="ce9"/>
            <table:table-cell table:style-name="ce9" table:formula="of:=CEILING([.F44]/2;1)" office:value-type="float" office:value="2">
              <text:p>2</text:p>
            </table:table-cell>
            <table:table-cell table:number-columns-repeated="3" table:style-name="ce9"/>
            <table:table-cell table:style-name="ce9" office:value-type="float" office:value="2">
              <text:p>2</text:p>
            </table:table-cell>
            <table:table-cell table:number-columns-repeated="13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44]&gt;0;[.B$129]*[.V44];0)+IF([.V44]&gt;0;[.B$141];1)*IF([.Y44]&gt;0;[.B$144];1)*IF([.P44]&gt;0;[.P44];1)*IF([.AA44]=1;[.AA44]*[.B$147];1)*([.I44]*[.B$129]+[.J44]*[.B$130]+[.K44]*[.B$131]+[.L44]*[.B$132]+[.M44]*[.B$134]+[.N44]*[.B$134]+[.O44]*[.B$135]+[.Q44]*[.B$136]+[.R44]*[.B$137]+[.S44]*[.B$138]+[.T44]*[.B$139]+[.U44]*[.B$140]+[.W44]*[.B$142]+[.X44]*[.B$143]+[.AC44]*[.B$148])" office:value-type="float" office:value="1.5">
              <text:p>1.5</text:p>
            </table:table-cell>
            <table:table-cell table:style-name="ce18" table:formula="of:=[.AD44]+[.H44]-IF([.V44]&gt;0;0;[.F44]+[.G44])" office:value-type="float" office:value="0.5">
              <text:p>0.5</text:p>
            </table:table-cell>
            <table:table-cell table:style-name="ce20" table:formula="of:=[.AE44]+[.AE45]" office:value-type="float" office:value="1.46">
              <text:p>1.5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2 Credits</text:p>
            </table:table-cell>
            <table:table-cell table:style-name="ce9"/>
            <table:table-cell table:number-columns-repeated="4" table:style-name="ce9"/>
            <table:table-cell table:style-name="ce9" office:value-type="float" office:value="2">
              <text:p>2</text:p>
            </table:table-cell>
            <table:table-cell table:number-columns-repeated="15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45]&gt;0;[.B$129]*[.V45];0)+IF([.V45]&gt;0;[.B$141];1)*IF([.Y45]&gt;0;[.B$144];1)*IF([.P45]&gt;0;[.P45];1)*IF([.AA45]=1;[.AA45]*[.B$147];1)*([.I45]*[.B$129]+[.J45]*[.B$130]+[.K45]*[.B$131]+[.L45]*[.B$132]+[.M45]*[.B$134]+[.N45]*[.B$134]+[.O45]*[.B$135]+[.Q45]*[.B$136]+[.R45]*[.B$137]+[.S45]*[.B$138]+[.T45]*[.B$139]+[.U45]*[.B$140]+[.W45]*[.B$142]+[.X45]*[.B$143]+[.AC45]*[.B$148])" office:value-type="float" office:value="0.96">
              <text:p>1.0</text:p>
            </table:table-cell>
            <table:table-cell table:style-name="ce18" table:formula="of:=[.AD45]+[.H45]-IF([.V45]&gt;0;0;[.F45]+[.G45])" office:value-type="float" office:value="0.96">
              <text:p>1.0</text:p>
            </table:table-cell>
            <table:table-cell table:style-name="ce20"/>
            <table:table-cell table:number-columns-repeated="992"/>
          </table:table-row>
        </table:table-row-group>
        <table:table-row table:style-name="ro2">
          <table:table-cell office:value-type="string">
            <text:p>Proton Reflector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6]&lt;5; 3; IF([.F46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46]/2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4">
            <text:p>4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6]&gt;0;[.B$129]*[.V46];0)+IF([.V46]&gt;0;[.B$141];1)*IF([.Y46]&gt;0;[.B$144];1)*IF([.P46]&gt;0;[.P46];1)*IF([.AA46]=1;[.AA46]*[.B$147];1)*([.I46]*[.B$129]+[.J46]*[.B$130]+[.K46]*[.B$131]+[.L46]*[.B$132]+[.M46]*[.B$134]+[.N46]*[.B$134]+[.O46]*[.B$135]+[.Q46]*[.B$136]+[.R46]*[.B$137]+[.S46]*[.B$138]+[.T46]*[.B$139]+[.U46]*[.B$140]+[.W46]*[.B$142]+[.X46]*[.B$143]+[.AC46]*[.B$148])" office:value-type="float" office:value="3.7">
            <text:p>3.7</text:p>
          </table:table-cell>
          <table:table-cell table:style-name="ce18" table:formula="of:=[.AD46]+[.H46]-IF([.V46]&gt;0;0;[.F46]+[.G46])" office:value-type="float" office:value="1.7">
            <text:p>1.7</text:p>
          </table:table-cell>
          <table:table-cell table:style-name="ce20" table:formula="of:=[.AE46]" office:value-type="float" office:value="1.7">
            <text:p>1.7</text:p>
          </table:table-cell>
          <table:table-cell table:number-columns-repeated="992"/>
        </table:table-row>
        <table:table-row table:style-name="ro2">
          <table:table-cell office:value-type="string">
            <text:p>Hyades Destroye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4 Energy to gain 5 Strength and 2 Energy</text:p>
          </table:table-cell>
          <table:table-cell table:style-name="ce9" table:formula="of:=IF([.F47]&lt;5; 3; IF([.F47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47]/2;1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7]&gt;0;[.B$129]*[.V47];0)+IF([.V47]&gt;0;[.B$141];1)*IF([.Y47]&gt;0;[.B$144];1)*IF([.P47]&gt;0;[.P47];1)*IF([.AA47]=1;[.AA47]*[.B$147];1)*([.I47]*[.B$129]+[.J47]*[.B$130]+[.K47]*[.B$131]+[.L47]*[.B$132]+[.M47]*[.B$134]+[.N47]*[.B$134]+[.O47]*[.B$135]+[.Q47]*[.B$136]+[.R47]*[.B$137]+[.S47]*[.B$138]+[.T47]*[.B$139]+[.U47]*[.B$140]+[.W47]*[.B$142]+[.X47]*[.B$143]+[.AC47]*[.B$148])" office:value-type="float" office:value="6.5">
            <text:p>6.5</text:p>
          </table:table-cell>
          <table:table-cell table:style-name="ce18" table:formula="of:=[.AD47]+[.H47]-IF([.V47]&gt;0;0;[.F47]+[.G47])" office:value-type="float" office:value="4.5">
            <text:p>4.5</text:p>
          </table:table-cell>
          <table:table-cell table:style-name="ce20" table:formula="of:=[.AE47]" office:value-type="float" office:value="4.5">
            <text:p>4.5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Ida Shield</text:p>
          </table:table-cell>
          <table:table-cell office:value-type="string">
            <text:p>S</text:p>
          </table:table-cell>
          <table:table-cell office:value-type="string">
            <text:p>Shield</text:p>
          </table:table-cell>
          <table:table-cell/>
          <table:table-cell table:style-name="ce9" table:formula="of:=IF([.F48]&lt;5; 3; IF([.F48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48]/2;1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office:value-type="float" office:value="6">
            <text:p>6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5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48]&gt;0;[.B$129]*[.V48];0)+IF([.V48]&gt;0;[.B$141];1)*IF([.Y48]&gt;0;[.B$144];1)*IF([.P48]&gt;0;[.P48];1)*IF([.AA48]=1;[.AA48]*[.B$147];1)*([.I48]*[.B$129]+[.J48]*[.B$130]+[.K48]*[.B$131]+[.L48]*[.B$132]+[.M48]*[.B$134]+[.N48]*[.B$134]+[.O48]*[.B$135]+[.Q48]*[.B$136]+[.R48]*[.B$137]+[.S48]*[.B$138]+[.T48]*[.B$139]+[.U48]*[.B$140]+[.W48]*[.B$142]+[.X48]*[.B$143]+[.AC48]*[.B$148])" office:value-type="float" office:value="4">
            <text:p>4.0</text:p>
          </table:table-cell>
          <table:table-cell table:style-name="ce18" table:formula="of:=[.AD48]+[.H48]-IF([.V48]&gt;0;0;[.F48]+[.G48])" office:value-type="float" office:value="1">
            <text:p>1.0</text:p>
          </table:table-cell>
          <table:table-cell table:style-name="ce20" table:formula="of:=[.AE48]" office:value-type="float" office:value="1">
            <text:p>1.0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Star Gatherer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Pay 2 Energy to gain 5 Credits</text:p>
            </table:table-cell>
            <table:table-cell table:style-name="ce9" table:formula="of:=IF([.F49]&lt;5; 3; IF([.F49]&lt;7; 2; 1))" office:value-type="float" office:value="2">
              <text:p>2</text:p>
            </table:table-cell>
            <table:table-cell table:style-name="ce9" office:value-type="float" office:value="6">
              <text:p>6</text:p>
            </table:table-cell>
            <table:table-cell table:style-name="ce9"/>
            <table:table-cell table:style-name="ce9" table:formula="of:=CEILING([.F49]/2;1)" office:value-type="float" office:value="3">
              <text:p>3</text:p>
            </table:table-cell>
            <table:table-cell table:style-name="ce9" office:value-type="float" office:value="2">
              <text:p>2</text:p>
            </table:table-cell>
            <table:table-cell table:style-name="ce9" office:value-type="float" office:value="5">
              <text:p>5</text:p>
            </table:table-cell>
            <table:table-cell table:number-columns-repeated="15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49]&gt;0;[.B$129]*[.V49];0)+IF([.V49]&gt;0;[.B$141];1)*IF([.Y49]&gt;0;[.B$144];1)*IF([.P49]&gt;0;[.P49];1)*IF([.AA49]=1;[.AA49]*[.B$147];1)*([.I49]*[.B$129]+[.J49]*[.B$130]+[.K49]*[.B$131]+[.L49]*[.B$132]+[.M49]*[.B$134]+[.N49]*[.B$134]+[.O49]*[.B$135]+[.Q49]*[.B$136]+[.R49]*[.B$137]+[.S49]*[.B$138]+[.T49]*[.B$139]+[.U49]*[.B$140]+[.W49]*[.B$142]+[.X49]*[.B$143]+[.AC49]*[.B$148])" office:value-type="float" office:value="5">
              <text:p>5.0</text:p>
            </table:table-cell>
            <table:table-cell table:style-name="ce18" table:formula="of:=[.AD49]+[.H49]-IF([.V49]&gt;0;0;[.F49]+[.G49])" office:value-type="float" office:value="2">
              <text:p>2.0</text:p>
            </table:table-cell>
            <table:table-cell table:style-name="ce20" table:formula="of:=[.AE49]+[.AE50]" office:value-type="float" office:value="3.24">
              <text:p>3.2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table:style-name="ce7" office:value-type="string">
              <text:p>S</text:p>
            </table:table-cell>
            <table:table-cell table:style-name="ce7" office:value-type="string">
              <text:p>Ability</text:p>
            </table:table-cell>
            <table:table-cell table:style-name="ce7" office:value-type="string">
              <text:p>Pay 1 Energy to gain 3 Credits</text:p>
            </table:table-cell>
            <table:table-cell table:style-name="ce9"/>
            <table:table-cell table:number-columns-repeated="2" table:style-name="ce12"/>
            <table:table-cell table:style-name="ce9"/>
            <table:table-cell table:style-name="ce12" office:value-type="float" office:value="1">
              <text:p>1</text:p>
            </table:table-cell>
            <table:table-cell table:style-name="ce12" office:value-type="float" office:value="3">
              <text:p>3</text:p>
            </table:table-cell>
            <table:table-cell table:number-columns-repeated="15" table:style-name="ce12"/>
            <table:table-cell table:style-name="ce12"/>
            <table:table-cell table:style-name="ce12" office:value-type="float" office:value="1">
              <text:p>1</text:p>
            </table:table-cell>
            <table:table-cell table:style-name="ce12"/>
            <table:table-cell table:style-name="ce17"/>
            <table:table-cell table:style-name="ce15" table:formula="of:=IF([.V50]&gt;0;[.B$129]*[.V50];0)+IF([.V50]&gt;0;[.B$141];1)*IF([.Y50]&gt;0;[.B$144];1)*IF([.P50]&gt;0;[.P50];1)*IF([.AA50]=1;[.AA50]*[.B$147];1)*([.I50]*[.B$129]+[.J50]*[.B$130]+[.K50]*[.B$131]+[.L50]*[.B$132]+[.M50]*[.B$134]+[.N50]*[.B$134]+[.O50]*[.B$135]+[.Q50]*[.B$136]+[.R50]*[.B$137]+[.S50]*[.B$138]+[.T50]*[.B$139]+[.U50]*[.B$140]+[.W50]*[.B$142]+[.X50]*[.B$143]+[.AC50]*[.B$148])" office:value-type="float" office:value="1.24">
              <text:p>1.2</text:p>
            </table:table-cell>
            <table:table-cell table:style-name="ce18" table:formula="of:=[.AD50]+[.H50]-IF([.V50]&gt;0;0;[.F50]+[.G50])" office:value-type="float" office:value="1.24">
              <text:p>1.2</text:p>
            </table:table-cell>
            <table:table-cell table:style-name="ce21"/>
            <table:table-cell table:style-name="ce7" table:number-columns-repeated="992"/>
          </table:table-row>
        </table:table-row-group>
        <table:table-row table:style-name="ro2">
          <table:table-cell office:value-type="string">
            <text:p>Planetmender</text:p>
          </table:table-cell>
          <table:table-cell office:value-type="string">
            <text:p>S</text:p>
          </table:table-cell>
          <table:table-cell office:value-type="string">
            <text:p>Ship</text:p>
          </table:table-cell>
          <table:table-cell office:value-type="string">
            <text:p>Pay 3 Energy to Heal 3 on any Planet </text:p>
          </table:table-cell>
          <table:table-cell table:style-name="ce9" table:formula="of:=IF([.F51]&lt;5; 3; IF([.F51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51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1]&gt;0;[.B$129]*[.V51];0)+IF([.V51]&gt;0;[.B$141];1)*IF([.Y51]&gt;0;[.B$144];1)*IF([.P51]&gt;0;[.P51];1)*IF([.AA51]=1;[.AA51]*[.B$147];1)*([.I51]*[.B$129]+[.J51]*[.B$130]+[.K51]*[.B$131]+[.L51]*[.B$132]+[.M51]*[.B$134]+[.N51]*[.B$134]+[.O51]*[.B$135]+[.Q51]*[.B$136]+[.R51]*[.B$137]+[.S51]*[.B$138]+[.T51]*[.B$139]+[.U51]*[.B$140]+[.W51]*[.B$142]+[.X51]*[.B$143]+[.AC51]*[.B$148])" office:value-type="float" office:value="0">
            <text:p>0.0</text:p>
          </table:table-cell>
          <table:table-cell table:style-name="ce18" table:formula="of:=[.AD51]+[.H51]-IF([.V51]&gt;0;0;[.F51]+[.G51])" office:value-type="float" office:value="-3">
            <text:p>-3.0</text:p>
          </table:table-cell>
          <table:table-cell table:style-name="ce20" table:formula="of:=[.AE51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office:value-type="string">
            <text:p>Black Hole Collector</text:p>
          </table:table-cell>
          <table:table-cell office:value-type="string">
            <text:p>S</text:p>
          </table:table-cell>
          <table:table-cell office:value-type="string">
            <text:p>Fleet</text:p>
          </table:table-cell>
          <table:table-cell office:value-type="string">
            <text:p>Pay X Energy. Gain 2 credits for each energy paid</text:p>
          </table:table-cell>
          <table:table-cell table:style-name="ce9" table:formula="of:=IF([.F52]&lt;5; 3; IF([.F52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52]/2;1)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5" table:style-name="ce9"/>
          <table:table-cell table:style-name="ce9" office:value-type="float" office:value="3">
            <text:p>3</text:p>
          </table:table-cell>
          <table:table-cell table:number-columns-repeated="9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2]&gt;0;[.B$129]*[.V52];0)+IF([.V52]&gt;0;[.B$141];1)*IF([.Y52]&gt;0;[.B$144];1)*IF([.P52]&gt;0;[.P52];1)*IF([.AA52]=1;[.AA52]*[.B$147];1)*([.I52]*[.B$129]+[.J52]*[.B$130]+[.K52]*[.B$131]+[.L52]*[.B$132]+[.M52]*[.B$134]+[.N52]*[.B$134]+[.O52]*[.B$135]+[.Q52]*[.B$136]+[.R52]*[.B$137]+[.S52]*[.B$138]+[.T52]*[.B$139]+[.U52]*[.B$140]+[.W52]*[.B$142]+[.X52]*[.B$143]+[.AC52]*[.B$148])" office:value-type="float" office:value="5.7">
            <text:p>5.7</text:p>
          </table:table-cell>
          <table:table-cell table:style-name="ce18" table:formula="of:=[.AD52]+[.H52]-IF([.V52]&gt;0;0;[.F52]+[.G52])" office:value-type="float" office:value="1.7">
            <text:p>1.7</text:p>
          </table:table-cell>
          <table:table-cell table:style-name="ce20" table:formula="of:=[.AE52]" office:value-type="float" office:value="1.7">
            <text:p>1.7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Vega High Command</text:p>
            </table:table-cell>
            <table:table-cell office:value-type="string">
              <text:p>S</text:p>
            </table:table-cell>
            <table:table-cell office:value-type="string">
              <text:p>Ship</text:p>
            </table:table-cell>
            <table:table-cell office:value-type="string">
              <text:p>You may pay 5 less Credits and 5 less Strength for each planet colonized this turn</text:p>
            </table:table-cell>
            <table:table-cell table:style-name="ce9" table:formula="of:=IF([.F53]&lt;5; 3; IF([.F53]&lt;7; 2; 1))" office:value-type="float" office:value="1">
              <text:p>1</text:p>
            </table:table-cell>
            <table:table-cell table:style-name="ce9" office:value-type="float" office:value="9">
              <text:p>9</text:p>
            </table:table-cell>
            <table:table-cell table:style-name="ce9"/>
            <table:table-cell table:style-name="ce9" table:formula="of:=CEILING([.F53]/2;1)" office:value-type="float" office:value="5">
              <text:p>5</text:p>
            </table:table-cell>
            <table:table-cell table:style-name="ce9"/>
            <table:table-cell table:number-columns-repeated="2" table:style-name="ce9" office:value-type="float" office:value="5">
              <text:p>5</text:p>
            </table:table-cell>
            <table:table-cell table:number-columns-repeated="14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53]&gt;0;[.B$129]*[.V53];0)+IF([.V53]&gt;0;[.B$141];1)*IF([.Y53]&gt;0;[.B$144];1)*IF([.P53]&gt;0;[.P53];1)*IF([.AA53]=1;[.AA53]*[.B$147];1)*([.I53]*[.B$129]+[.J53]*[.B$130]+[.K53]*[.B$131]+[.L53]*[.B$132]+[.M53]*[.B$134]+[.N53]*[.B$134]+[.O53]*[.B$135]+[.Q53]*[.B$136]+[.R53]*[.B$137]+[.S53]*[.B$138]+[.T53]*[.B$139]+[.U53]*[.B$140]+[.W53]*[.B$142]+[.X53]*[.B$143]+[.AC53]*[.B$148])" office:value-type="float" office:value="13">
              <text:p>13.0</text:p>
            </table:table-cell>
            <table:table-cell table:style-name="ce18" table:formula="of:=[.AD53]+[.H53]-IF([.V53]&gt;0;0;[.F53]+[.G53])" office:value-type="float" office:value="9">
              <text:p>9.0</text:p>
            </table:table-cell>
            <table:table-cell table:style-name="ce20" table:formula="of:=[.AE53]+[.AE54]" office:value-type="float" office:value="9.9">
              <text:p>9.9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</text:p>
            </table:table-cell>
            <table:table-cell office:value-type="string">
              <text:p>Ability</text:p>
            </table:table-cell>
            <table:table-cell office:value-type="string">
              <text:p>Gain 3 Energy</text:p>
            </table:table-cell>
            <table:table-cell table:style-name="ce9"/>
            <table:table-cell table:number-columns-repeated="6" table:style-name="ce9"/>
            <table:table-cell table:style-name="ce9" office:value-type="float" office:value="3">
              <text:p>3</text:p>
            </table:table-cell>
            <table:table-cell table:number-columns-repeated="13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54]&gt;0;[.B$129]*[.V54];0)+IF([.V54]&gt;0;[.B$141];1)*IF([.Y54]&gt;0;[.B$144];1)*IF([.P54]&gt;0;[.P54];1)*IF([.AA54]=1;[.AA54]*[.B$147];1)*([.I54]*[.B$129]+[.J54]*[.B$130]+[.K54]*[.B$131]+[.L54]*[.B$132]+[.M54]*[.B$134]+[.N54]*[.B$134]+[.O54]*[.B$135]+[.Q54]*[.B$136]+[.R54]*[.B$137]+[.S54]*[.B$138]+[.T54]*[.B$139]+[.U54]*[.B$140]+[.W54]*[.B$142]+[.X54]*[.B$143]+[.AC54]*[.B$148])" office:value-type="float" office:value="0.9">
              <text:p>0.9</text:p>
            </table:table-cell>
            <table:table-cell table:style-name="ce18" table:formula="of:=[.AD54]+[.H54]-IF([.V54]&gt;0;0;[.F54]+[.G54])" office:value-type="float" office:value="0.9">
              <text:p>0.9</text:p>
            </table:table-cell>
            <table:table-cell table:style-name="ce20"/>
            <table:table-cell table:number-columns-repeated="992"/>
          </table:table-row>
        </table:table-row-group>
        <table:table-row table:style-name="ro2">
          <table:table-cell table:style-name="ce2" office:value-type="string">
            <text:p>Total</text:p>
          </table:table-cell>
          <table:table-cell table:style-name="ce6" table:number-columns-repeated="3"/>
          <table:table-cell table:style-name="ce10" table:formula="of:=SUM([.E42:.E54])" office:value-type="float" office:value="21">
            <text:p>21</text:p>
          </table:table-cell>
          <table:table-cell table:number-columns-repeated="3" table:style-name="ce10"/>
          <table:table-cell table:style-name="ce10" table:formula="of:=SUM([.I42:.I53])" office:value-type="float" office:value="13">
            <text:p>13</text:p>
          </table:table-cell>
          <table:table-cell table:style-name="ce10" table:formula="of:=SUM([.J42:.J53])" office:value-type="float" office:value="20">
            <text:p>20</text:p>
          </table:table-cell>
          <table:table-cell table:style-name="ce10" table:formula="of:=SUM([.K42:.K53])" office:value-type="float" office:value="11">
            <text:p>11</text:p>
          </table:table-cell>
          <table:table-cell table:style-name="ce10" table:formula="of:=SUM([.L42:.L53])" office:value-type="float" office:value="4">
            <text:p>4</text:p>
          </table:table-cell>
          <table:table-cell table:style-name="ce10" table:formula="of:=SUM([.M42:.M53])" office:value-type="float" office:value="0">
            <text:p>0</text:p>
          </table:table-cell>
          <table:table-cell table:style-name="ce10" table:formula="of:=SUM([.N42:.N53])" office:value-type="float" office:value="0">
            <text:p>0</text:p>
          </table:table-cell>
          <table:table-cell table:style-name="ce10" table:formula="of:=SUM([.O42:.O53])" office:value-type="float" office:value="12">
            <text:p>12</text:p>
          </table:table-cell>
          <table:table-cell table:style-name="ce10" table:formula="of:=SUM([.P42:.P53])" office:value-type="float" office:value="3">
            <text:p>3</text:p>
          </table:table-cell>
          <table:table-cell table:style-name="ce10" table:formula="of:=SUM([.Q42:.Q53])" office:value-type="float" office:value="0">
            <text:p>0</text:p>
          </table:table-cell>
          <table:table-cell table:style-name="ce10" table:formula="of:=SUM([.R42:.R53])" office:value-type="float" office:value="0">
            <text:p>0</text:p>
          </table:table-cell>
          <table:table-cell table:style-name="ce10" table:formula="of:=SUM([.S42:.S53])" office:value-type="float" office:value="0">
            <text:p>0</text:p>
          </table:table-cell>
          <table:table-cell table:style-name="ce10" table:formula="of:=SUM([.T42:.T53])" office:value-type="float" office:value="3">
            <text:p>3</text:p>
          </table:table-cell>
          <table:table-cell table:style-name="ce10" table:formula="of:=SUM([.U42:.U53])" office:value-type="float" office:value="0">
            <text:p>0</text:p>
          </table:table-cell>
          <table:table-cell table:style-name="ce10" table:formula="of:=SUM([.V42:.V53])" office:value-type="float" office:value="0">
            <text:p>0</text:p>
          </table:table-cell>
          <table:table-cell table:style-name="ce10" table:formula="of:=SUM([.W42:.W53])" office:value-type="float" office:value="0">
            <text:p>0</text:p>
          </table:table-cell>
          <table:table-cell table:style-name="ce10" table:formula="of:=SUM([.X42:.X53])" office:value-type="float" office:value="0">
            <text:p>0</text:p>
          </table:table-cell>
          <table:table-cell table:style-name="ce10" table:formula="of:=SUM([.Y42:.Y53])" office:value-type="float" office:value="0">
            <text:p>0</text:p>
          </table:table-cell>
          <table:table-cell table:style-name="ce10" table:formula="of:=SUM([.Z42:.Z53])" office:value-type="float" office:value="0">
            <text:p>0</text:p>
          </table:table-cell>
          <table:table-cell table:style-name="ce10" table:formula="of:=SUM([.AA42:.AA53])" office:value-type="float" office:value="2">
            <text:p>2</text:p>
          </table:table-cell>
          <table:table-cell table:style-name="ce10"/>
          <table:table-cell table:style-name="ce16" table:formula="of:=SUM([.AC42:.AC53])" office:value-type="float" office:value="0">
            <text:p>0.0</text:p>
          </table:table-cell>
          <table:table-cell table:style-name="ce15" table:formula="of:=IF([.V55]&gt;0;[.B$129]*[.V55];0)+IF([.V55]&gt;0;[.B$141];1)*IF([.Y55]&gt;0;[.B$144];1)*IF([.P55]&gt;0;[.P55];1)*IF([.AA55]=1;[.AA55]*[.B$147];1)*([.I55]*[.B$129]+[.J55]*[.B$130]+[.K55]*[.B$131]+[.L55]*[.B$132]+[.M55]*[.B$134]+[.N55]*[.B$134]+[.O55]*[.B$135]+[.Q55]*[.B$136]+[.R55]*[.B$137]+[.S55]*[.B$138]+[.T55]*[.B$139]+[.U55]*[.B$140]+[.W55]*[.B$142]+[.X55]*[.B$143]+[.AC55]*[.B$148])" office:value-type="float" office:value="132.9">
            <text:p>132.9</text:p>
          </table:table-cell>
          <table:table-cell table:style-name="ce18" table:formula="of:=[.AD55]+[.H55]-IF([.V55]&gt;0;0;[.F55]+[.G55])" office:value-type="float" office:value="132.9">
            <text:p>132.9</text:p>
          </table:table-cell>
          <table:table-cell table:style-name="ce20" table:formula="of:=[.AE55]" office:value-type="float" office:value="132.9">
            <text:p>132.9</text:p>
          </table:table-cell>
          <table:table-cell table:number-columns-repeated="992"/>
        </table:table-row>
        <table:table-row table:style-name="ro2">
          <table:table-cell office:value-type="string">
            <text:p>Rogue Alliance</text:p>
          </table:table-cell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6]&gt;0;[.B$129]*[.V56];0)+IF([.V56]&gt;0;[.B$141];1)*IF([.Y56]&gt;0;[.B$144];1)*IF([.P56]&gt;0;[.P56];1)*IF([.AA56]=1;[.AA56]*[.B$147];1)*([.I56]*[.B$129]+[.J56]*[.B$130]+[.K56]*[.B$131]+[.L56]*[.B$132]+[.M56]*[.B$134]+[.N56]*[.B$134]+[.O56]*[.B$135]+[.Q56]*[.B$136]+[.R56]*[.B$137]+[.S56]*[.B$138]+[.T56]*[.B$139]+[.U56]*[.B$140]+[.W56]*[.B$142]+[.X56]*[.B$143]+[.AC56]*[.B$148])" office:value-type="float" office:value="0">
            <text:p>0.0</text:p>
          </table:table-cell>
          <table:table-cell table:style-name="ce18" table:formula="of:=[.AD56]+[.H56]-IF([.V56]&gt;0;0;[.F56]+[.G56])" office:value-type="float" office:value="0">
            <text:p>0.0</text:p>
          </table:table-cell>
          <table:table-cell table:style-name="ce20" table:formula="of:=[.AE56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“Micky” Micro Cruis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Pay 1 Energy. Gain 2 Credits OR 2 Strength</text:p>
          </table:table-cell>
          <table:table-cell table:style-name="ce9" table:formula="of:=IF([.F57]&lt;5; 3; IF([.F57]&lt;7; 2; 1)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table:formula="of:=CEILING([.F57]/2;1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1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7]&gt;0;[.B$129]*[.V57];0)+IF([.V57]&gt;0;[.B$141];1)*IF([.Y57]&gt;0;[.B$144];1)*IF([.P57]&gt;0;[.P57];1)*IF([.AA57]=1;[.AA57]*[.B$147];1)*([.I57]*[.B$129]+[.J57]*[.B$130]+[.K57]*[.B$131]+[.L57]*[.B$132]+[.M57]*[.B$134]+[.N57]*[.B$134]+[.O57]*[.B$135]+[.Q57]*[.B$136]+[.R57]*[.B$137]+[.S57]*[.B$138]+[.T57]*[.B$139]+[.U57]*[.B$140]+[.W57]*[.B$142]+[.X57]*[.B$143]+[.AC57]*[.B$148])" office:value-type="float" office:value="2.82">
            <text:p>2.8</text:p>
          </table:table-cell>
          <table:table-cell table:style-name="ce18" table:formula="of:=[.AD57]+[.H57]-IF([.V57]&gt;0;0;[.F57]+[.G57])" office:value-type="float" office:value="2.82">
            <text:p>2.8</text:p>
          </table:table-cell>
          <table:table-cell table:style-name="ce20" table:formula="of:=[.AE57]" office:value-type="float" office:value="2.82">
            <text:p>2.8</text:p>
          </table:table-cell>
          <table:table-cell office:value-type="string">
            <text:p>The copyright force is strong with this one</text:p>
          </table:table-cell>
          <table:table-cell table:number-columns-repeated="991"/>
        </table:table-row>
        <table:table-row table:style-name="ro2">
          <table:table-cell office:value-type="string">
            <text:p>Nebulon Hopper</text:p>
          </table:table-cell>
          <table:table-cell office:value-type="string">
            <text:p>RA</text:p>
          </table:table-cell>
          <table:table-cell office:value-type="string">
            <text:p>Ship</text:p>
          </table:table-cell>
          <table:table-cell office:value-type="string">
            <text:p>Gain 2 Energy. Retain</text:p>
          </table:table-cell>
          <table:table-cell table:style-name="ce9" table:formula="of:=IF([.F58]&lt;5; 3; IF([.F58]&lt;7; 2; 1))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[.F58]/2;1)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office:value-type="float" office:value="1">
            <text:p>1</text:p>
          </table:table-cell>
          <table:table-cell table:number-columns-repeated="6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58]&gt;0;[.B$129]*[.V58];0)+IF([.V58]&gt;0;[.B$141];1)*IF([.Y58]&gt;0;[.B$144];1)*IF([.P58]&gt;0;[.P58];1)*IF([.AA58]=1;[.AA58]*[.B$147];1)*([.I58]*[.B$129]+[.J58]*[.B$130]+[.K58]*[.B$131]+[.L58]*[.B$132]+[.M58]*[.B$134]+[.N58]*[.B$134]+[.O58]*[.B$135]+[.Q58]*[.B$136]+[.R58]*[.B$137]+[.S58]*[.B$138]+[.T58]*[.B$139]+[.U58]*[.B$140]+[.W58]*[.B$142]+[.X58]*[.B$143]+[.AC58]*[.B$148])" office:value-type="float" office:value="2.6">
            <text:p>2.6</text:p>
          </table:table-cell>
          <table:table-cell table:style-name="ce18" table:formula="of:=[.AD58]+[.H58]-IF([.V58]&gt;0;0;[.F58]+[.G58])" office:value-type="float" office:value="1.6">
            <text:p>1.6</text:p>
          </table:table-cell>
          <table:table-cell table:style-name="ce20" table:formula="of:=[.AE58]" office:value-type="float" office:value="1.6">
            <text:p>1.6</text:p>
          </table:table-cell>
          <table:table-cell table:number-columns-repeated="992"/>
        </table:table-row>
        <table:table-row-group>
          <table:table-row table:style-name="ro2">
            <table:table-cell office:value-type="string">
              <text:p>Metallic Hydrogen Supplier</text:p>
            </table:table-cell>
            <table:table-cell office:value-type="string">
              <text:p>RA</text:p>
            </table:table-cell>
            <table:table-cell office:value-type="string">
              <text:p>Fleet</text:p>
            </table:table-cell>
            <table:table-cell office:value-type="string">
              <text:p>Gain 1 Credit. You may scrap a card in your hand or discard pile</text:p>
            </table:table-cell>
            <table:table-cell table:style-name="ce9" table:formula="of:=IF([.F59]&lt;5; 3; IF([.F59]&lt;7; 2; 1))" office:value-type="float" office:value="3">
              <text:p>3</text:p>
            </table:table-cell>
            <table:table-cell table:style-name="ce9" office:value-type="float" office:value="3">
              <text:p>3</text:p>
            </table:table-cell>
            <table:table-cell table:style-name="ce9"/>
            <table:table-cell table:style-name="ce9" table:formula="of:=CEILING([.F59]/2;1)" office:value-type="float" office:value="2">
              <text:p>2</text:p>
            </table:table-cell>
            <table:table-cell table:style-name="ce9"/>
            <table:table-cell table:style-name="ce9" office:value-type="float" office:value="1">
              <text:p>1</text:p>
            </table:table-cell>
            <table:table-cell table:number-columns-repeated="8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/>
            <table:table-cell table:style-name="ce9"/>
            <table:table-cell table:style-name="ce9"/>
            <table:table-cell table:style-name="ce15"/>
            <table:table-cell table:style-name="ce15" table:formula="of:=IF([.V59]&gt;0;[.B$129]*[.V59];0)+IF([.V59]&gt;0;[.B$141];1)*IF([.Y59]&gt;0;[.B$144];1)*IF([.P59]&gt;0;[.P59];1)*IF([.AA59]=1;[.AA59]*[.B$147];1)*([.I59]*[.B$129]+[.J59]*[.B$130]+[.K59]*[.B$131]+[.L59]*[.B$132]+[.M59]*[.B$134]+[.N59]*[.B$134]+[.O59]*[.B$135]+[.Q59]*[.B$136]+[.R59]*[.B$137]+[.S59]*[.B$138]+[.T59]*[.B$139]+[.U59]*[.B$140]+[.W59]*[.B$142]+[.X59]*[.B$143]+[.AC59]*[.B$148])" office:value-type="float" office:value="2.3">
              <text:p>2.3</text:p>
            </table:table-cell>
            <table:table-cell table:style-name="ce18" table:formula="of:=[.AD59]+[.H59]-IF([.V59]&gt;0;0;[.F59]+[.G59])" office:value-type="float" office:value="1.3">
              <text:p>1.3</text:p>
            </table:table-cell>
            <table:table-cell table:style-name="ce20" table:formula="of:=[.AE59]+[.AE60]" office:value-type="float" office:value="1.54">
              <text:p>1.5</text:p>
            </table:table-cell>
            <table:table-cell table:number-columns-repeated="992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RA</text:p>
            </table:table-cell>
            <table:table-cell office:value-type="string">
              <text:p>Ability</text:p>
            </table:table-cell>
            <table:table-cell office:value-type="string">
              <text:p>Pay 1 Energy to scrap a card in your hand or discard pile</text:p>
            </table:table-cell>
            <table:table-cell table:style-name="ce9"/>
            <table:table-cell table:number-columns-repeated="3" table:style-name="ce9"/>
            <table:table-cell table:style-name="ce9" office:value-type="float" office:value="1">
              <text:p>1</text:p>
            </table:table-cell>
            <table:table-cell table:number-columns-repeated="9" table:style-name="ce9"/>
            <table:table-cell table:style-name="ce9" office:value-type="float" office:value="1">
              <text:p>1</text:p>
            </table:table-cell>
            <table:table-cell table:number-columns-repeated="6" table:style-name="ce9"/>
            <table:table-cell table:style-name="ce9"/>
            <table:table-cell table:style-name="ce9" office:value-type="float" office:value="1">
              <text:p>1</text:p>
            </table:table-cell>
            <table:table-cell table:style-name="ce9"/>
            <table:table-cell table:style-name="ce15"/>
            <table:table-cell table:style-name="ce15" table:formula="of:=IF([.V60]&gt;0;[.B$129]*[.V60];0)+IF([.V60]&gt;0;[.B$141];1)*IF([.Y60]&gt;0;[.B$144];1)*IF([.P60]&gt;0;[.P60];1)*IF([.AA60]=1;[.AA60]*[.B$147];1)*([.I60]*[.B$129]+[.J60]*[.B$130]+[.K60]*[.B$131]+[.L60]*[.B$132]+[.M60]*[.B$134]+[.N60]*[.B$134]+[.O60]*[.B$135]+[.Q60]*[.B$136]+[.R60]*[.B$137]+[.S60]*[.B$138]+[.T60]*[.B$139]+[.U60]*[.B$140]+[.W60]*[.B$142]+[.X60]*[.B$143]+[.AC60]*[.B$148])" office:value-type="float" office:value="0.24">
              <text:p>0.2</text:p>
            </table:table-cell>
            <table:table-cell table:style-name="ce18" table:formula="of:=[.AD60]+[.H60]-IF([.V60]&gt;0;0;[.F60]+[.G60])" office:value-type="float" office:value="0.24">
              <text:p>0.2</text:p>
            </table:table-cell>
            <table:table-cell table:style-name="ce20"/>
            <table:table-cell table:number-columns-repeated="992"/>
          </table:table-row>
        </table:table-row-group>
        <table:table-row table:style-name="ro2">
          <table:table-cell/>
          <table:table-cell office:value-type="string">
            <text:p>RA</text:p>
          </table:table-cell>
          <table:table-cell/>
          <table:table-cell office:value-type="string">
            <text:p>Pay 2 Energy to gain 4 Credits or Strength</text:p>
          </table:table-cell>
          <table:table-cell table:style-name="ce9" table:formula="of:=IF([.F61]&lt;5; 3; IF([.F61]&lt;7; 2; 1))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/>
          <table:table-cell table:style-name="ce9" table:formula="of:=CEILING([.F61]/2;1)" office:value-type="float" office:value="2">
            <text:p>2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13" table:style-name="ce9"/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1]&gt;0;[.B$129]*[.V61];0)+IF([.V61]&gt;0;[.B$141];1)*IF([.Y61]&gt;0;[.B$144];1)*IF([.P61]&gt;0;[.P61];1)*IF([.AA61]=1;[.AA61]*[.B$147];1)*([.I61]*[.B$129]+[.J61]*[.B$130]+[.K61]*[.B$131]+[.L61]*[.B$132]+[.M61]*[.B$134]+[.N61]*[.B$134]+[.O61]*[.B$135]+[.Q61]*[.B$136]+[.R61]*[.B$137]+[.S61]*[.B$138]+[.T61]*[.B$139]+[.U61]*[.B$140]+[.W61]*[.B$142]+[.X61]*[.B$143]+[.AC61]*[.B$148])" office:value-type="float" office:value="2.52">
            <text:p>2.5</text:p>
          </table:table-cell>
          <table:table-cell table:style-name="ce18" table:formula="of:=[.AD61]+[.H61]-IF([.V61]&gt;0;0;[.F61]+[.G61])" office:value-type="float" office:value="0.52">
            <text:p>0.5</text:p>
          </table:table-cell>
          <table:table-cell table:style-name="ce20" table:formula="of:=[.AE61]" office:value-type="float" office:value="0.52">
            <text:p>0.5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2]&lt;5; 3; IF([.F62]&lt;7; 2; 1))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/>
          <table:table-cell table:style-name="ce9" table:formula="of:=CEILING([.F62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2]&gt;0;[.B$129]*[.V62];0)+IF([.V62]&gt;0;[.B$141];1)*IF([.Y62]&gt;0;[.B$144];1)*IF([.P62]&gt;0;[.P62];1)*IF([.AA62]=1;[.AA62]*[.B$147];1)*([.I62]*[.B$129]+[.J62]*[.B$130]+[.K62]*[.B$131]+[.L62]*[.B$132]+[.M62]*[.B$134]+[.N62]*[.B$134]+[.O62]*[.B$135]+[.Q62]*[.B$136]+[.R62]*[.B$137]+[.S62]*[.B$138]+[.T62]*[.B$139]+[.U62]*[.B$140]+[.W62]*[.B$142]+[.X62]*[.B$143]+[.AC62]*[.B$148])" office:value-type="float" office:value="0">
            <text:p>0.0</text:p>
          </table:table-cell>
          <table:table-cell table:style-name="ce18" table:formula="of:=[.AD62]+[.H62]-IF([.V62]&gt;0;0;[.F62]+[.G62])" office:value-type="float" office:value="-2">
            <text:p>-2.0</text:p>
          </table:table-cell>
          <table:table-cell table:style-name="ce20" table:formula="of:=[.AE62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3]&lt;5; 3; IF([.F63]&lt;7; 2; 1))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formula="of:=CEILING([.F63]/2;1)" office:value-type="float" office:value="3">
            <text:p>3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3]&gt;0;[.B$129]*[.V63];0)+IF([.V63]&gt;0;[.B$141];1)*IF([.Y63]&gt;0;[.B$144];1)*IF([.P63]&gt;0;[.P63];1)*IF([.AA63]=1;[.AA63]*[.B$147];1)*([.I63]*[.B$129]+[.J63]*[.B$130]+[.K63]*[.B$131]+[.L63]*[.B$132]+[.M63]*[.B$134]+[.N63]*[.B$134]+[.O63]*[.B$135]+[.Q63]*[.B$136]+[.R63]*[.B$137]+[.S63]*[.B$138]+[.T63]*[.B$139]+[.U63]*[.B$140]+[.W63]*[.B$142]+[.X63]*[.B$143]+[.AC63]*[.B$148])" office:value-type="float" office:value="0">
            <text:p>0.0</text:p>
          </table:table-cell>
          <table:table-cell table:style-name="ce18" table:formula="of:=[.AD63]+[.H63]-IF([.V63]&gt;0;0;[.F63]+[.G63])" office:value-type="float" office:value="-3">
            <text:p>-3.0</text:p>
          </table:table-cell>
          <table:table-cell table:style-name="ce20" table:formula="of:=[.AE63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4]&lt;5; 3; IF([.F64]&lt;7; 2; 1))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[.F64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4]&gt;0;[.B$129]*[.V64];0)+IF([.V64]&gt;0;[.B$141];1)*IF([.Y64]&gt;0;[.B$144];1)*IF([.P64]&gt;0;[.P64];1)*IF([.AA64]=1;[.AA64]*[.B$147];1)*([.I64]*[.B$129]+[.J64]*[.B$130]+[.K64]*[.B$131]+[.L64]*[.B$132]+[.M64]*[.B$134]+[.N64]*[.B$134]+[.O64]*[.B$135]+[.Q64]*[.B$136]+[.R64]*[.B$137]+[.S64]*[.B$138]+[.T64]*[.B$139]+[.U64]*[.B$140]+[.W64]*[.B$142]+[.X64]*[.B$143]+[.AC64]*[.B$148])" office:value-type="float" office:value="0">
            <text:p>0.0</text:p>
          </table:table-cell>
          <table:table-cell table:style-name="ce18" table:formula="of:=[.AD64]+[.H64]-IF([.V64]&gt;0;0;[.F64]+[.G64])" office:value-type="float" office:value="-3">
            <text:p>-3.0</text:p>
          </table:table-cell>
          <table:table-cell table:style-name="ce20" table:formula="of:=[.AE64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 table:number-columns-repeated="2"/>
          <table:table-cell table:style-name="ce9" table:formula="of:=IF([.F65]&lt;5; 3; IF([.F65]&lt;7; 2; 1))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/>
          <table:table-cell table:style-name="ce9" table:formula="of:=CEILING([.F65]/2;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5]&gt;0;[.B$129]*[.V65];0)+IF([.V65]&gt;0;[.B$141];1)*IF([.Y65]&gt;0;[.B$144];1)*IF([.P65]&gt;0;[.P65];1)*IF([.AA65]=1;[.AA65]*[.B$147];1)*([.I65]*[.B$129]+[.J65]*[.B$130]+[.K65]*[.B$131]+[.L65]*[.B$132]+[.M65]*[.B$134]+[.N65]*[.B$134]+[.O65]*[.B$135]+[.Q65]*[.B$136]+[.R65]*[.B$137]+[.S65]*[.B$138]+[.T65]*[.B$139]+[.U65]*[.B$140]+[.W65]*[.B$142]+[.X65]*[.B$143]+[.AC65]*[.B$148])" office:value-type="float" office:value="0">
            <text:p>0.0</text:p>
          </table:table-cell>
          <table:table-cell table:style-name="ce18" table:formula="of:=[.AD65]+[.H65]-IF([.V65]&gt;0;0;[.F65]+[.G65])" office:value-type="float" office:value="-4">
            <text:p>-4.0</text:p>
          </table:table-cell>
          <table:table-cell table:style-name="ce20" table:formula="of:=[.AE65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/>
          <table:table-cell office:value-type="string">
            <text:p>RA</text:p>
          </table:table-cell>
          <table:table-cell/>
          <table:table-cell office:value-type="string">
            <text:p>Colonize any planet for free</text:p>
          </table:table-cell>
          <table:table-cell table:style-name="ce9" table:formula="of:=IF([.F66]&lt;5; 3; IF([.F66]&lt;7; 2; 1))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[.F66]/2;1)" office:value-type="float" office:value="5">
            <text:p>5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4]*1.25" office:value-type="float" office:value="6.25">
            <text:p>6.3</text:p>
          </table:table-cell>
          <table:table-cell table:style-name="ce15" table:formula="of:=IF([.V66]&gt;0;[.B$129]*[.V66];0)+IF([.V66]&gt;0;[.B$141];1)*IF([.Y66]&gt;0;[.B$144];1)*IF([.P66]&gt;0;[.P66];1)*IF([.AA66]=1;[.AA66]*[.B$147];1)*([.I66]*[.B$129]+[.J66]*[.B$130]+[.K66]*[.B$131]+[.L66]*[.B$132]+[.M66]*[.B$134]+[.N66]*[.B$134]+[.O66]*[.B$135]+[.Q66]*[.B$136]+[.R66]*[.B$137]+[.S66]*[.B$138]+[.T66]*[.B$139]+[.U66]*[.B$140]+[.W66]*[.B$142]+[.X66]*[.B$143]+[.AC66]*[.B$148])" office:value-type="float" office:value="6.25">
            <text:p>6.3</text:p>
          </table:table-cell>
          <table:table-cell table:style-name="ce18" table:formula="of:=[.AD66]+[.H66]-IF([.V66]&gt;0;0;[.F66]+[.G66])" office:value-type="float" office:value="2.25">
            <text:p>2.3</text:p>
          </table:table-cell>
          <table:table-cell table:style-name="ce20" table:formula="of:=[.AE66]" office:value-type="float" office:value="2.25">
            <text:p>2.3</text:p>
          </table:table-cell>
          <table:table-cell table:number-columns-repeated="992"/>
        </table:table-row>
        <table:table-row table:style-name="ro2">
          <table:table-cell table:style-name="ce2" office:value-type="string">
            <text:p>Total</text:p>
          </table:table-cell>
          <table:table-cell table:style-name="ce6" table:number-columns-repeated="3"/>
          <table:table-cell table:style-name="ce10" table:formula="of:=SUM([.E57:.E66])" office:value-type="float" office:value="19">
            <text:p>19</text:p>
          </table:table-cell>
          <table:table-cell table:number-columns-repeated="3" table:style-name="ce10"/>
          <table:table-cell table:style-name="ce10" table:formula="of:=SUM([.I57:.I66])" office:value-type="float" office:value="4">
            <text:p>4</text:p>
          </table:table-cell>
          <table:table-cell table:style-name="ce10" table:formula="of:=SUM([.J57:.J66])" office:value-type="float" office:value="5">
            <text:p>5</text:p>
          </table:table-cell>
          <table:table-cell table:style-name="ce10" table:formula="of:=SUM([.K57:.K66])" office:value-type="float" office:value="4">
            <text:p>4</text:p>
          </table:table-cell>
          <table:table-cell table:style-name="ce10" table:formula="of:=SUM([.L57:.L66])" office:value-type="float" office:value="2">
            <text:p>2</text:p>
          </table:table-cell>
          <table:table-cell table:style-name="ce10" table:formula="of:=SUM([.M57:.M66])" office:value-type="float" office:value="0">
            <text:p>0</text:p>
          </table:table-cell>
          <table:table-cell table:style-name="ce10" table:formula="of:=SUM([.N57:.N66])" office:value-type="float" office:value="0">
            <text:p>0</text:p>
          </table:table-cell>
          <table:table-cell table:style-name="ce10" table:formula="of:=SUM([.O57:.O66])" office:value-type="float" office:value="0">
            <text:p>0</text:p>
          </table:table-cell>
          <table:table-cell table:style-name="ce10" table:formula="of:=SUM([.P57:.P66])" office:value-type="float" office:value="0">
            <text:p>0</text:p>
          </table:table-cell>
          <table:table-cell table:style-name="ce10" table:formula="of:=SUM([.Q57:.Q66])" office:value-type="float" office:value="1">
            <text:p>1</text:p>
          </table:table-cell>
          <table:table-cell table:style-name="ce10" table:formula="of:=SUM([.R57:.R66])" office:value-type="float" office:value="0">
            <text:p>0</text:p>
          </table:table-cell>
          <table:table-cell table:style-name="ce10" table:formula="of:=SUM([.S57:.S66])" office:value-type="float" office:value="2">
            <text:p>2</text:p>
          </table:table-cell>
          <table:table-cell table:style-name="ce10" table:formula="of:=SUM([.T57:.T66])" office:value-type="float" office:value="0">
            <text:p>0</text:p>
          </table:table-cell>
          <table:table-cell table:style-name="ce10" table:formula="of:=SUM([.U57:.U66])" office:value-type="float" office:value="0">
            <text:p>0</text:p>
          </table:table-cell>
          <table:table-cell table:style-name="ce10" table:formula="of:=SUM([.V57:.V66])" office:value-type="float" office:value="0">
            <text:p>0</text:p>
          </table:table-cell>
          <table:table-cell table:style-name="ce10" table:formula="of:=SUM([.W57:.W66])" office:value-type="float" office:value="0">
            <text:p>0</text:p>
          </table:table-cell>
          <table:table-cell table:style-name="ce10" table:formula="of:=SUM([.X57:.X66])" office:value-type="float" office:value="1">
            <text:p>1</text:p>
          </table:table-cell>
          <table:table-cell table:style-name="ce10" table:formula="of:=SUM([.Y57:.Y66])" office:value-type="float" office:value="2">
            <text:p>2</text:p>
          </table:table-cell>
          <table:table-cell table:style-name="ce10" table:formula="of:=SUM([.Z57:.Z66])" office:value-type="float" office:value="0">
            <text:p>0</text:p>
          </table:table-cell>
          <table:table-cell table:style-name="ce10" table:formula="of:=SUM([.AA57:.AA66])" office:value-type="float" office:value="1">
            <text:p>1</text:p>
          </table:table-cell>
          <table:table-cell table:style-name="ce10"/>
          <table:table-cell table:style-name="ce16" table:formula="of:=SUM([.AC57:.AC66])" office:value-type="float" office:value="6.25">
            <text:p>6.3</text:p>
          </table:table-cell>
          <table:table-cell table:style-name="ce15" table:formula="of:=IF([.V67]&gt;0;[.B$129]*[.V67];0)+IF([.V67]&gt;0;[.B$141];1)*IF([.Y67]&gt;0;[.B$144];1)*IF([.P67]&gt;0;[.P67];1)*IF([.AA67]=1;[.AA67]*[.B$147];1)*([.I67]*[.B$129]+[.J67]*[.B$130]+[.K67]*[.B$131]+[.L67]*[.B$132]+[.M67]*[.B$134]+[.N67]*[.B$134]+[.O67]*[.B$135]+[.Q67]*[.B$136]+[.R67]*[.B$137]+[.S67]*[.B$138]+[.T67]*[.B$139]+[.U67]*[.B$140]+[.W67]*[.B$142]+[.X67]*[.B$143]+[.AC67]*[.B$148])" office:value-type="float" office:value="4.956">
            <text:p>5.0</text:p>
          </table:table-cell>
          <table:table-cell table:style-name="ce18" table:formula="of:=[.AD67]+[.H67]-IF([.V67]&gt;0;0;[.F67]+[.G67])" office:value-type="float" office:value="4.956">
            <text:p>5.0</text:p>
          </table:table-cell>
          <table:table-cell table:style-name="ce20" table:formula="of:=[.AE67]" office:value-type="float" office:value="4.956">
            <text:p>5.0</text:p>
          </table:table-cell>
          <table:table-cell table:number-columns-repeated="992"/>
        </table:table-row>
        <table:table-row table:style-name="ro2">
          <table:table-cell office:value-type="string">
            <text:p>Planets</text:p>
          </table:table-cell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8]&gt;0;[.B$129]*[.V68];0)+IF([.V68]&gt;0;[.B$141];1)*IF([.Y68]&gt;0;[.B$144];1)*IF([.P68]&gt;0;[.P68];1)*IF([.AA68]=1;[.AA68]*[.B$147];1)*([.I68]*[.B$129]+[.J68]*[.B$130]+[.K68]*[.B$131]+[.L68]*[.B$132]+[.M68]*[.B$134]+[.N68]*[.B$134]+[.O68]*[.B$135]+[.Q68]*[.B$136]+[.R68]*[.B$137]+[.S68]*[.B$138]+[.T68]*[.B$139]+[.U68]*[.B$140]+[.W68]*[.B$142]+[.X68]*[.B$143]+[.AC68]*[.B$148])" office:value-type="float" office:value="0">
            <text:p>0.0</text:p>
          </table:table-cell>
          <table:table-cell table:style-name="ce18" table:formula="of:=[.AD68]+[.H68]-IF([.V68]&gt;0;0;[.F68]+[.G68])" office:value-type="float" office:value="0">
            <text:p>0.0</text:p>
          </table:table-cell>
          <table:table-cell table:style-name="ce20" table:formula="of:=[.AE68]" office:value-type="float" office:value="0">
            <text:p>0.0</text:p>
          </table:table-cell>
          <table:table-cell table:number-columns-repeated="992"/>
        </table:table-row>
        <table:table-row table:style-name="ro2">
          <table:table-cell office:value-type="string">
            <text:p>Umbrian Asteroid Belt</text:p>
          </table:table-cell>
          <table:table-cell table:number-columns-repeated="3"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formula="of:=CEILING(([.F69]+[.G69])*0.5;1)" office:value-type="float" office:value="2">
            <text:p>2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number-columns-repeated="4" table:style-name="ce9"/>
          <table:table-cell table:style-name="ce9" table:formula="of:=CEILING(([.F69]+[.G69] - 1)/3;1)" office:value-type="float" office:value="1">
            <text:p>1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69]&gt;0;[.B$129]*[.V69];0)+IF([.V69]&gt;0;[.B$141];1)*IF([.Y69]&gt;0;[.B$144];1)*IF([.P69]&gt;0;[.P69];1)*IF([.AA69]=1;[.AA69]*[.B$147];1)*([.I69]*[.B$129]+[.J69]*[.B$130]+[.K69]*[.B$131]+[.L69]*[.B$132]+[.M69]*[.B$134]+[.N69]*[.B$134]+[.O69]*[.B$135]+[.Q69]*[.B$136]+[.R69]*[.B$137]+[.S69]*[.B$138]+[.T69]*[.B$139]+[.U69]*[.B$140]+[.W69]*[.B$142]+[.X69]*[.B$143]+[.AC69]*[.B$148])" office:value-type="float" office:value="1.7">
            <text:p>1.7</text:p>
          </table:table-cell>
          <table:table-cell table:style-name="ce18" table:formula="of:=[.AD69]+[.H69]-IF([.V69]&gt;0;0;[.F69]+[.G69])" office:value-type="float" office:value="-0.3">
            <text:p>-0.3</text:p>
          </table:table-cell>
          <table:table-cell table:style-name="ce20" table:formula="of:=[.AE69]" office:value-type="float" office:value="-0.3">
            <text:p>-0.3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luton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">
            <text:p>4</text:p>
          </table:table-cell>
          <table:table-cell table:style-name="ce9" table:formula="of:=CEILING(([.F70]+[.G70])*0.5;1)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4" table:style-name="ce9"/>
          <table:table-cell table:style-name="ce9" table:formula="of:=CEILING(([.F70]+[.G70] - 1)/3;1)" office:value-type="float" office:value="1">
            <text:p>1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0]&gt;0;[.B$129]*[.V70];0)+IF([.V70]&gt;0;[.B$141];1)*IF([.Y70]&gt;0;[.B$144];1)*IF([.P70]&gt;0;[.P70];1)*IF([.AA70]=1;[.AA70]*[.B$147];1)*([.I70]*[.B$129]+[.J70]*[.B$130]+[.K70]*[.B$131]+[.L70]*[.B$132]+[.M70]*[.B$134]+[.N70]*[.B$134]+[.O70]*[.B$135]+[.Q70]*[.B$136]+[.R70]*[.B$137]+[.S70]*[.B$138]+[.T70]*[.B$139]+[.U70]*[.B$140]+[.W70]*[.B$142]+[.X70]*[.B$143]+[.AC70]*[.B$148])" office:value-type="float" office:value="2.4">
            <text:p>2.4</text:p>
          </table:table-cell>
          <table:table-cell table:style-name="ce18" table:formula="of:=[.AD70]+[.H70]-IF([.V70]&gt;0;0;[.F70]+[.G70])" office:value-type="float" office:value="0.4">
            <text:p>0.4</text:p>
          </table:table-cell>
          <table:table-cell table:style-name="ce20" table:formula="of:=[.AE70]" office:value-type="float" office:value="0.4">
            <text:p>0.4</text:p>
          </table:table-cell>
          <table:table-cell/>
          <table:table-cell office:value-type="string">
            <text:p>Pluto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Ringworld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formula="of:=CEILING(([.F71]+[.G71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CEILING(([.F71]+[.G71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1]&gt;0;[.B$129]*[.V71];0)+IF([.V71]&gt;0;[.B$141];1)*IF([.Y71]&gt;0;[.B$144];1)*IF([.P71]&gt;0;[.P71];1)*IF([.AA71]=1;[.AA71]*[.B$147];1)*([.I71]*[.B$129]+[.J71]*[.B$130]+[.K71]*[.B$131]+[.L71]*[.B$132]+[.M71]*[.B$134]+[.N71]*[.B$134]+[.O71]*[.B$135]+[.Q71]*[.B$136]+[.R71]*[.B$137]+[.S71]*[.B$138]+[.T71]*[.B$139]+[.U71]*[.B$140]+[.W71]*[.B$142]+[.X71]*[.B$143]+[.AC71]*[.B$148])" office:value-type="float" office:value="3.3">
            <text:p>3.3</text:p>
          </table:table-cell>
          <table:table-cell table:style-name="ce18" table:formula="of:=[.AD71]+[.H71]-IF([.V71]&gt;0;0;[.F71]+[.G71])" office:value-type="float" office:value="1.3">
            <text:p>1.3</text:p>
          </table:table-cell>
          <table:table-cell table:style-name="ce20" table:formula="of:=[.AE71]" office:value-type="float" office:value="1.3">
            <text:p>1.3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roxima Centauri 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formula="of:=CEILING(([.F72]+[.G72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([.F72]+[.G72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2]&gt;0;[.B$129]*[.V72];0)+IF([.V72]&gt;0;[.B$141];1)*IF([.Y72]&gt;0;[.B$144];1)*IF([.P72]&gt;0;[.P72];1)*IF([.AA72]=1;[.AA72]*[.B$147];1)*([.I72]*[.B$129]+[.J72]*[.B$130]+[.K72]*[.B$131]+[.L72]*[.B$132]+[.M72]*[.B$134]+[.N72]*[.B$134]+[.O72]*[.B$135]+[.Q72]*[.B$136]+[.R72]*[.B$137]+[.S72]*[.B$138]+[.T72]*[.B$139]+[.U72]*[.B$140]+[.W72]*[.B$142]+[.X72]*[.B$143]+[.AC72]*[.B$148])" office:value-type="float" office:value="2">
            <text:p>2.0</text:p>
          </table:table-cell>
          <table:table-cell table:style-name="ce18" table:formula="of:=[.AD72]+[.H72]-IF([.V72]&gt;0;0;[.F72]+[.G72])" office:value-type="float" office:value="-1">
            <text:p>-1.0</text:p>
          </table:table-cell>
          <table:table-cell table:style-name="ce20" table:formula="of:=[.AE72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roxima Centauri B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6">
            <text:p>6</text:p>
          </table:table-cell>
          <table:table-cell table:style-name="ce9" table:formula="of:=CEILING(([.F73]+[.G73])*0.5;1)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3"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table:formula="of:=CEILING(([.F73]+[.G73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3]&gt;0;[.B$129]*[.V73];0)+IF([.V73]&gt;0;[.B$141];1)*IF([.Y73]&gt;0;[.B$144];1)*IF([.P73]&gt;0;[.P73];1)*IF([.AA73]=1;[.AA73]*[.B$147];1)*([.I73]*[.B$129]+[.J73]*[.B$130]+[.K73]*[.B$131]+[.L73]*[.B$132]+[.M73]*[.B$134]+[.N73]*[.B$134]+[.O73]*[.B$135]+[.Q73]*[.B$136]+[.R73]*[.B$137]+[.S73]*[.B$138]+[.T73]*[.B$139]+[.U73]*[.B$140]+[.W73]*[.B$142]+[.X73]*[.B$143]+[.AC73]*[.B$148])" office:value-type="float" office:value="2">
            <text:p>2.0</text:p>
          </table:table-cell>
          <table:table-cell table:style-name="ce18" table:formula="of:=[.AD73]+[.H73]-IF([.V73]&gt;0;0;[.F73]+[.G73])" office:value-type="float" office:value="-1">
            <text:p>-1.0</text:p>
          </table:table-cell>
          <table:table-cell table:style-name="ce20" table:formula="of:=[.AE73]" office:value-type="float" office:value="-1">
            <text:p>-1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Chamaeleonti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 office:value-type="string">
            <text:p>Pay 2 Energy to gain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7">
            <text:p>7</text:p>
          </table:table-cell>
          <table:table-cell table:style-name="ce9"/>
          <table:table-cell table:style-name="ce9" table:formula="of:=CEILING(([.F74]+[.G74])*0.5;1)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3">
            <text:p>3</text:p>
          </table:table-cell>
          <table:table-cell table:number-columns-repeated="2" table:style-name="ce9"/>
          <table:table-cell table:style-name="ce9" table:formula="of:=CEILING(([.F74]+[.G74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4]&gt;0;[.B$129]*[.V74];0)+IF([.V74]&gt;0;[.B$141];1)*IF([.Y74]&gt;0;[.B$144];1)*IF([.P74]&gt;0;[.P74];1)*IF([.AA74]=1;[.AA74]*[.B$147];1)*([.I74]*[.B$129]+[.J74]*[.B$130]+[.K74]*[.B$131]+[.L74]*[.B$132]+[.M74]*[.B$134]+[.N74]*[.B$134]+[.O74]*[.B$135]+[.Q74]*[.B$136]+[.R74]*[.B$137]+[.S74]*[.B$138]+[.T74]*[.B$139]+[.U74]*[.B$140]+[.W74]*[.B$142]+[.X74]*[.B$143]+[.AC74]*[.B$148])" office:value-type="float" office:value="2.25">
            <text:p>2.3</text:p>
          </table:table-cell>
          <table:table-cell table:style-name="ce18" table:formula="of:=[.AD74]+[.H74]-IF([.V74]&gt;0;0;[.F74]+[.G74])" office:value-type="float" office:value="-0.75">
            <text:p>-0.8</text:p>
          </table:table-cell>
          <table:table-cell table:style-name="ce20" table:formula="of:=[.AE74]" office:value-type="float" office:value="-0.75">
            <text:p>-0.8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 table:formula="of:=CEILING(([.F75]+[.G75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5]+[.G75] - 1)/3;1)" office:value-type="float" office:value="2">
            <text:p>2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5]&gt;0;[.B$129]*[.V75];0)+IF([.V75]&gt;0;[.B$141];1)*IF([.Y75]&gt;0;[.B$144];1)*IF([.P75]&gt;0;[.P75];1)*IF([.AA75]=1;[.AA75]*[.B$147];1)*([.I75]*[.B$129]+[.J75]*[.B$130]+[.K75]*[.B$131]+[.L75]*[.B$132]+[.M75]*[.B$134]+[.N75]*[.B$134]+[.O75]*[.B$135]+[.Q75]*[.B$136]+[.R75]*[.B$137]+[.S75]*[.B$138]+[.T75]*[.B$139]+[.U75]*[.B$140]+[.W75]*[.B$142]+[.X75]*[.B$143]+[.AC75]*[.B$148])" office:value-type="float" office:value="1">
            <text:p>1.0</text:p>
          </table:table-cell>
          <table:table-cell table:style-name="ce18" table:formula="of:=[.AD75]+[.H75]-IF([.V75]&gt;0;0;[.F75]+[.G75])" office:value-type="float" office:value="-2">
            <text:p>-2.0</text:p>
          </table:table-cell>
          <table:table-cell table:style-name="ce20" table:formula="of:=[.AE75]" office:value-type="float" office:value="-2">
            <text:p>-2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Herm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formula="of:=CEILING(([.F76]+[.G76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6]+[.G76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6]&gt;0;[.B$129]*[.V76];0)+IF([.V76]&gt;0;[.B$141];1)*IF([.Y76]&gt;0;[.B$144];1)*IF([.P76]&gt;0;[.P76];1)*IF([.AA76]=1;[.AA76]*[.B$147];1)*([.I76]*[.B$129]+[.J76]*[.B$130]+[.K76]*[.B$131]+[.L76]*[.B$132]+[.M76]*[.B$134]+[.N76]*[.B$134]+[.O76]*[.B$135]+[.Q76]*[.B$136]+[.R76]*[.B$137]+[.S76]*[.B$138]+[.T76]*[.B$139]+[.U76]*[.B$140]+[.W76]*[.B$142]+[.X76]*[.B$143]+[.AC76]*[.B$148])" office:value-type="float" office:value="1.5">
            <text:p>1.5</text:p>
          </table:table-cell>
          <table:table-cell table:style-name="ce18" table:formula="of:=[.AD76]+[.H76]-IF([.V76]&gt;0;0;[.F76]+[.G76])" office:value-type="float" office:value="-2.5">
            <text:p>-2.5</text:p>
          </table:table-cell>
          <table:table-cell table:style-name="ce20" table:formula="of:=[.AE76]" office:value-type="float" office:value="-2.5">
            <text:p>-2.5</text:p>
          </table:table-cell>
          <table:table-cell/>
          <table:table-cell office:value-type="string">
            <text:p>Mercury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Inan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 table:formula="of:=CEILING(([.F77]+[.G77])*0.5;1)" office:value-type="float" office:value="4">
            <text:p>4</text:p>
          </table:table-cell>
          <table:table-cell table:number-columns-repeated="6" table:style-name="ce9"/>
          <table:table-cell table:style-name="ce9" table:formula="of:=CEILING(([.F77]+[.G77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7]&gt;0;[.B$129]*[.V77];0)+IF([.V77]&gt;0;[.B$141];1)*IF([.Y77]&gt;0;[.B$144];1)*IF([.P77]&gt;0;[.P77];1)*IF([.AA77]=1;[.AA77]*[.B$147];1)*([.I77]*[.B$129]+[.J77]*[.B$130]+[.K77]*[.B$131]+[.L77]*[.B$132]+[.M77]*[.B$134]+[.N77]*[.B$134]+[.O77]*[.B$135]+[.Q77]*[.B$136]+[.R77]*[.B$137]+[.S77]*[.B$138]+[.T77]*[.B$139]+[.U77]*[.B$140]+[.W77]*[.B$142]+[.X77]*[.B$143]+[.AC77]*[.B$148])" office:value-type="float" office:value="1.5">
            <text:p>1.5</text:p>
          </table:table-cell>
          <table:table-cell table:style-name="ce18" table:formula="of:=[.AD77]+[.H77]-IF([.V77]&gt;0;0;[.F77]+[.G77])" office:value-type="float" office:value="-2.5">
            <text:p>-2.5</text:p>
          </table:table-cell>
          <table:table-cell table:style-name="ce20" table:formula="of:=[.AE77]" office:value-type="float" office:value="-2.5">
            <text:p>-2.5</text:p>
          </table:table-cell>
          <table:table-cell/>
          <table:table-cell office:value-type="string">
            <text:p>Venu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Ga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9">
            <text:p>9</text:p>
          </table:table-cell>
          <table:table-cell table:style-name="ce9"/>
          <table:table-cell table:style-name="ce9" table:formula="of:=CEILING(([.F78]+[.G78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8]+[.G78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8]&gt;0;[.B$129]*[.V78];0)+IF([.V78]&gt;0;[.B$141];1)*IF([.Y78]&gt;0;[.B$144];1)*IF([.P78]&gt;0;[.P78];1)*IF([.AA78]=1;[.AA78]*[.B$147];1)*([.I78]*[.B$129]+[.J78]*[.B$130]+[.K78]*[.B$131]+[.L78]*[.B$132]+[.M78]*[.B$134]+[.N78]*[.B$134]+[.O78]*[.B$135]+[.Q78]*[.B$136]+[.R78]*[.B$137]+[.S78]*[.B$138]+[.T78]*[.B$139]+[.U78]*[.B$140]+[.W78]*[.B$142]+[.X78]*[.B$143]+[.AC78]*[.B$148])" office:value-type="float" office:value="1.5">
            <text:p>1.5</text:p>
          </table:table-cell>
          <table:table-cell table:style-name="ce18" table:formula="of:=[.AD78]+[.H78]-IF([.V78]&gt;0;0;[.F78]+[.G78])" office:value-type="float" office:value="-2.5">
            <text:p>-2.5</text:p>
          </table:table-cell>
          <table:table-cell table:style-name="ce20" table:formula="of:=[.AE78]" office:value-type="float" office:value="-2.5">
            <text:p>-2.5</text:p>
          </table:table-cell>
          <table:table-cell/>
          <table:table-cell office:value-type="string">
            <text:p>Earth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Are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79]+[.G79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79]+[.G79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79]&gt;0;[.B$129]*[.V79];0)+IF([.V79]&gt;0;[.B$141];1)*IF([.Y79]&gt;0;[.B$144];1)*IF([.P79]&gt;0;[.P79];1)*IF([.AA79]=1;[.AA79]*[.B$147];1)*([.I79]*[.B$129]+[.J79]*[.B$130]+[.K79]*[.B$131]+[.L79]*[.B$132]+[.M79]*[.B$134]+[.N79]*[.B$134]+[.O79]*[.B$135]+[.Q79]*[.B$136]+[.R79]*[.B$137]+[.S79]*[.B$138]+[.T79]*[.B$139]+[.U79]*[.B$140]+[.W79]*[.B$142]+[.X79]*[.B$143]+[.AC79]*[.B$148])" office:value-type="float" office:value="1.5">
            <text:p>1.5</text:p>
          </table:table-cell>
          <table:table-cell table:style-name="ce18" table:formula="of:=[.AD79]+[.H79]-IF([.V79]&gt;0;0;[.F79]+[.G79])" office:value-type="float" office:value="-2.5">
            <text:p>-2.5</text:p>
          </table:table-cell>
          <table:table-cell table:style-name="ce20" table:formula="of:=[.AE79]" office:value-type="float" office:value="-2.5">
            <text:p>-2.5</text:p>
          </table:table-cell>
          <table:table-cell/>
          <table:table-cell office:value-type="string">
            <text:p>Mar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assiope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80]+[.G80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0]+[.G80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0]&gt;0;[.B$129]*[.V80];0)+IF([.V80]&gt;0;[.B$141];1)*IF([.Y80]&gt;0;[.B$144];1)*IF([.P80]&gt;0;[.P80];1)*IF([.AA80]=1;[.AA80]*[.B$147];1)*([.I80]*[.B$129]+[.J80]*[.B$130]+[.K80]*[.B$131]+[.L80]*[.B$132]+[.M80]*[.B$134]+[.N80]*[.B$134]+[.O80]*[.B$135]+[.Q80]*[.B$136]+[.R80]*[.B$137]+[.S80]*[.B$138]+[.T80]*[.B$139]+[.U80]*[.B$140]+[.W80]*[.B$142]+[.X80]*[.B$143]+[.AC80]*[.B$148])" office:value-type="float" office:value="1.5">
            <text:p>1.5</text:p>
          </table:table-cell>
          <table:table-cell table:style-name="ce18" table:formula="of:=[.AD80]+[.H80]-IF([.V80]&gt;0;0;[.F80]+[.G80])" office:value-type="float" office:value="-2.5">
            <text:p>-2.5</text:p>
          </table:table-cell>
          <table:table-cell table:style-name="ce20" table:formula="of:=[.AE80]" office:value-type="float" office:value="-2.5">
            <text:p>-2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Jove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 table:formula="of:=CEILING(([.F81]+[.G81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1]+[.G81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1]&gt;0;[.B$129]*[.V81];0)+IF([.V81]&gt;0;[.B$141];1)*IF([.Y81]&gt;0;[.B$144];1)*IF([.P81]&gt;0;[.P81];1)*IF([.AA81]=1;[.AA81]*[.B$147];1)*([.I81]*[.B$129]+[.J81]*[.B$130]+[.K81]*[.B$131]+[.L81]*[.B$132]+[.M81]*[.B$134]+[.N81]*[.B$134]+[.O81]*[.B$135]+[.Q81]*[.B$136]+[.R81]*[.B$137]+[.S81]*[.B$138]+[.T81]*[.B$139]+[.U81]*[.B$140]+[.W81]*[.B$142]+[.X81]*[.B$143]+[.AC81]*[.B$148])" office:value-type="float" office:value="1.5">
            <text:p>1.5</text:p>
          </table:table-cell>
          <table:table-cell table:style-name="ce18" table:formula="of:=[.AD81]+[.H81]-IF([.V81]&gt;0;0;[.F81]+[.G81])" office:value-type="float" office:value="-2.5">
            <text:p>-2.5</text:p>
          </table:table-cell>
          <table:table-cell table:style-name="ce20" table:formula="of:=[.AE81]" office:value-type="float" office:value="-2.5">
            <text:p>-2.5</text:p>
          </table:table-cell>
          <table:table-cell/>
          <table:table-cell office:value-type="string">
            <text:p>Jupiter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ron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([.F82]+[.G82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2]+[.G82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2]&gt;0;[.B$129]*[.V82];0)+IF([.V82]&gt;0;[.B$141];1)*IF([.Y82]&gt;0;[.B$144];1)*IF([.P82]&gt;0;[.P82];1)*IF([.AA82]=1;[.AA82]*[.B$147];1)*([.I82]*[.B$129]+[.J82]*[.B$130]+[.K82]*[.B$131]+[.L82]*[.B$132]+[.M82]*[.B$134]+[.N82]*[.B$134]+[.O82]*[.B$135]+[.Q82]*[.B$136]+[.R82]*[.B$137]+[.S82]*[.B$138]+[.T82]*[.B$139]+[.U82]*[.B$140]+[.W82]*[.B$142]+[.X82]*[.B$143]+[.AC82]*[.B$148])" office:value-type="float" office:value="1.5">
            <text:p>1.5</text:p>
          </table:table-cell>
          <table:table-cell table:style-name="ce18" table:formula="of:=[.AD82]+[.H82]-IF([.V82]&gt;0;0;[.F82]+[.G82])" office:value-type="float" office:value="-3.5">
            <text:p>-3.5</text:p>
          </table:table-cell>
          <table:table-cell table:style-name="ce20" table:formula="of:=[.AE82]" office:value-type="float" office:value="-3.5">
            <text:p>-3.5</text:p>
          </table:table-cell>
          <table:table-cell/>
          <table:table-cell office:value-type="string">
            <text:p>Saturn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Caelus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CEILING(([.F83]+[.G83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3]+[.G83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3]&gt;0;[.B$129]*[.V83];0)+IF([.V83]&gt;0;[.B$141];1)*IF([.Y83]&gt;0;[.B$144];1)*IF([.P83]&gt;0;[.P83];1)*IF([.AA83]=1;[.AA83]*[.B$147];1)*([.I83]*[.B$129]+[.J83]*[.B$130]+[.K83]*[.B$131]+[.L83]*[.B$132]+[.M83]*[.B$134]+[.N83]*[.B$134]+[.O83]*[.B$135]+[.Q83]*[.B$136]+[.R83]*[.B$137]+[.S83]*[.B$138]+[.T83]*[.B$139]+[.U83]*[.B$140]+[.W83]*[.B$142]+[.X83]*[.B$143]+[.AC83]*[.B$148])" office:value-type="float" office:value="1.5">
            <text:p>1.5</text:p>
          </table:table-cell>
          <table:table-cell table:style-name="ce18" table:formula="of:=[.AD83]+[.H83]-IF([.V83]&gt;0;0;[.F83]+[.G83])" office:value-type="float" office:value="-3.5">
            <text:p>-3.5</text:p>
          </table:table-cell>
          <table:table-cell table:style-name="ce20" table:formula="of:=[.AE83]" office:value-type="float" office:value="-3.5">
            <text:p>-3.5</text:p>
          </table:table-cell>
          <table:table-cell/>
          <table:table-cell office:value-type="string">
            <text:p>Uranus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Andromed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([.F84]+[.G84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4]+[.G84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4]&gt;0;[.B$129]*[.V84];0)+IF([.V84]&gt;0;[.B$141];1)*IF([.Y84]&gt;0;[.B$144];1)*IF([.P84]&gt;0;[.P84];1)*IF([.AA84]=1;[.AA84]*[.B$147];1)*([.I84]*[.B$129]+[.J84]*[.B$130]+[.K84]*[.B$131]+[.L84]*[.B$132]+[.M84]*[.B$134]+[.N84]*[.B$134]+[.O84]*[.B$135]+[.Q84]*[.B$136]+[.R84]*[.B$137]+[.S84]*[.B$138]+[.T84]*[.B$139]+[.U84]*[.B$140]+[.W84]*[.B$142]+[.X84]*[.B$143]+[.AC84]*[.B$148])" office:value-type="float" office:value="1.5">
            <text:p>1.5</text:p>
          </table:table-cell>
          <table:table-cell table:style-name="ce18" table:formula="of:=[.AD84]+[.H84]-IF([.V84]&gt;0;0;[.F84]+[.G84])" office:value-type="float" office:value="-3.5">
            <text:p>-3.5</text:p>
          </table:table-cell>
          <table:table-cell table:style-name="ce20" table:formula="of:=[.AE84]" office:value-type="float" office:value="-3.5">
            <text:p>-3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Poseidon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formula="of:=CEILING(([.F85]+[.G85])*0.5;1)" office:value-type="float" office:value="5">
            <text:p>5</text:p>
          </table:table-cell>
          <table:table-cell table:number-columns-repeated="6" table:style-name="ce9"/>
          <table:table-cell table:style-name="ce9" table:formula="of:=CEILING(([.F85]+[.G85] - 1)/3;1)" office:value-type="float" office:value="3">
            <text:p>3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5]&gt;0;[.B$129]*[.V85];0)+IF([.V85]&gt;0;[.B$141];1)*IF([.Y85]&gt;0;[.B$144];1)*IF([.P85]&gt;0;[.P85];1)*IF([.AA85]=1;[.AA85]*[.B$147];1)*([.I85]*[.B$129]+[.J85]*[.B$130]+[.K85]*[.B$131]+[.L85]*[.B$132]+[.M85]*[.B$134]+[.N85]*[.B$134]+[.O85]*[.B$135]+[.Q85]*[.B$136]+[.R85]*[.B$137]+[.S85]*[.B$138]+[.T85]*[.B$139]+[.U85]*[.B$140]+[.W85]*[.B$142]+[.X85]*[.B$143]+[.AC85]*[.B$148])" office:value-type="float" office:value="1.5">
            <text:p>1.5</text:p>
          </table:table-cell>
          <table:table-cell table:style-name="ce18" table:formula="of:=[.AD85]+[.H85]-IF([.V85]&gt;0;0;[.F85]+[.G85])" office:value-type="float" office:value="-3.5">
            <text:p>-3.5</text:p>
          </table:table-cell>
          <table:table-cell table:style-name="ce20" table:formula="of:=[.AE85]" office:value-type="float" office:value="-3.5">
            <text:p>-3.5</text:p>
          </table:table-cell>
          <table:table-cell/>
          <table:table-cell office:value-type="string">
            <text:p>Neptune</text:p>
          </table:table-cell>
          <table:table-cell table:number-columns-repeated="990"/>
        </table:table-row>
        <table:table-row table:style-name="ro2">
          <table:table-cell table:style-name="Default" office:value-type="string">
            <text:p>Demete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 office:value-type="float" office:value="11">
            <text:p>11</text:p>
          </table:table-cell>
          <table:table-cell table:style-name="ce9"/>
          <table:table-cell table:style-name="ce9" table:formula="of:=CEILING(([.F86]+[.G86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6]+[.G86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6]&gt;0;[.B$129]*[.V86];0)+IF([.V86]&gt;0;[.B$141];1)*IF([.Y86]&gt;0;[.B$144];1)*IF([.P86]&gt;0;[.P86];1)*IF([.AA86]=1;[.AA86]*[.B$147];1)*([.I86]*[.B$129]+[.J86]*[.B$130]+[.K86]*[.B$131]+[.L86]*[.B$132]+[.M86]*[.B$134]+[.N86]*[.B$134]+[.O86]*[.B$135]+[.Q86]*[.B$136]+[.R86]*[.B$137]+[.S86]*[.B$138]+[.T86]*[.B$139]+[.U86]*[.B$140]+[.W86]*[.B$142]+[.X86]*[.B$143]+[.AC86]*[.B$148])" office:value-type="float" office:value="2">
            <text:p>2.0</text:p>
          </table:table-cell>
          <table:table-cell table:style-name="ce18" table:formula="of:=[.AD86]+[.H86]-IF([.V86]&gt;0;0;[.F86]+[.G86])" office:value-type="float" office:value="-3">
            <text:p>-3.0</text:p>
          </table:table-cell>
          <table:table-cell table:style-name="ce20" table:formula="of:=[.AE86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 table:formula="of:=CEILING(([.F87]+[.G87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7]+[.G87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7]&gt;0;[.B$129]*[.V87];0)+IF([.V87]&gt;0;[.B$141];1)*IF([.Y87]&gt;0;[.B$144];1)*IF([.P87]&gt;0;[.P87];1)*IF([.AA87]=1;[.AA87]*[.B$147];1)*([.I87]*[.B$129]+[.J87]*[.B$130]+[.K87]*[.B$131]+[.L87]*[.B$132]+[.M87]*[.B$134]+[.N87]*[.B$134]+[.O87]*[.B$135]+[.Q87]*[.B$136]+[.R87]*[.B$137]+[.S87]*[.B$138]+[.T87]*[.B$139]+[.U87]*[.B$140]+[.W87]*[.B$142]+[.X87]*[.B$143]+[.AC87]*[.B$148])" office:value-type="float" office:value="2">
            <text:p>2.0</text:p>
          </table:table-cell>
          <table:table-cell table:style-name="ce18" table:formula="of:=[.AD87]+[.H87]-IF([.V87]&gt;0;0;[.F87]+[.G87])" office:value-type="float" office:value="-3">
            <text:p>-3.0</text:p>
          </table:table-cell>
          <table:table-cell table:style-name="ce20" table:formula="of:=[.AE87]" office:value-type="float" office:value="-3">
            <text:p>-3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lpha Tauri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6">
            <text:p>6</text:p>
          </table:table-cell>
          <table:table-cell table:style-name="ce9" table:formula="of:=CEILING(([.F88]+[.G88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8]+[.G88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8]&gt;0;[.B$129]*[.V88];0)+IF([.V88]&gt;0;[.B$141];1)*IF([.Y88]&gt;0;[.B$144];1)*IF([.P88]&gt;0;[.P88];1)*IF([.AA88]=1;[.AA88]*[.B$147];1)*([.I88]*[.B$129]+[.J88]*[.B$130]+[.K88]*[.B$131]+[.L88]*[.B$132]+[.M88]*[.B$134]+[.N88]*[.B$134]+[.O88]*[.B$135]+[.Q88]*[.B$136]+[.R88]*[.B$137]+[.S88]*[.B$138]+[.T88]*[.B$139]+[.U88]*[.B$140]+[.W88]*[.B$142]+[.X88]*[.B$143]+[.AC88]*[.B$148])" office:value-type="float" office:value="2">
            <text:p>2.0</text:p>
          </table:table-cell>
          <table:table-cell table:style-name="ce18" table:formula="of:=[.AD88]+[.H88]-IF([.V88]&gt;0;0;[.F88]+[.G88])" office:value-type="float" office:value="-4">
            <text:p>-4.0</text:p>
          </table:table-cell>
          <table:table-cell table:style-name="ce20" table:formula="of:=[.AE88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Illyr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table:formula="of:=CEILING(([.F89]+[.G89])*0.5;1)" office:value-type="float" office:value="6">
            <text:p>6</text:p>
          </table:table-cell>
          <table:table-cell table:number-columns-repeated="6" table:style-name="ce9"/>
          <table:table-cell table:style-name="ce9" table:formula="of:=CEILING(([.F89]+[.G89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89]&gt;0;[.B$129]*[.V89];0)+IF([.V89]&gt;0;[.B$141];1)*IF([.Y89]&gt;0;[.B$144];1)*IF([.P89]&gt;0;[.P89];1)*IF([.AA89]=1;[.AA89]*[.B$147];1)*([.I89]*[.B$129]+[.J89]*[.B$130]+[.K89]*[.B$131]+[.L89]*[.B$132]+[.M89]*[.B$134]+[.N89]*[.B$134]+[.O89]*[.B$135]+[.Q89]*[.B$136]+[.R89]*[.B$137]+[.S89]*[.B$138]+[.T89]*[.B$139]+[.U89]*[.B$140]+[.W89]*[.B$142]+[.X89]*[.B$143]+[.AC89]*[.B$148])" office:value-type="float" office:value="2">
            <text:p>2.0</text:p>
          </table:table-cell>
          <table:table-cell table:style-name="ce18" table:formula="of:=[.AD89]+[.H89]-IF([.V89]&gt;0;0;[.F89]+[.G89])" office:value-type="float" office:value="-4">
            <text:p>-4.0</text:p>
          </table:table-cell>
          <table:table-cell table:style-name="ce20" table:formula="of:=[.AE89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table:formula="of:=CEILING(([.F90]+[.G90])*0.5;1)" office:value-type="float" office:value="7">
            <text:p>7</text:p>
          </table:table-cell>
          <table:table-cell table:number-columns-repeated="6" table:style-name="ce9"/>
          <table:table-cell table:style-name="ce9" table:formula="of:=CEILING(([.F90]+[.G90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0]&gt;0;[.B$129]*[.V90];0)+IF([.V90]&gt;0;[.B$141];1)*IF([.Y90]&gt;0;[.B$144];1)*IF([.P90]&gt;0;[.P90];1)*IF([.AA90]=1;[.AA90]*[.B$147];1)*([.I90]*[.B$129]+[.J90]*[.B$130]+[.K90]*[.B$131]+[.L90]*[.B$132]+[.M90]*[.B$134]+[.N90]*[.B$134]+[.O90]*[.B$135]+[.Q90]*[.B$136]+[.R90]*[.B$137]+[.S90]*[.B$138]+[.T90]*[.B$139]+[.U90]*[.B$140]+[.W90]*[.B$142]+[.X90]*[.B$143]+[.AC90]*[.B$148])" office:value-type="float" office:value="2">
            <text:p>2.0</text:p>
          </table:table-cell>
          <table:table-cell table:style-name="ce18" table:formula="of:=[.AD90]+[.H90]-IF([.V90]&gt;0;0;[.F90]+[.G90])" office:value-type="float" office:value="-4">
            <text:p>-4.0</text:p>
          </table:table-cell>
          <table:table-cell table:style-name="ce20" table:formula="of:=[.AE90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Salaci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 table:formula="of:=CEILING(([.F91]+[.G91])*0.5;1)" office:value-type="float" office:value="7">
            <text:p>7</text:p>
          </table:table-cell>
          <table:table-cell table:number-columns-repeated="6" table:style-name="ce9"/>
          <table:table-cell table:style-name="ce9" table:formula="of:=CEILING(([.F91]+[.G91] - 1)/3;1)" office:value-type="float" office:value="4">
            <text:p>4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1]&gt;0;[.B$129]*[.V91];0)+IF([.V91]&gt;0;[.B$141];1)*IF([.Y91]&gt;0;[.B$144];1)*IF([.P91]&gt;0;[.P91];1)*IF([.AA91]=1;[.AA91]*[.B$147];1)*([.I91]*[.B$129]+[.J91]*[.B$130]+[.K91]*[.B$131]+[.L91]*[.B$132]+[.M91]*[.B$134]+[.N91]*[.B$134]+[.O91]*[.B$135]+[.Q91]*[.B$136]+[.R91]*[.B$137]+[.S91]*[.B$138]+[.T91]*[.B$139]+[.U91]*[.B$140]+[.W91]*[.B$142]+[.X91]*[.B$143]+[.AC91]*[.B$148])" office:value-type="float" office:value="2">
            <text:p>2.0</text:p>
          </table:table-cell>
          <table:table-cell table:style-name="ce18" table:formula="of:=[.AD91]+[.H91]-IF([.V91]&gt;0;0;[.F91]+[.G91])" office:value-type="float" office:value="-4">
            <text:p>-4.0</text:p>
          </table:table-cell>
          <table:table-cell table:style-name="ce20" table:formula="of:=[.AE91]" office:value-type="float" office:value="-4">
            <text:p>-4.0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7">
            <text:p>7</text:p>
          </table:table-cell>
          <table:table-cell table:style-name="ce9" table:formula="of:=CEILING(([.F92]+[.G92])*0.5;1)" office:value-type="float" office:value="7">
            <text:p>7</text:p>
          </table:table-cell>
          <table:table-cell table:number-columns-repeated="6" table:style-name="ce9"/>
          <table:table-cell table:style-name="ce9" table:formula="of:=CEILING(([.F92]+[.G92] - 1)/3;1)" office:value-type="float" office:value="5">
            <text:p>5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2]&gt;0;[.B$129]*[.V92];0)+IF([.V92]&gt;0;[.B$141];1)*IF([.Y92]&gt;0;[.B$144];1)*IF([.P92]&gt;0;[.P92];1)*IF([.AA92]=1;[.AA92]*[.B$147];1)*([.I92]*[.B$129]+[.J92]*[.B$130]+[.K92]*[.B$131]+[.L92]*[.B$132]+[.M92]*[.B$134]+[.N92]*[.B$134]+[.O92]*[.B$135]+[.Q92]*[.B$136]+[.R92]*[.B$137]+[.S92]*[.B$138]+[.T92]*[.B$139]+[.U92]*[.B$140]+[.W92]*[.B$142]+[.X92]*[.B$143]+[.AC92]*[.B$148])" office:value-type="float" office:value="2.5">
            <text:p>2.5</text:p>
          </table:table-cell>
          <table:table-cell table:style-name="ce18" table:formula="of:=[.AD92]+[.H92]-IF([.V92]&gt;0;0;[.F92]+[.G92])" office:value-type="float" office:value="-4.5">
            <text:p>-4.5</text:p>
          </table:table-cell>
          <table:table-cell table:style-name="ce20" table:formula="of:=[.AE92]" office:value-type="float" office:value="-4.5">
            <text:p>-4.5</text:p>
          </table:table-cell>
          <table:table-cell table:number-columns-repeated="992"/>
        </table:table-row>
        <table:table-row table:style-name="ro2">
          <table:table-cell table:style-name="Default" office:value-type="string">
            <text:p>Black Hole Star</text:p>
          </table:table-cell>
          <table:table-cell office:value-type="string">
            <text:p>U</text:p>
          </table:table-cell>
          <table:table-cell office:value-type="string">
            <text:p>Planet</text:p>
          </table:table-cell>
          <table:table-cell/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table:formula="of:=CEILING(([.F93]+[.G93])*0.5;1)" office:value-type="float" office:value="8">
            <text:p>8</text:p>
          </table:table-cell>
          <table:table-cell table:number-columns-repeated="6" table:style-name="ce9"/>
          <table:table-cell table:style-name="ce9" table:formula="of:=CEILING(([.F93]+[.G93] - 1)/3;1)" office:value-type="float" office:value="5">
            <text:p>5</text:p>
          </table:table-cell>
          <table:table-cell table:number-columns-repeated="1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3]&gt;0;[.B$129]*[.V93];0)+IF([.V93]&gt;0;[.B$141];1)*IF([.Y93]&gt;0;[.B$144];1)*IF([.P93]&gt;0;[.P93];1)*IF([.AA93]=1;[.AA93]*[.B$147];1)*([.I93]*[.B$129]+[.J93]*[.B$130]+[.K93]*[.B$131]+[.L93]*[.B$132]+[.M93]*[.B$134]+[.N93]*[.B$134]+[.O93]*[.B$135]+[.Q93]*[.B$136]+[.R93]*[.B$137]+[.S93]*[.B$138]+[.T93]*[.B$139]+[.U93]*[.B$140]+[.W93]*[.B$142]+[.X93]*[.B$143]+[.AC93]*[.B$148])" office:value-type="float" office:value="2.5">
            <text:p>2.5</text:p>
          </table:table-cell>
          <table:table-cell table:style-name="ce18" table:formula="of:=[.AD93]+[.H93]-IF([.V93]&gt;0;0;[.F93]+[.G93])" office:value-type="float" office:value="-4.5">
            <text:p>-4.5</text:p>
          </table:table-cell>
          <table:table-cell table:style-name="ce20" table:formula="of:=[.AE93]" office:value-type="float" office:value="-4.5">
            <text:p>-4.5</text:p>
          </table:table-cell>
          <table:table-cell table:number-columns-repeated="992"/>
        </table:table-row>
        <table:table-row table:style-name="ro2">
          <table:table-cell table:style-name="ce6" office:value-type="string">
            <text:p>Planet Statistics</text:p>
          </table:table-cell>
          <table:table-cell table:style-name="ce6" table:number-columns-repeated="3"/>
          <table:table-cell table:style-name="ce10" table:formula="of:=SUM([.E69:.E93])" office:value-type="float" office:value="25">
            <text:p>25</text:p>
          </table:table-cell>
          <table:table-cell table:style-name="ce10" table:formula="of:=SUM([.F70:.F93])" office:value-type="float" office:value="54">
            <text:p>54</text:p>
          </table:table-cell>
          <table:table-cell table:style-name="ce10" table:formula="of:=SUM([.G70:.G93])" office:value-type="float" office:value="174">
            <text:p>174</text:p>
          </table:table-cell>
          <table:table-cell table:style-name="ce10" table:formula="of:=AVERAGE([.H70:.H93])" office:value-type="float" office:value="5">
            <text:p>5</text:p>
          </table:table-cell>
          <table:table-cell table:style-name="ce10" table:formula="of:=SUM([.I69:.I93])" office:value-type="float" office:value="6">
            <text:p>6</text:p>
          </table:table-cell>
          <table:table-cell table:style-name="ce10" table:formula="of:=SUM([.J69:.J93])" office:value-type="float" office:value="3">
            <text:p>3</text:p>
          </table:table-cell>
          <table:table-cell table:style-name="ce10" table:formula="of:=SUM([.K69:.K93])" office:value-type="float" office:value="2">
            <text:p>2</text:p>
          </table:table-cell>
          <table:table-cell table:style-name="ce10" table:formula="of:=SUM([.L69:.L93])" office:value-type="float" office:value="3">
            <text:p>3</text:p>
          </table:table-cell>
          <table:table-cell table:style-name="ce10" table:formula="of:=SUM([.M69:.M93])" office:value-type="float" office:value="4">
            <text:p>4</text:p>
          </table:table-cell>
          <table:table-cell table:style-name="ce10" table:formula="of:=SUM([.N69:.N93])" office:value-type="float" office:value="0">
            <text:p>0</text:p>
          </table:table-cell>
          <table:table-cell table:style-name="ce10" table:formula="of:=SUM([.O69:.O93])" office:value-type="float" office:value="76">
            <text:p>76</text:p>
          </table:table-cell>
          <table:table-cell table:style-name="ce10" table:formula="of:=SUM([.P69:.P93])" office:value-type="float" office:value="0">
            <text:p>0</text:p>
          </table:table-cell>
          <table:table-cell table:style-name="ce10" table:formula="of:=SUM([.Q69:.Q93])" office:value-type="float" office:value="0">
            <text:p>0</text:p>
          </table:table-cell>
          <table:table-cell table:style-name="ce10" table:formula="of:=SUM([.R69:.R93])" office:value-type="float" office:value="0">
            <text:p>0</text:p>
          </table:table-cell>
          <table:table-cell table:style-name="ce10" table:formula="of:=SUM([.S69:.S93])" office:value-type="float" office:value="0">
            <text:p>0</text:p>
          </table:table-cell>
          <table:table-cell table:style-name="ce10" table:formula="of:=SUM([.T69:.T93])" office:value-type="float" office:value="0">
            <text:p>0</text:p>
          </table:table-cell>
          <table:table-cell table:style-name="ce10" table:formula="of:=SUM([.U69:.U93])" office:value-type="float" office:value="0">
            <text:p>0</text:p>
          </table:table-cell>
          <table:table-cell table:style-name="ce10" table:formula="of:=SUM([.V69:.V93])" office:value-type="float" office:value="0">
            <text:p>0</text:p>
          </table:table-cell>
          <table:table-cell table:style-name="ce10" table:formula="of:=SUM([.W69:.W93])" office:value-type="float" office:value="0">
            <text:p>0</text:p>
          </table:table-cell>
          <table:table-cell table:style-name="ce10" table:formula="of:=SUM([.X69:.X93])" office:value-type="float" office:value="0">
            <text:p>0</text:p>
          </table:table-cell>
          <table:table-cell table:style-name="ce10" table:formula="of:=SUM([.Y69:.Y93])" office:value-type="float" office:value="0">
            <text:p>0</text:p>
          </table:table-cell>
          <table:table-cell table:style-name="ce10" table:formula="of:=SUM([.Z69:.Z93])" office:value-type="float" office:value="0">
            <text:p>0</text:p>
          </table:table-cell>
          <table:table-cell table:style-name="ce10" table:formula="of:=SUM([.AA69:.AA93])" office:value-type="float" office:value="0">
            <text:p>0</text:p>
          </table:table-cell>
          <table:table-cell table:style-name="ce10" table:formula="of:=SUM([.AB69:.AB93])" office:value-type="float" office:value="0">
            <text:p>0</text:p>
          </table:table-cell>
          <table:table-cell table:style-name="ce10" table:formula="of:=SUM([.AC69:.AC93])" office:value-type="float" office:value="0">
            <text:p>0</text:p>
          </table:table-cell>
          <table:table-cell table:style-name="ce15" table:formula="of:=IF([.V94]&gt;0;[.B$129]*[.V94];0)+IF([.V94]&gt;0;[.B$141];1)*IF([.Y94]&gt;0;[.B$144];1)*IF([.P94]&gt;0;[.P94];1)*IF([.AA94]=1;[.AA94]*[.B$147];1)*([.I94]*[.B$129]+[.J94]*[.B$130]+[.K94]*[.B$131]+[.L94]*[.B$132]+[.M94]*[.B$134]+[.N94]*[.B$134]+[.O94]*[.B$135]+[.Q94]*[.B$136]+[.R94]*[.B$137]+[.S94]*[.B$138]+[.T94]*[.B$139]+[.U94]*[.B$140]+[.W94]*[.B$142]+[.X94]*[.B$143]+[.AC94]*[.B$148])" office:value-type="float" office:value="46.65">
            <text:p>46.7</text:p>
          </table:table-cell>
          <table:table-cell table:style-name="ce18" table:formula="of:=[.AD94]+[.H94]-IF([.V94]&gt;0;0;[.F94]+[.G94])" office:value-type="float" office:value="-176.35">
            <text:p>-176.4</text:p>
          </table:table-cell>
          <table:table-cell table:style-name="ce22"/>
          <table:table-cell table:style-name="ce6" table:number-columns-repeated="992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style-name="ce9"/>
          <table:table-cell table:style-name="ce13" table:formula="of:=[.G94]/[.F94]" office:value-type="float" office:value="3.22222222222222">
            <text:p>3.22</text:p>
          </table:table-cell>
          <table:table-cell table:number-columns-repeated="18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5]&gt;0;[.B$129]*[.V95];0)+IF([.V95]&gt;0;[.B$141];1)*IF([.Y95]&gt;0;[.B$144];1)*IF([.P95]&gt;0;[.P95];1)*IF([.AA95]=1;[.AA95]*[.B$147];1)*([.I95]*[.B$129]+[.J95]*[.B$130]+[.K95]*[.B$131]+[.L95]*[.B$132]+[.M95]*[.B$134]+[.N95]*[.B$134]+[.O95]*[.B$135]+[.Q95]*[.B$136]+[.R95]*[.B$137]+[.S95]*[.B$138]+[.T95]*[.B$139]+[.U95]*[.B$140]+[.W95]*[.B$142]+[.X95]*[.B$143]+[.AC95]*[.B$148])" office:value-type="float" office:value="0">
            <text:p>0.0</text:p>
          </table:table-cell>
          <table:table-cell table:style-name="ce18" table:formula="of:=[.AD95]+[.H95]-[.F95]-[.G95]" office:value-type="float" office:value="-3.22222222222222">
            <text:p>-3.2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6]&gt;0;[.B$129]*[.V96];0)+IF([.V96]&gt;0;[.B$141];1)*IF([.Y96]&gt;0;[.B$144];1)*IF([.P96]&gt;0;[.P96];1)*IF([.AA96]=1;[.AA96]*[.B$147];1)*([.I96]*[.B$129]+[.J96]*[.B$130]+[.K96]*[.B$131]+[.L96]*[.B$132]+[.M96]*[.B$134]+[.N96]*[.B$134]+[.O96]*[.B$135]+[.Q96]*[.B$136]+[.R96]*[.B$137]+[.S96]*[.B$138]+[.T96]*[.B$139]+[.U96]*[.B$140]+[.W96]*[.B$142]+[.X96]*[.B$143]+[.AC96]*[.B$148])" office:value-type="float" office:value="0">
            <text:p>0.0</text:p>
          </table:table-cell>
          <table:table-cell table:style-name="ce18" table:formula="of:=[.AD96]+[.H96]-[.F96]-[.G96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 office:value-type="string">
            <text:p>Monsters</text:p>
          </table:table-cell>
          <table:table-cell table:number-columns-repeated="2"/>
          <table:table-cell office:value-type="string">
            <text:p>~25 of these</text:p>
          </table:table-cell>
          <table:table-cell table:style-name="ce9"/>
          <table:table-cell table:number-columns-repeated="20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7]&gt;0;[.B$129]*[.V97];0)+IF([.V97]&gt;0;[.B$141];1)*IF([.Y97]&gt;0;[.B$144];1)*IF([.P97]&gt;0;[.P97];1)*IF([.AA97]=1;[.AA97]*[.B$147];1)*([.I97]*[.B$129]+[.J97]*[.B$130]+[.K97]*[.B$131]+[.L97]*[.B$132]+[.M97]*[.B$134]+[.N97]*[.B$134]+[.O97]*[.B$135]+[.Q97]*[.B$136]+[.R97]*[.B$137]+[.S97]*[.B$138]+[.T97]*[.B$139]+[.U97]*[.B$140]+[.W97]*[.B$142]+[.X97]*[.B$143]+[.AC97]*[.B$148])" office:value-type="float" office:value="0">
            <text:p>0.0</text:p>
          </table:table-cell>
          <table:table-cell table:style-name="ce18" table:formula="of:=[.AD97]+[.H97]-[.F97]-[.G97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Monster</text:p>
          </table:table-cell>
          <table:table-cell office:value-type="string">
            <text:p>Put this card in your field. Once per turn, you may colonize any planet for free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 table:formula="of:=CEILING(IF([.C98]=&quot;Mercenary&quot;;AVERAGE([.F98];[.G98]);([.F98]+[.G98])) * 0.8; 1)" office:value-type="float" office:value="10">
            <text:p>1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 table:formula="of:=[.H94]*2" office:value-type="float" office:value="10">
            <text:p>10.0</text:p>
          </table:table-cell>
          <table:table-cell table:style-name="ce15" table:formula="of:=IF([.V98]&gt;0;[.B$129]*[.V98];0)+IF([.V98]&gt;0;[.B$141];1)*IF([.Y98]&gt;0;[.B$144];1)*IF([.P98]&gt;0;[.P98];1)*IF([.AA98]=1;[.AA98]*[.B$147];1)*([.I98]*[.B$129]+[.J98]*[.B$130]+[.K98]*[.B$131]+[.L98]*[.B$132]+[.M98]*[.B$134]+[.N98]*[.B$134]+[.O98]*[.B$135]+[.Q98]*[.B$136]+[.R98]*[.B$137]+[.S98]*[.B$138]+[.T98]*[.B$139]+[.U98]*[.B$140]+[.W98]*[.B$142]+[.X98]*[.B$143]+[.AC98]*[.B$148])" office:value-type="float" office:value="10">
            <text:p>10.0</text:p>
          </table:table-cell>
          <table:table-cell table:style-name="ce18" table:formula="of:=[.AD98]+[.H98]-[.F98]-[.G98]" office:value-type="float" office:value="8">
            <text:p>8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table:formula="of:=CEILING(IF([.C99]=&quot;Mercenary&quot;;AVERAGE([.F99];[.G99]);([.F99]+[.G99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99]&gt;0;[.B$129]*[.V99];0)+IF([.V99]&gt;0;[.B$141];1)*IF([.Y99]&gt;0;[.B$144];1)*IF([.P99]&gt;0;[.P99];1)*IF([.AA99]=1;[.AA99]*[.B$147];1)*([.I99]*[.B$129]+[.J99]*[.B$130]+[.K99]*[.B$131]+[.L99]*[.B$132]+[.M99]*[.B$134]+[.N99]*[.B$134]+[.O99]*[.B$135]+[.Q99]*[.B$136]+[.R99]*[.B$137]+[.S99]*[.B$138]+[.T99]*[.B$139]+[.U99]*[.B$140]+[.W99]*[.B$142]+[.X99]*[.B$143]+[.AC99]*[.B$148])" office:value-type="float" office:value="0">
            <text:p>0.0</text:p>
          </table:table-cell>
          <table:table-cell table:style-name="ce18" table:formula="of:=[.AD99]+[.H99]-[.F99]-[.G99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Each opponent must either: discard a card or lose 2 reward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table:formula="of:=CEILING(IF([.C100]=&quot;Mercenary&quot;;AVERAGE([.F100];[.G100]);([.F100]+[.G100])) * 0.8; 1)" office:value-type="float" office:value="4">
            <text:p>4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0]&gt;0;[.B$129]*[.V100];0)+IF([.V100]&gt;0;[.B$141];1)*IF([.Y100]&gt;0;[.B$144];1)*IF([.P100]&gt;0;[.P100];1)*IF([.AA100]=1;[.AA100]*[.B$147];1)*([.I100]*[.B$129]+[.J100]*[.B$130]+[.K100]*[.B$131]+[.L100]*[.B$132]+[.M100]*[.B$134]+[.N100]*[.B$134]+[.O100]*[.B$135]+[.Q100]*[.B$136]+[.R100]*[.B$137]+[.S100]*[.B$138]+[.T100]*[.B$139]+[.U100]*[.B$140]+[.W100]*[.B$142]+[.X100]*[.B$143]+[.AC100]*[.B$148])" office:value-type="float" office:value="0">
            <text:p>0.0</text:p>
          </table:table-cell>
          <table:table-cell table:style-name="ce18" table:formula="of:=[.AD100]+[.H100]-[.F100]-[.G100]" office:value-type="float" office:value="-4">
            <text:p>-4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Credit and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9" table:formula="of:=CEILING(IF([.C101]=&quot;Mercenary&quot;;AVERAGE([.F101];[.G101]);([.F101]+[.G101])) * 0.8; 1)" office:value-type="float" office:value="4">
            <text:p>4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1]&gt;0;[.B$129]*[.V101];0)+IF([.V101]&gt;0;[.B$141];1)*IF([.Y101]&gt;0;[.B$144];1)*IF([.P101]&gt;0;[.P101];1)*IF([.AA101]=1;[.AA101]*[.B$147];1)*([.I101]*[.B$129]+[.J101]*[.B$130]+[.K101]*[.B$131]+[.L101]*[.B$132]+[.M101]*[.B$134]+[.N101]*[.B$134]+[.O101]*[.B$135]+[.Q101]*[.B$136]+[.R101]*[.B$137]+[.S101]*[.B$138]+[.T101]*[.B$139]+[.U101]*[.B$140]+[.W101]*[.B$142]+[.X101]*[.B$143]+[.AC101]*[.B$148])" office:value-type="float" office:value="5.85">
            <text:p>5.9</text:p>
          </table:table-cell>
          <table:table-cell table:style-name="ce18" table:formula="of:=[.AD101]+[.H101]-[.F101]-[.G101]" office:value-type="float" office:value="-0.15">
            <text:p>-0.2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3 Strength and 3 Energ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6">
            <text:p>6</text:p>
          </table:table-cell>
          <table:table-cell table:style-name="ce9" table:formula="of:=CEILING(IF([.C102]=&quot;Mercenary&quot;;AVERAGE([.F102];[.G102]);([.F102]+[.G102])) * 0.8; 1)" office:value-type="float" office:value="4">
            <text:p>4</text:p>
          </table:table-cell>
          <table:table-cell table:number-columns-repeated="2" table:style-name="ce9"/>
          <table:table-cell table:number-columns-repeated="2" table:style-name="ce9" office:value-type="float" office:value="3">
            <text:p>3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2]&gt;0;[.B$129]*[.V102];0)+IF([.V102]&gt;0;[.B$141];1)*IF([.Y102]&gt;0;[.B$144];1)*IF([.P102]&gt;0;[.P102];1)*IF([.AA102]=1;[.AA102]*[.B$147];1)*([.I102]*[.B$129]+[.J102]*[.B$130]+[.K102]*[.B$131]+[.L102]*[.B$132]+[.M102]*[.B$134]+[.N102]*[.B$134]+[.O102]*[.B$135]+[.Q102]*[.B$136]+[.R102]*[.B$137]+[.S102]*[.B$138]+[.T102]*[.B$139]+[.U102]*[.B$140]+[.W102]*[.B$142]+[.X102]*[.B$143]+[.AC102]*[.B$148])" office:value-type="float" office:value="6.45">
            <text:p>6.5</text:p>
          </table:table-cell>
          <table:table-cell table:style-name="ce18" table:formula="of:=[.AD102]+[.H102]-[.F102]-[.G102]" office:value-type="float" office:value="0.449999999999999">
            <text:p>0.4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Mercenary</text:p>
          </table:table-cell>
          <table:table-cell office:value-type="string">
            <text:p>Gain 2 Credit, 2 Strength, and 2 Energy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5">
            <text:p>5</text:p>
          </table:table-cell>
          <table:table-cell table:style-name="ce9" table:formula="of:=CEILING(IF([.C103]=&quot;Mercenary&quot;;AVERAGE([.F103];[.G103]);([.F103]+[.G103])) * 0.8; 1)" office:value-type="float" office:value="4">
            <text:p>4</text:p>
          </table:table-cell>
          <table:table-cell table:style-name="ce9"/>
          <table:table-cell table:number-columns-repeated="3" table:style-name="ce9" office:value-type="float" office:value="2">
            <text:p>2</text:p>
          </table:table-cell>
          <table:table-cell table:number-columns-repeated="13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3]&gt;0;[.B$129]*[.V103];0)+IF([.V103]&gt;0;[.B$141];1)*IF([.Y103]&gt;0;[.B$144];1)*IF([.P103]&gt;0;[.P103];1)*IF([.AA103]=1;[.AA103]*[.B$147];1)*([.I103]*[.B$129]+[.J103]*[.B$130]+[.K103]*[.B$131]+[.L103]*[.B$132]+[.M103]*[.B$134]+[.N103]*[.B$134]+[.O103]*[.B$135]+[.Q103]*[.B$136]+[.R103]*[.B$137]+[.S103]*[.B$138]+[.T103]*[.B$139]+[.U103]*[.B$140]+[.W103]*[.B$142]+[.X103]*[.B$143]+[.AC103]*[.B$148])" office:value-type="float" office:value="6.7">
            <text:p>6.7</text:p>
          </table:table-cell>
          <table:table-cell table:style-name="ce18" table:formula="of:=[.AD103]+[.H103]-[.F103]-[.G103]" office:value-type="float" office:value="0.699999999999999">
            <text:p>0.7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 office:value-type="string">
            <text:p>Scrap all monsters or non-monsters in the trade row</text:p>
          </table:table-cell>
          <table:table-cell table:style-name="ce9"/>
          <table:table-cell table:number-columns-repeated="2" table:style-name="ce9"/>
          <table:table-cell table:style-name="ce9" table:formula="of:=CEILING(IF([.C104]=&quot;Mercenary&quot;;AVERAGE([.F104];[.G104]);([.F104]+[.G104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4]&gt;0;[.B$129]*[.V104];0)+IF([.V104]&gt;0;[.B$141];1)*IF([.Y104]&gt;0;[.B$144];1)*IF([.P104]&gt;0;[.P104];1)*IF([.AA104]=1;[.AA104]*[.B$147];1)*([.I104]*[.B$129]+[.J104]*[.B$130]+[.K104]*[.B$131]+[.L104]*[.B$132]+[.M104]*[.B$134]+[.N104]*[.B$134]+[.O104]*[.B$135]+[.Q104]*[.B$136]+[.R104]*[.B$137]+[.S104]*[.B$138]+[.T104]*[.B$139]+[.U104]*[.B$140]+[.W104]*[.B$142]+[.X104]*[.B$143]+[.AC104]*[.B$148])" office:value-type="float" office:value="0">
            <text:p>0.0</text:p>
          </table:table-cell>
          <table:table-cell table:style-name="ce18" table:formula="of:=[.AD104]+[.H104]-[.F104]-[.G104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 office:value-type="string">
            <text:p>Acquire all relics in the trade row</text:p>
          </table:table-cell>
          <table:table-cell table:style-name="ce9"/>
          <table:table-cell table:number-columns-repeated="2" table:style-name="ce9"/>
          <table:table-cell table:style-name="ce9" table:formula="of:=CEILING(IF([.C105]=&quot;Mercenary&quot;;AVERAGE([.F105];[.G105]);([.F105]+[.G105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5]&gt;0;[.B$129]*[.V105];0)+IF([.V105]&gt;0;[.B$141];1)*IF([.Y105]&gt;0;[.B$144];1)*IF([.P105]&gt;0;[.P105];1)*IF([.AA105]=1;[.AA105]*[.B$147];1)*([.I105]*[.B$129]+[.J105]*[.B$130]+[.K105]*[.B$131]+[.L105]*[.B$132]+[.M105]*[.B$134]+[.N105]*[.B$134]+[.O105]*[.B$135]+[.Q105]*[.B$136]+[.R105]*[.B$137]+[.S105]*[.B$138]+[.T105]*[.B$139]+[.U105]*[.B$140]+[.W105]*[.B$142]+[.X105]*[.B$143]+[.AC105]*[.B$148])" office:value-type="float" office:value="0">
            <text:p>0.0</text:p>
          </table:table-cell>
          <table:table-cell table:style-name="ce18" table:formula="of:=[.AD105]+[.H105]-[.F105]-[.G105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06]=&quot;Mercenary&quot;;AVERAGE([.F106];[.G106]);([.F106]+[.G106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6]&gt;0;[.B$129]*[.V106];0)+IF([.V106]&gt;0;[.B$141];1)*IF([.Y106]&gt;0;[.B$144];1)*IF([.P106]&gt;0;[.P106];1)*IF([.AA106]=1;[.AA106]*[.B$147];1)*([.I106]*[.B$129]+[.J106]*[.B$130]+[.K106]*[.B$131]+[.L106]*[.B$132]+[.M106]*[.B$134]+[.N106]*[.B$134]+[.O106]*[.B$135]+[.Q106]*[.B$136]+[.R106]*[.B$137]+[.S106]*[.B$138]+[.T106]*[.B$139]+[.U106]*[.B$140]+[.W106]*[.B$142]+[.X106]*[.B$143]+[.AC106]*[.B$148])" office:value-type="float" office:value="0">
            <text:p>0.0</text:p>
          </table:table-cell>
          <table:table-cell table:style-name="ce18" table:formula="of:=[.AD106]+[.H106]-[.F106]-[.G106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07]=&quot;Mercenary&quot;;AVERAGE([.F107];[.G107]);([.F107]+[.G107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7]&gt;0;[.B$129]*[.V107];0)+IF([.V107]&gt;0;[.B$141];1)*IF([.Y107]&gt;0;[.B$144];1)*IF([.P107]&gt;0;[.P107];1)*IF([.AA107]=1;[.AA107]*[.B$147];1)*([.I107]*[.B$129]+[.J107]*[.B$130]+[.K107]*[.B$131]+[.L107]*[.B$132]+[.M107]*[.B$134]+[.N107]*[.B$134]+[.O107]*[.B$135]+[.Q107]*[.B$136]+[.R107]*[.B$137]+[.S107]*[.B$138]+[.T107]*[.B$139]+[.U107]*[.B$140]+[.W107]*[.B$142]+[.X107]*[.B$143]+[.AC107]*[.B$148])" office:value-type="float" office:value="0">
            <text:p>0.0</text:p>
          </table:table-cell>
          <table:table-cell table:style-name="ce18" table:formula="of:=[.AD107]+[.H107]-[.F107]-[.G107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08]=&quot;Mercenary&quot;;AVERAGE([.F108];[.G108]);([.F108]+[.G108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8]&gt;0;[.B$129]*[.V108];0)+IF([.V108]&gt;0;[.B$141];1)*IF([.Y108]&gt;0;[.B$144];1)*IF([.P108]&gt;0;[.P108];1)*IF([.AA108]=1;[.AA108]*[.B$147];1)*([.I108]*[.B$129]+[.J108]*[.B$130]+[.K108]*[.B$131]+[.L108]*[.B$132]+[.M108]*[.B$134]+[.N108]*[.B$134]+[.O108]*[.B$135]+[.Q108]*[.B$136]+[.R108]*[.B$137]+[.S108]*[.B$138]+[.T108]*[.B$139]+[.U108]*[.B$140]+[.W108]*[.B$142]+[.X108]*[.B$143]+[.AC108]*[.B$148])" office:value-type="float" office:value="0">
            <text:p>0.0</text:p>
          </table:table-cell>
          <table:table-cell table:style-name="ce18" table:formula="of:=[.AD108]+[.H108]-[.F108]-[.G108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09]=&quot;Mercenary&quot;;AVERAGE([.F109];[.G109]);([.F109]+[.G109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09]&gt;0;[.B$129]*[.V109];0)+IF([.V109]&gt;0;[.B$141];1)*IF([.Y109]&gt;0;[.B$144];1)*IF([.P109]&gt;0;[.P109];1)*IF([.AA109]=1;[.AA109]*[.B$147];1)*([.I109]*[.B$129]+[.J109]*[.B$130]+[.K109]*[.B$131]+[.L109]*[.B$132]+[.M109]*[.B$134]+[.N109]*[.B$134]+[.O109]*[.B$135]+[.Q109]*[.B$136]+[.R109]*[.B$137]+[.S109]*[.B$138]+[.T109]*[.B$139]+[.U109]*[.B$140]+[.W109]*[.B$142]+[.X109]*[.B$143]+[.AC109]*[.B$148])" office:value-type="float" office:value="0">
            <text:p>0.0</text:p>
          </table:table-cell>
          <table:table-cell table:style-name="ce18" table:formula="of:=[.AD109]+[.H109]-[.F109]-[.G109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0]=&quot;Mercenary&quot;;AVERAGE([.F110];[.G110]);([.F110]+[.G110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0]&gt;0;[.B$129]*[.V110];0)+IF([.V110]&gt;0;[.B$141];1)*IF([.Y110]&gt;0;[.B$144];1)*IF([.P110]&gt;0;[.P110];1)*IF([.AA110]=1;[.AA110]*[.B$147];1)*([.I110]*[.B$129]+[.J110]*[.B$130]+[.K110]*[.B$131]+[.L110]*[.B$132]+[.M110]*[.B$134]+[.N110]*[.B$134]+[.O110]*[.B$135]+[.Q110]*[.B$136]+[.R110]*[.B$137]+[.S110]*[.B$138]+[.T110]*[.B$139]+[.U110]*[.B$140]+[.W110]*[.B$142]+[.X110]*[.B$143]+[.AC110]*[.B$148])" office:value-type="float" office:value="0">
            <text:p>0.0</text:p>
          </table:table-cell>
          <table:table-cell table:style-name="ce18" table:formula="of:=[.AD110]+[.H110]-[.F110]-[.G110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1]=&quot;Mercenary&quot;;AVERAGE([.F111];[.G111]);([.F111]+[.G111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1]&gt;0;[.B$129]*[.V111];0)+IF([.V111]&gt;0;[.B$141];1)*IF([.Y111]&gt;0;[.B$144];1)*IF([.P111]&gt;0;[.P111];1)*IF([.AA111]=1;[.AA111]*[.B$147];1)*([.I111]*[.B$129]+[.J111]*[.B$130]+[.K111]*[.B$131]+[.L111]*[.B$132]+[.M111]*[.B$134]+[.N111]*[.B$134]+[.O111]*[.B$135]+[.Q111]*[.B$136]+[.R111]*[.B$137]+[.S111]*[.B$138]+[.T111]*[.B$139]+[.U111]*[.B$140]+[.W111]*[.B$142]+[.X111]*[.B$143]+[.AC111]*[.B$148])" office:value-type="float" office:value="0">
            <text:p>0.0</text:p>
          </table:table-cell>
          <table:table-cell table:style-name="ce18" table:formula="of:=[.AD111]+[.H111]-[.F111]-[.G111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2]=&quot;Mercenary&quot;;AVERAGE([.F112];[.G112]);([.F112]+[.G112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2]&gt;0;[.B$129]*[.V112];0)+IF([.V112]&gt;0;[.B$141];1)*IF([.Y112]&gt;0;[.B$144];1)*IF([.P112]&gt;0;[.P112];1)*IF([.AA112]=1;[.AA112]*[.B$147];1)*([.I112]*[.B$129]+[.J112]*[.B$130]+[.K112]*[.B$131]+[.L112]*[.B$132]+[.M112]*[.B$134]+[.N112]*[.B$134]+[.O112]*[.B$135]+[.Q112]*[.B$136]+[.R112]*[.B$137]+[.S112]*[.B$138]+[.T112]*[.B$139]+[.U112]*[.B$140]+[.W112]*[.B$142]+[.X112]*[.B$143]+[.AC112]*[.B$148])" office:value-type="float" office:value="0">
            <text:p>0.0</text:p>
          </table:table-cell>
          <table:table-cell table:style-name="ce18" table:formula="of:=[.AD112]+[.H112]-[.F112]-[.G112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3]=&quot;Mercenary&quot;;AVERAGE([.F113];[.G113]);([.F113]+[.G113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3]&gt;0;[.B$129]*[.V113];0)+IF([.V113]&gt;0;[.B$141];1)*IF([.Y113]&gt;0;[.B$144];1)*IF([.P113]&gt;0;[.P113];1)*IF([.AA113]=1;[.AA113]*[.B$147];1)*([.I113]*[.B$129]+[.J113]*[.B$130]+[.K113]*[.B$131]+[.L113]*[.B$132]+[.M113]*[.B$134]+[.N113]*[.B$134]+[.O113]*[.B$135]+[.Q113]*[.B$136]+[.R113]*[.B$137]+[.S113]*[.B$138]+[.T113]*[.B$139]+[.U113]*[.B$140]+[.W113]*[.B$142]+[.X113]*[.B$143]+[.AC113]*[.B$148])" office:value-type="float" office:value="0">
            <text:p>0.0</text:p>
          </table:table-cell>
          <table:table-cell table:style-name="ce18" table:formula="of:=[.AD113]+[.H113]-[.F113]-[.G113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4]=&quot;Mercenary&quot;;AVERAGE([.F114];[.G114]);([.F114]+[.G114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4]&gt;0;[.B$129]*[.V114];0)+IF([.V114]&gt;0;[.B$141];1)*IF([.Y114]&gt;0;[.B$144];1)*IF([.P114]&gt;0;[.P114];1)*IF([.AA114]=1;[.AA114]*[.B$147];1)*([.I114]*[.B$129]+[.J114]*[.B$130]+[.K114]*[.B$131]+[.L114]*[.B$132]+[.M114]*[.B$134]+[.N114]*[.B$134]+[.O114]*[.B$135]+[.Q114]*[.B$136]+[.R114]*[.B$137]+[.S114]*[.B$138]+[.T114]*[.B$139]+[.U114]*[.B$140]+[.W114]*[.B$142]+[.X114]*[.B$143]+[.AC114]*[.B$148])" office:value-type="float" office:value="0">
            <text:p>0.0</text:p>
          </table:table-cell>
          <table:table-cell table:style-name="ce18" table:formula="of:=[.AD114]+[.H114]-[.F114]-[.G114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5]=&quot;Mercenary&quot;;AVERAGE([.F115];[.G115]);([.F115]+[.G115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5]&gt;0;[.B$129]*[.V115];0)+IF([.V115]&gt;0;[.B$141];1)*IF([.Y115]&gt;0;[.B$144];1)*IF([.P115]&gt;0;[.P115];1)*IF([.AA115]=1;[.AA115]*[.B$147];1)*([.I115]*[.B$129]+[.J115]*[.B$130]+[.K115]*[.B$131]+[.L115]*[.B$132]+[.M115]*[.B$134]+[.N115]*[.B$134]+[.O115]*[.B$135]+[.Q115]*[.B$136]+[.R115]*[.B$137]+[.S115]*[.B$138]+[.T115]*[.B$139]+[.U115]*[.B$140]+[.W115]*[.B$142]+[.X115]*[.B$143]+[.AC115]*[.B$148])" office:value-type="float" office:value="0">
            <text:p>0.0</text:p>
          </table:table-cell>
          <table:table-cell table:style-name="ce18" table:formula="of:=[.AD115]+[.H115]-[.F115]-[.G115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6]=&quot;Mercenary&quot;;AVERAGE([.F116];[.G116]);([.F116]+[.G116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6]&gt;0;[.B$129]*[.V116];0)+IF([.V116]&gt;0;[.B$141];1)*IF([.Y116]&gt;0;[.B$144];1)*IF([.P116]&gt;0;[.P116];1)*IF([.AA116]=1;[.AA116]*[.B$147];1)*([.I116]*[.B$129]+[.J116]*[.B$130]+[.K116]*[.B$131]+[.L116]*[.B$132]+[.M116]*[.B$134]+[.N116]*[.B$134]+[.O116]*[.B$135]+[.Q116]*[.B$136]+[.R116]*[.B$137]+[.S116]*[.B$138]+[.T116]*[.B$139]+[.U116]*[.B$140]+[.W116]*[.B$142]+[.X116]*[.B$143]+[.AC116]*[.B$148])" office:value-type="float" office:value="0">
            <text:p>0.0</text:p>
          </table:table-cell>
          <table:table-cell table:style-name="ce18" table:formula="of:=[.AD116]+[.H116]-[.F116]-[.G116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7]=&quot;Mercenary&quot;;AVERAGE([.F117];[.G117]);([.F117]+[.G117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7]&gt;0;[.B$129]*[.V117];0)+IF([.V117]&gt;0;[.B$141];1)*IF([.Y117]&gt;0;[.B$144];1)*IF([.P117]&gt;0;[.P117];1)*IF([.AA117]=1;[.AA117]*[.B$147];1)*([.I117]*[.B$129]+[.J117]*[.B$130]+[.K117]*[.B$131]+[.L117]*[.B$132]+[.M117]*[.B$134]+[.N117]*[.B$134]+[.O117]*[.B$135]+[.Q117]*[.B$136]+[.R117]*[.B$137]+[.S117]*[.B$138]+[.T117]*[.B$139]+[.U117]*[.B$140]+[.W117]*[.B$142]+[.X117]*[.B$143]+[.AC117]*[.B$148])" office:value-type="float" office:value="0">
            <text:p>0.0</text:p>
          </table:table-cell>
          <table:table-cell table:style-name="ce18" table:formula="of:=[.AD117]+[.H117]-[.F117]-[.G117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8]=&quot;Mercenary&quot;;AVERAGE([.F118];[.G118]);([.F118]+[.G118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8]&gt;0;[.B$129]*[.V118];0)+IF([.V118]&gt;0;[.B$141];1)*IF([.Y118]&gt;0;[.B$144];1)*IF([.P118]&gt;0;[.P118];1)*IF([.AA118]=1;[.AA118]*[.B$147];1)*([.I118]*[.B$129]+[.J118]*[.B$130]+[.K118]*[.B$131]+[.L118]*[.B$132]+[.M118]*[.B$134]+[.N118]*[.B$134]+[.O118]*[.B$135]+[.Q118]*[.B$136]+[.R118]*[.B$137]+[.S118]*[.B$138]+[.T118]*[.B$139]+[.U118]*[.B$140]+[.W118]*[.B$142]+[.X118]*[.B$143]+[.AC118]*[.B$148])" office:value-type="float" office:value="0">
            <text:p>0.0</text:p>
          </table:table-cell>
          <table:table-cell table:style-name="ce18" table:formula="of:=[.AD118]+[.H118]-[.F118]-[.G118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19]=&quot;Mercenary&quot;;AVERAGE([.F119];[.G119]);([.F119]+[.G119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19]&gt;0;[.B$129]*[.V119];0)+IF([.V119]&gt;0;[.B$141];1)*IF([.Y119]&gt;0;[.B$144];1)*IF([.P119]&gt;0;[.P119];1)*IF([.AA119]=1;[.AA119]*[.B$147];1)*([.I119]*[.B$129]+[.J119]*[.B$130]+[.K119]*[.B$131]+[.L119]*[.B$132]+[.M119]*[.B$134]+[.N119]*[.B$134]+[.O119]*[.B$135]+[.Q119]*[.B$136]+[.R119]*[.B$137]+[.S119]*[.B$138]+[.T119]*[.B$139]+[.U119]*[.B$140]+[.W119]*[.B$142]+[.X119]*[.B$143]+[.AC119]*[.B$148])" office:value-type="float" office:value="0">
            <text:p>0.0</text:p>
          </table:table-cell>
          <table:table-cell table:style-name="ce18" table:formula="of:=[.AD119]+[.H119]-[.F119]-[.G119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20]=&quot;Mercenary&quot;;AVERAGE([.F120];[.G120]);([.F120]+[.G120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20]&gt;0;[.B$129]*[.V120];0)+IF([.V120]&gt;0;[.B$141];1)*IF([.Y120]&gt;0;[.B$144];1)*IF([.P120]&gt;0;[.P120];1)*IF([.AA120]=1;[.AA120]*[.B$147];1)*([.I120]*[.B$129]+[.J120]*[.B$130]+[.K120]*[.B$131]+[.L120]*[.B$132]+[.M120]*[.B$134]+[.N120]*[.B$134]+[.O120]*[.B$135]+[.Q120]*[.B$136]+[.R120]*[.B$137]+[.S120]*[.B$138]+[.T120]*[.B$139]+[.U120]*[.B$140]+[.W120]*[.B$142]+[.X120]*[.B$143]+[.AC120]*[.B$148])" office:value-type="float" office:value="0">
            <text:p>0.0</text:p>
          </table:table-cell>
          <table:table-cell table:style-name="ce18" table:formula="of:=[.AD120]+[.H120]-[.F120]-[.G120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21]=&quot;Mercenary&quot;;AVERAGE([.F121];[.G121]);([.F121]+[.G121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21]&gt;0;[.B$129]*[.V121];0)+IF([.V121]&gt;0;[.B$141];1)*IF([.Y121]&gt;0;[.B$144];1)*IF([.P121]&gt;0;[.P121];1)*IF([.AA121]=1;[.AA121]*[.B$147];1)*([.I121]*[.B$129]+[.J121]*[.B$130]+[.K121]*[.B$131]+[.L121]*[.B$132]+[.M121]*[.B$134]+[.N121]*[.B$134]+[.O121]*[.B$135]+[.Q121]*[.B$136]+[.R121]*[.B$137]+[.S121]*[.B$138]+[.T121]*[.B$139]+[.U121]*[.B$140]+[.W121]*[.B$142]+[.X121]*[.B$143]+[.AC121]*[.B$148])" office:value-type="float" office:value="0">
            <text:p>0.0</text:p>
          </table:table-cell>
          <table:table-cell table:style-name="ce18" table:formula="of:=[.AD121]+[.H121]-[.F121]-[.G121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22]=&quot;Mercenary&quot;;AVERAGE([.F122];[.G122]);([.F122]+[.G122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22]&gt;0;[.B$129]*[.V122];0)+IF([.V122]&gt;0;[.B$141];1)*IF([.Y122]&gt;0;[.B$144];1)*IF([.P122]&gt;0;[.P122];1)*IF([.AA122]=1;[.AA122]*[.B$147];1)*([.I122]*[.B$129]+[.J122]*[.B$130]+[.K122]*[.B$131]+[.L122]*[.B$132]+[.M122]*[.B$134]+[.N122]*[.B$134]+[.O122]*[.B$135]+[.Q122]*[.B$136]+[.R122]*[.B$137]+[.S122]*[.B$138]+[.T122]*[.B$139]+[.U122]*[.B$140]+[.W122]*[.B$142]+[.X122]*[.B$143]+[.AC122]*[.B$148])" office:value-type="float" office:value="0">
            <text:p>0.0</text:p>
          </table:table-cell>
          <table:table-cell table:style-name="ce18" table:formula="of:=[.AD122]+[.H122]-[.F122]-[.G122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2">
          <table:table-cell/>
          <table:table-cell office:value-type="string">
            <text:p>U</text:p>
          </table:table-cell>
          <table:table-cell/>
          <table:table-cell/>
          <table:table-cell table:style-name="ce9"/>
          <table:table-cell table:number-columns-repeated="2" table:style-name="ce9"/>
          <table:table-cell table:style-name="ce9" table:formula="of:=CEILING(IF([.C123]=&quot;Mercenary&quot;;AVERAGE([.F123];[.G123]);([.F123]+[.G123])) * 0.8; 1)" office:value-type="float" office:value="0">
            <text:p>0</text:p>
          </table:table-cell>
          <table:table-cell table:number-columns-repeated="17" table:style-name="ce9"/>
          <table:table-cell table:style-name="ce9"/>
          <table:table-cell table:style-name="ce9"/>
          <table:table-cell table:style-name="ce9"/>
          <table:table-cell table:style-name="ce15"/>
          <table:table-cell table:style-name="ce15" table:formula="of:=IF([.V123]&gt;0;[.B$129]*[.V123];0)+IF([.V123]&gt;0;[.B$141];1)*IF([.Y123]&gt;0;[.B$144];1)*IF([.P123]&gt;0;[.P123];1)*IF([.AA123]=1;[.AA123]*[.B$147];1)*([.I123]*[.B$129]+[.J123]*[.B$130]+[.K123]*[.B$131]+[.L123]*[.B$132]+[.M123]*[.B$134]+[.N123]*[.B$134]+[.O123]*[.B$135]+[.Q123]*[.B$136]+[.R123]*[.B$137]+[.S123]*[.B$138]+[.T123]*[.B$139]+[.U123]*[.B$140]+[.W123]*[.B$142]+[.X123]*[.B$143]+[.AC123]*[.B$148])" office:value-type="float" office:value="0">
            <text:p>0.0</text:p>
          </table:table-cell>
          <table:table-cell table:style-name="ce18" table:formula="of:=[.AD123]+[.H123]-[.F123]-[.G123]" office:value-type="float" office:value="0">
            <text:p>0.0</text:p>
          </table:table-cell>
          <table:table-cell table:style-name="ce20"/>
          <table:table-cell table:number-columns-repeated="992"/>
        </table:table-row>
        <table:table-row table:style-name="ro4">
          <table:table-cell table:style-name="ce2" office:value-type="string">
            <text:p>Monster Statistics</text:p>
          </table:table-cell>
          <table:table-cell table:style-name="ce6" table:number-columns-repeated="3"/>
          <table:table-cell table:style-name="ce6" table:formula="of:=SUM([.E98:.E123])" office:value-type="float" office:value="7">
            <text:p>7</text:p>
          </table:table-cell>
          <table:table-cell table:style-name="ce6" table:number-columns-repeated="26"/>
          <table:table-cell table:style-name="ce23"/>
          <table:table-cell table:style-name="ce6" table:number-columns-repeated="992"/>
        </table:table-row>
        <table:table-row table:style-name="ro4">
          <table:table-cell office:value-type="string">
            <text:p>Weightings</text:p>
          </table:table-cell>
          <table:table-cell table:number-columns-repeated="1023"/>
        </table:table-row>
        <table:table-row table:style-name="ro4">
          <table:table-cell office:value-type="string">
            <text:p>Credit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4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4">
          <table:table-cell office:value-type="string">
            <text:p>Rewar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Energy Loss</text:p>
          </table:table-cell>
          <table:table-cell office:value-type="float" office:value="-0.5">
            <text:p>-0.5</text:p>
          </table:table-cell>
          <table:table-cell table:number-columns-repeated="1022"/>
        </table:table-row>
        <table:table-row table:style-name="ro4">
          <table:table-cell office:value-type="string">
            <text:p>Credit Gain</text:p>
          </table:table-cell>
          <table:table-cell office:value-type="float" office:value="1.2">
            <text:p>1.2</text:p>
          </table:table-cell>
          <table:table-cell table:number-columns-repeated="1022"/>
        </table:table-row>
        <table:table-row table:style-name="ro4">
          <table:table-cell office:value-type="string">
            <text:p>Strength Gain</text:p>
          </table:table-cell>
          <table:table-cell office:value-type="float" office:value="1.4">
            <text:p>1.4</text:p>
          </table:table-cell>
          <table:table-cell table:number-columns-repeated="1022"/>
        </table:table-row>
        <table:table-row table:style-name="ro4">
          <table:table-cell office:value-type="string">
            <text:p>Energy Gain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4">
          <table:table-cell office:value-type="string">
            <text:p>Reward Gai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Shield Health</text:p>
          </table:table-cell>
          <table:table-cell office:value-type="float" office:value="0.75">
            <text:p>0.75</text:p>
          </table:table-cell>
          <table:table-cell table:number-columns-repeated="1022"/>
        </table:table-row>
        <table:table-row table:style-name="ro4">
          <table:table-cell office:value-type="string">
            <text:p>Planet Heal</text:p>
          </table:table-cell>
          <table:table-cell office:value-type="float" office:value="0.5">
            <text:p>0.5</text:p>
          </table:table-cell>
          <table:table-cell table:number-columns-repeated="1022"/>
        </table:table-row>
        <table:table-row table:style-name="ro4">
          <table:table-cell office:value-type="string">
            <text:p>Retain?</text:p>
          </table:table-cell>
          <table:table-cell office:value-type="float" office:value="0.25">
            <text:p>0.25</text:p>
          </table:table-cell>
          <table:table-cell table:number-columns-repeated="1022"/>
        </table:table-row>
        <table:table-row table:style-name="ro4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Scrap X?</text:p>
          </table:table-cell>
          <table:table-cell office:value-type="float" office:value="1.1">
            <text:p>1.1</text:p>
          </table:table-cell>
          <table:table-cell table:number-columns-repeated="1022"/>
        </table:table-row>
        <table:table-row table:style-name="ro4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1022"/>
        </table:table-row>
        <table:table-row table:style-name="ro4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1022"/>
        </table:table-row>
        <table:table-row table:style-name="ro2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1021"/>
        </table:table-row>
        <table:table-row table:style-name="ro4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1022"/>
        </table:table-row>
        <table:table-row table:style-name="ro4">
          <table:table-cell office:value-type="string">
            <text:p>Empower?</text:p>
          </table:table-cell>
          <table:table-cell table:formula="of:=[.B138]-0.25" office:value-type="float" office:value="0.85">
            <text:p>0.85</text:p>
          </table:table-cell>
          <table:table-cell table:number-columns-repeated="1022"/>
        </table:table-row>
        <table:table-row table:style-name="ro4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1022"/>
        </table:table-row>
        <table:table-row table:style-name="ro4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1022"/>
        </table:table-row>
        <table:table-row table:style-name="ro4">
          <table:table-cell office:value-type="string">
            <text:p>Fleet?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4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1022"/>
        </table:table-row>
        <table:table-row table:style-name="ro4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 table:number-rows-repeated="6">
          <table:table-cell table:style-name="Default"/>
          <table:table-cell table:number-columns-repeated="30"/>
          <table:table-cell table:style-name="Default"/>
          <table:table-cell table:number-columns-repeated="992"/>
        </table:table-row>
        <table:table-row table:style-name="ro4" table:number-rows-repeated="104842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2">02/12/2023</text:date>, <text:time>12:0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2-12T12:09:04.14</dc:date>
    <dc:creator>Jon Tyson</dc:creator>
    <meta:editing-duration>P18DT11H25M33S</meta:editing-duration>
    <meta:editing-cycles>59</meta:editing-cycles>
    <meta:generator>OpenOffice/4.1.2$Win32 OpenOffice.org_project/412m3$Build-9782</meta:generator>
    <meta:document-statistic meta:table-count="2" meta:cell-count="3676" meta:object-count="0"/>
  </office:meta>
</office:document-meta>
</file>